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8874in"/>
    </style:style>
    <style:style style:name="co3" style:family="table-column">
      <style:table-column-properties fo:break-before="auto" style:column-width="3.0283in"/>
    </style:style>
    <style:style style:name="co4" style:family="table-column">
      <style:table-column-properties fo:break-before="auto" style:column-width="0.6661in"/>
    </style:style>
    <style:style style:name="co5"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0" table:default-cell-style-name="Default"/>
        <table:table-column table:style-name="co5" table:number-columns-repeated="3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0" office:value-type="string" calcext:value-type="string">
            <text:p>evaluation</text:p>
          </table:table-cell>
          <table:table-cell table:number-columns-repeated="58"/>
        </table:table-row>
        <table:table-row table:style-name="ro1">
          <table:table-cell table:style-name="ce2" office:value-type="string" calcext:value-type="string">
            <text:p>hit:1406_conv:2812</text:p>
          </table:table-cell>
          <table:table-cell table:style-name="ce2" office:value-type="string" calcext:value-type="string">
            <text:p>guilty</text:p>
          </table:table-cell>
          <table:table-cell table:style-name="ce4" office:value-type="string" calcext:value-type="string">
            <text:p>Borrowed my friend's car_comma_ and someone rammed her the door in the parking lot.</text:p>
          </table:table-cell>
          <table:table-cell table:style-name="ce2" office:value-type="float" office:value="1" calcext:value-type="float">
            <text:p>1</text:p>
          </table:table-cell>
          <table:table-cell table:style-name="ce4" office:value-type="string" calcext:value-type="string">
            <text:p>Borrowed my friend's car_comma_ and someone rammed her the door in the parking lo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no... yikes have you told your friend ye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yea. I'm paying her deductible for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table-cell table:style-name="ce2" office:value-type="float" office:value="11" calcext:value-type="float">
            <text:p>11</text:p>
          </table:table-cell>
          <table:table-cell table:style-name="ce4" office:value-type="string" calcext:value-type="string">
            <text:p>well thats good of you! too bad it happened :/ but glad shes not upse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92_conv:16184</text:p>
          </table:table-cell>
          <table:table-cell table:style-name="ce2" office:value-type="string" calcext:value-type="string">
            <text:p>grateful</text:p>
          </table:table-cell>
          <table:table-cell table:style-name="ce4" office:value-type="string" calcext:value-type="string">
            <text:p>I just changed jobs_comma_ and was afraid that the change my influence my work/life balance negatively. Once I was in the new job_comma_ I found that they were more willing than my previous employer to work with my schedule.</text:p>
          </table:table-cell>
          <table:table-cell table:style-name="ce2" office:value-type="float" office:value="620" calcext:value-type="float">
            <text:p>620</text:p>
          </table:table-cell>
          <table:table-cell table:style-name="ce4" office:value-type="string" calcext:value-type="string">
            <text:p>I just found out a few days ago that my new employer is fantastic_comma_ as far as working with my schedule. I will have all the time I need to balance work_comma_ school_comma_ and family ti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Oh that is awesome! Even barely awesome employers are hard to f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0" calcext:value-type="float">
            <text:p>620</text:p>
          </table:table-cell>
          <table:table-cell table:style-name="ce4" office:value-type="string" calcext:value-type="string">
            <text:p>Yeah_comma_ this is a fairly small business_comma_ so they have a lot of leeway and don't have to answer to a corporate enti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8" calcext:value-type="float">
            <text:p>618</text:p>
          </table:table-cell>
          <table:table-cell table:style-name="ce4" office:value-type="string" calcext:value-type="string">
            <text:p>Yeah they generally have a better chance at giving it more so than large entiti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22_conv:14844</text:p>
          </table:table-cell>
          <table:table-cell table:style-name="ce2" office:value-type="string" calcext:value-type="string">
            <text:p>devastated</text:p>
          </table:table-cell>
          <table:table-cell table:style-name="ce4" office:value-type="string" calcext:value-type="string">
            <text:p>My friend is moving away. I am pretty sad about it</text:p>
          </table:table-cell>
          <table:table-cell table:style-name="ce2" office:value-type="float" office:value="126" calcext:value-type="float">
            <text:p>126</text:p>
          </table:table-cell>
          <table:table-cell table:style-name="ce4" office:value-type="string" calcext:value-type="string">
            <text:p>My friend is moving away soon. I am pretty sad about it</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sad to hear - it's hard to find a true good friend. <text:s/>How far away are they mov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 couple of states ov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opefully you will be able to visit and vice versa <text:s/>- but it's never really the same is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78_conv:14156</text:p>
          </table:table-cell>
          <table:table-cell table:style-name="ce2" office:value-type="string" calcext:value-type="string">
            <text:p>anticipating</text:p>
          </table:table-cell>
          <table:table-cell table:style-name="ce4" office:value-type="string" calcext:value-type="string">
            <text:p>Back in the day I really wanted Halo 3. I waited all night for it and got in the store really early.</text:p>
          </table:table-cell>
          <table:table-cell table:style-name="ce2" office:value-type="float" office:value="55" calcext:value-type="float">
            <text:p>55</text:p>
          </table:table-cell>
          <table:table-cell table:style-name="ce4" office:value-type="string" calcext:value-type="string">
            <text:p>I waited all night on the day that Halo 3 came out. I was so excite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was my favorite game ev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Definitely_comma_ I bought it the second it was relea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ame_comma_ it was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12_conv:10824</text:p>
          </table:table-cell>
          <table:table-cell table:style-name="ce2" office:value-type="string" calcext:value-type="string">
            <text:p>prepared</text:p>
          </table:table-cell>
          <table:table-cell table:style-name="ce4" office:value-type="string" calcext:value-type="string">
            <text:p>i have studied and i am ready to take my test soon</text:p>
          </table:table-cell>
          <table:table-cell table:style-name="ce2" office:value-type="float" office:value="44" calcext:value-type="float">
            <text:p>44</text:p>
          </table:table-cell>
          <table:table-cell table:style-name="ce4" office:value-type="string" calcext:value-type="string">
            <text:p>i have studied and i am ready to take my test soon</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What class is it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chemist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 never took chemistry. Do you feel prepared for the t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y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87_conv:18174</text:p>
          </table:table-cell>
          <table:table-cell table:style-name="ce2" office:value-type="string" calcext:value-type="string">
            <text:p>devastated</text:p>
          </table:table-cell>
          <table:table-cell table:style-name="ce4" office:value-type="string" calcext:value-type="string">
            <text:p>I was very upset when I found out that I didnt get the promotion that I was going for. <text:s/>They gave it to someone that I dont like instead</text:p>
          </table:table-cell>
          <table:table-cell table:style-name="ce2" office:value-type="float" office:value="301" calcext:value-type="float">
            <text:p>301</text:p>
          </table:table-cell>
          <table:table-cell table:style-name="ce4" office:value-type="string" calcext:value-type="string">
            <text:p>I was really upset at work to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was up for a promotion but I didnt get it. They gave it to a person that I dont li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Sorry to hear about that. Do you know why they gave it to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921_conv:23842</text:p>
          </table:table-cell>
          <table:table-cell table:style-name="ce2" office:value-type="string" calcext:value-type="string">
            <text:p>jealous</text:p>
          </table:table-cell>
          <table:table-cell table:style-name="ce4" office:value-type="string" calcext:value-type="string">
            <text:p>My dad won the lotto and wouldn't share with me. It was a huge win.</text:p>
          </table:table-cell>
          <table:table-cell table:style-name="ce2" office:value-type="float" office:value="375" calcext:value-type="float">
            <text:p>375</text:p>
          </table:table-cell>
          <table:table-cell table:style-name="ce4" office:value-type="string" calcext:value-type="string">
            <text:p>Can you believe my dad won and didn't give me any?</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at did he won? were you hoping for some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He won the lotto and won't split the prize with his 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it's insane how people can be so selfish once they see money_comma_ een your own father becomes a monster. don't let it bothe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178_conv:6357</text:p>
          </table:table-cell>
          <table:table-cell table:style-name="ce2" office:value-type="string" calcext:value-type="string">
            <text:p>guilty</text:p>
          </table:table-cell>
          <table:table-cell table:style-name="ce4" office:value-type="string" calcext:value-type="string">
            <text:p>I took the bus without paying for it. I feel bad afterward.</text:p>
          </table:table-cell>
          <table:table-cell table:style-name="ce2" office:value-type="float" office:value="7" calcext:value-type="float">
            <text:p>7</text:p>
          </table:table-cell>
          <table:table-cell table:style-name="ce4" office:value-type="string" calcext:value-type="string">
            <text:p>I took the bus without paying for it. I feel bad afterwar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an understand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ill see how I can repair what I d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good. <text:s/>You will feel bett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303_conv:16607</text:p>
          </table:table-cell>
          <table:table-cell table:style-name="ce2" office:value-type="string" calcext:value-type="string">
            <text:p>hopeful</text:p>
          </table:table-cell>
          <table:table-cell table:style-name="ce4" office:value-type="string" calcext:value-type="string">
            <text:p>I'm really hoping I enjoy this new World of Warcraft expansion as much as I've been excepting to!</text:p>
          </table:table-cell>
          <table:table-cell table:style-name="ce2" office:value-type="float" office:value="448" calcext:value-type="float">
            <text:p>448</text:p>
          </table:table-cell>
          <table:table-cell table:style-name="ce4" office:value-type="string" calcext:value-type="string">
            <text:p>I'm really hoping I enjoy this new World of Warcraft expansion as much as I've been excepting to!</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Ohhh I've been checking it out too! <text:s/>What side are you going wi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ve been Horde all my life_comma_ but I might try Alliance this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Lok'tar ogar! I love my undead necromancer! What race/class will you go with for Allian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95_conv:23590</text:p>
          </table:table-cell>
          <table:table-cell table:style-name="ce2" office:value-type="string" calcext:value-type="string">
            <text:p>devastated</text:p>
          </table:table-cell>
          <table:table-cell table:style-name="ce4" office:value-type="string" calcext:value-type="string">
            <text:p>Last year in the spring_comma_ we got record rainfall and my basement got flooded. Many of my childhood things and photo albums were destroyed.</text:p>
          </table:table-cell>
          <table:table-cell table:style-name="ce2" office:value-type="float" office:value="340" calcext:value-type="float">
            <text:p>340</text:p>
          </table:table-cell>
          <table:table-cell table:style-name="ce4" office:value-type="string" calcext:value-type="string">
            <text:p>Last year during the spring_comma_ our area got record rainfall. My basement ended up getting flooded and destroying many of my childhood things and keepsake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the worst! Because now you'll be freaking out trying to think of the things you may not even remember whether or not could have been there. That must be an anxious feel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t really is_comma_ it just sucks losing all of those things. They were like my connection to the p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m not quite a hoarder or a packrat when it comes to those things_comma_ but I do get sentimental with some physical objects. If I lost them_comma_ I'd feel like it would be an itch I couldn't scratch_comma_ because I couldn't replace what I lost. Hopefully you can work past it someh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33_conv:19667</text:p>
          </table:table-cell>
          <table:table-cell table:style-name="ce2" office:value-type="string" calcext:value-type="string">
            <text:p>lonely</text:p>
          </table:table-cell>
          <table:table-cell table:style-name="ce4" office:value-type="string" calcext:value-type="string">
            <text:p>I am going to feel pretty alone this weekend. My friends are going out of town</text:p>
          </table:table-cell>
          <table:table-cell table:style-name="ce2" office:value-type="float" office:value="126" calcext:value-type="float">
            <text:p>126</text:p>
          </table:table-cell>
          <table:table-cell table:style-name="ce4" office:value-type="string" calcext:value-type="string">
            <text:p>I am going to feel pretty alone this weekend_comma_ My friends are going out of tow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Maybe you can catch up on some slee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ill need some for sure_comma_ good ide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it will feel lonely but a good weekend to recharge will do some goo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68_conv:7937</text:p>
          </table:table-cell>
          <table:table-cell table:style-name="ce2" office:value-type="string" calcext:value-type="string">
            <text:p>anticipating</text:p>
          </table:table-cell>
          <table:table-cell table:style-name="ce4" office:value-type="string" calcext:value-type="string">
            <text:p>a few weeks ago_comma_ my friend threw a birthday party and invited all my friends. i hadn't seen my any of them in awhile and had been kind of lonely. <text:s/>for a week straight_comma_ i was so excited about the party that it was all i could think about</text:p>
          </table:table-cell>
          <table:table-cell table:style-name="ce2" office:value-type="float" office:value="280" calcext:value-type="float">
            <text:p>280</text:p>
          </table:table-cell>
          <table:table-cell table:style-name="ce4" office:value-type="string" calcext:value-type="string">
            <text:p>i went to my friend's birthday party a few weeks ago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Did you have fu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0" calcext:value-type="float">
            <text:p>280</text:p>
          </table:table-cell>
          <table:table-cell table:style-name="ce4" office:value-type="string" calcext:value-type="string">
            <text:p>i did. i was looking forward to it all week_comma_ and it met my expectati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It's always nice when an event lives up to the hype. Was it at a bar or a house or w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02_conv:22405</text:p>
          </table:table-cell>
          <table:table-cell table:style-name="ce2" office:value-type="string" calcext:value-type="string">
            <text:p>ashamed</text:p>
          </table:table-cell>
          <table:table-cell table:style-name="ce4" office:value-type="string" calcext:value-type="string">
            <text:p>This morning when I met my friend_comma_ I had indigestion. I passed gas and it smelled terrible.</text:p>
          </table:table-cell>
          <table:table-cell table:style-name="ce2" office:value-type="float" office:value="813" calcext:value-type="float">
            <text:p>813</text:p>
          </table:table-cell>
          <table:table-cell table:style-name="ce4" office:value-type="string" calcext:value-type="string">
            <text:p>When I met my friend for coffee this morning_comma_ I had indigestion. I passed gas and it smelled terrible.</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Why didn't you walk awa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Oh_comma_ believe me_comma_ I would've walked away if I could've. I was so embarra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You should of try to let it out slowl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38_conv:21876</text:p>
          </table:table-cell>
          <table:table-cell table:style-name="ce2" office:value-type="string" calcext:value-type="string">
            <text:p>apprehensive</text:p>
          </table:table-cell>
          <table:table-cell table:style-name="ce4" office:value-type="string" calcext:value-type="string">
            <text:p>When my kid didn't get off of the bus yesterday</text:p>
          </table:table-cell>
          <table:table-cell table:style-name="ce2" office:value-type="float" office:value="287" calcext:value-type="float">
            <text:p>287</text:p>
          </table:table-cell>
          <table:table-cell table:style-name="ce4" office:value-type="string" calcext:value-type="string">
            <text:p>Yesterday was the first day of school for my kids. <text:s/>It was also the first day of pre-k for my 4 year old. <text:s/>He was supposed to ride the bus home_comma_ but when the bus got here_comma_ he wasn't on i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no!! Haha. The first days of school can be so hectic! But soon the routine will set in again and all will be goo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7" calcext:value-type="float">
            <text:p>287</text:p>
          </table:table-cell>
          <table:table-cell table:style-name="ce4" office:value-type="string" calcext:value-type="string">
            <text:p>Yes_comma_ I know. <text:s/>I'm glad I had a car so that I could go pick him up_comma_ but it's so scary at first. <text:s/>And then when I got to the school_comma_ having to wait for them to tell me where he was was so nerve wrac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I can imagine! Glad everyone is o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36_conv:6873</text:p>
          </table:table-cell>
          <table:table-cell table:style-name="ce2" office:value-type="string" calcext:value-type="string">
            <text:p>guilty</text:p>
          </table:table-cell>
          <table:table-cell table:style-name="ce4" office:value-type="string" calcext:value-type="string">
            <text:p>to fail my home support</text:p>
          </table:table-cell>
          <table:table-cell table:style-name="ce2" office:value-type="float" office:value="268" calcext:value-type="float">
            <text:p>268</text:p>
          </table:table-cell>
          <table:table-cell table:style-name="ce4" office:value-type="string" calcext:value-type="string">
            <text:p>how do feel when you fail</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feel ashamed of myself_comma_ what abou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more than shameful i rather di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ou should never think that way. Failure is a part of l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41_conv:283</text:p>
          </table:table-cell>
          <table:table-cell table:style-name="ce2" office:value-type="string" calcext:value-type="string">
            <text:p>impressed</text:p>
          </table:table-cell>
          <table:table-cell table:style-name="ce4" office:value-type="string" calcext:value-type="string">
            <text:p>I was on jury duty for three months recently and it was very interesting and kind of fun. I was surprised.</text:p>
          </table:table-cell>
          <table:table-cell table:style-name="ce2" office:value-type="float" office:value="40" calcext:value-type="float">
            <text:p>40</text:p>
          </table:table-cell>
          <table:table-cell table:style-name="ce4" office:value-type="string" calcext:value-type="string">
            <text:p>I had jury duty for three months this spring. Its was surprisingly fun and interesting. </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ate jury du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It can be an inconvenience and it only paid 12 dollars a day. So that was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They underp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really b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53_conv:9306</text:p>
          </table:table-cell>
          <table:table-cell table:style-name="ce2" office:value-type="string" calcext:value-type="string">
            <text:p>surprised</text:p>
          </table:table-cell>
          <table:table-cell table:style-name="ce4" office:value-type="string" calcext:value-type="string">
            <text:p>I was shocked when my parents bought me a new car for graduation</text:p>
          </table:table-cell>
          <table:table-cell table:style-name="ce2" office:value-type="float" office:value="10" calcext:value-type="float">
            <text:p>10</text:p>
          </table:table-cell>
          <table:table-cell table:style-name="ce4" office:value-type="string" calcext:value-type="string">
            <text:p>I was shocked when my parents bought me a new car for graduatio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ow that is a nice surprise! You must have done very y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uppose so_comma_ I just was not expecting it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hat kind of car did you g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06_conv:14412</text:p>
          </table:table-cell>
          <table:table-cell table:style-name="ce2" office:value-type="string" calcext:value-type="string">
            <text:p>furious</text:p>
          </table:table-cell>
          <table:table-cell table:style-name="ce4" office:value-type="string" calcext:value-type="string">
            <text:p>Getting ghosted by girls is really annoying. They bait me hard and then suddenly hate me.</text:p>
          </table:table-cell>
          <table:table-cell table:style-name="ce2" office:value-type="float" office:value="55" calcext:value-type="float">
            <text:p>55</text:p>
          </table:table-cell>
          <table:table-cell table:style-name="ce4" office:value-type="string" calcext:value-type="string">
            <text:p>I hate getting ghosted by girls from Tinder.</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foids are trash r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what Im sa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get me some dat respec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18_conv:14037</text:p>
          </table:table-cell>
          <table:table-cell table:style-name="ce2" office:value-type="string" calcext:value-type="string">
            <text:p>joyful</text:p>
          </table:table-cell>
          <table:table-cell table:style-name="ce4" office:value-type="string" calcext:value-type="string">
            <text:p>I'm going to a seafood buffet later with my fiancee_comma_ so I am pretty excited.</text:p>
          </table:table-cell>
          <table:table-cell table:style-name="ce2" office:value-type="float" office:value="332" calcext:value-type="float">
            <text:p>332</text:p>
          </table:table-cell>
          <table:table-cell table:style-name="ce4" office:value-type="string" calcext:value-type="string">
            <text:p>Going to a seafood buffet with the fiancee tonight and pretty stoked about it. It's the simple things in life... haha</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um I love buffe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Me too! Especially when they are of higher qualit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_comma_ so many optio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22_conv:20044</text:p>
          </table:table-cell>
          <table:table-cell table:style-name="ce2" office:value-type="string" calcext:value-type="string">
            <text:p>sad</text:p>
          </table:table-cell>
          <table:table-cell table:style-name="ce4" office:value-type="string" calcext:value-type="string">
            <text:p>My dog had a surgery and even if it goes well he wont be able to walk again after it</text:p>
          </table:table-cell>
          <table:table-cell table:style-name="ce2" office:value-type="float" office:value="516" calcext:value-type="float">
            <text:p>516</text:p>
          </table:table-cell>
          <table:table-cell table:style-name="ce4" office:value-type="string" calcext:value-type="string">
            <text:p>My dog will have a surgery soo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 no_comma_ what's wrong with your do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omeone ran over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That's terrible! I hope the operation goes smooth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Even if it does_comma_ the vet said he wont walk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66_conv:12132</text:p>
          </table:table-cell>
          <table:table-cell table:style-name="ce2" office:value-type="string" calcext:value-type="string">
            <text:p>surprised</text:p>
          </table:table-cell>
          <table:table-cell table:style-name="ce4" office:value-type="string" calcext:value-type="string">
            <text:p>I was shocked when my brother invited me to lunch. I had not seen him all week</text:p>
          </table:table-cell>
          <table:table-cell table:style-name="ce2" office:value-type="float" office:value="126" calcext:value-type="float">
            <text:p>126</text:p>
          </table:table-cell>
          <table:table-cell table:style-name="ce4" office:value-type="string" calcext:value-type="string">
            <text:p>I was shocked when my brother invited me for lunch. I had not seen him all wee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Do you guys not get together as much?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_comma_ he works a 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I know that feeling_comma_ I have a brother I don't see as much as I used t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48_conv:17697</text:p>
          </table:table-cell>
          <table:table-cell table:style-name="ce2" office:value-type="string" calcext:value-type="string">
            <text:p>caring</text:p>
          </table:table-cell>
          <table:table-cell table:style-name="ce4" office:value-type="string" calcext:value-type="string">
            <text:p>Girlfriend forgot her lunch_comma_ about to go bring it to her. It's going to seem like I'm doing something really nice_comma_ but I wasn't doing anything important anyway. Would rather her not have to inconvenience herself since she's at work</text:p>
          </table:table-cell>
          <table:table-cell table:style-name="ce2" office:value-type="float" office:value="273" calcext:value-type="float">
            <text:p>273</text:p>
          </table:table-cell>
          <table:table-cell table:style-name="ce4" office:value-type="string" calcext:value-type="string">
            <text:p>Girlfriend forgot her lunch_comma_ about to go bring it to her. It's going to seem like I'm doing something really nice_comma_ but I wasn't doing anything important anyway. Would rather her not have to inconvenience herself since she's at work</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ey it's a win win! You get the nice points and she gets her lunch!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was thinking the same thing. I feel a little guilty getting easy credit for something that isn't a big deal_comma_ but whatever I can do to help out_comma_ I gue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bet she loves you for it either way! It doesn't matter how little the effort was_comma_ it matters if it was nic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88_conv:10577</text:p>
          </table:table-cell>
          <table:table-cell table:style-name="ce2" office:value-type="string" calcext:value-type="string">
            <text:p>joyful</text:p>
          </table:table-cell>
          <table:table-cell table:style-name="ce4" office:value-type="string" calcext:value-type="string">
            <text:p>I just booked my fall vacation in Boston. <text:s/>I have never been</text:p>
          </table:table-cell>
          <table:table-cell table:style-name="ce2" office:value-type="float" office:value="282" calcext:value-type="float">
            <text:p>282</text:p>
          </table:table-cell>
          <table:table-cell table:style-name="ce4" office:value-type="string" calcext:value-type="string">
            <text:p>I just finished booking a vacation for the fall. <text:s/>I am pretty happy with how it is turning ou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What book were you read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 am not reading a book_comma_ I was booking a vac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I can't read very well tonight. Where did you boo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295_conv:24590</text:p>
          </table:table-cell>
          <table:table-cell table:style-name="ce2" office:value-type="string" calcext:value-type="string">
            <text:p>trusting</text:p>
          </table:table-cell>
          <table:table-cell table:style-name="ce4" office:value-type="string" calcext:value-type="string">
            <text:p>I let my friend dogsit for me over the last weekend and he did well.</text:p>
          </table:table-cell>
          <table:table-cell table:style-name="ce2" office:value-type="float" office:value="260" calcext:value-type="float">
            <text:p>260</text:p>
          </table:table-cell>
          <table:table-cell table:style-name="ce4" office:value-type="string" calcext:value-type="string">
            <text:p>I let my friend watch my dog last weeke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You must really trust your friend! How did that turn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t was good_comma_ he (the dog) seemed really happy when I got back. He said that he let my dog out a bunch and even took him to the pa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Good to hear that it went so well. Do you think you'll let your friend watch him aga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Absolutely. He has proved himself to be trustworthy when it comes to important stuf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28_conv:18257</text:p>
          </table:table-cell>
          <table:table-cell table:style-name="ce2" office:value-type="string" calcext:value-type="string">
            <text:p>terrified</text:p>
          </table:table-cell>
          <table:table-cell table:style-name="ce4" office:value-type="string" calcext:value-type="string">
            <text:p>I almost lost my mind the other day when I heard gunshots right outside my house. I thought someone was going to come in and shoot me!</text:p>
          </table:table-cell>
          <table:table-cell table:style-name="ce2" office:value-type="float" office:value="644" calcext:value-type="float">
            <text:p>644</text:p>
          </table:table-cell>
          <table:table-cell table:style-name="ce4" office:value-type="string" calcext:value-type="string">
            <text:p>I heard gunshots outside my house the other day in the middle of the night. I think it was 2 or 3 in the morn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id you find out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Not a chance! I was too scared to go out_comma_ and I didn't want to peek my head out to talk to the police or anything when they showed up. I honestly thought someone might have barged into my house and started trying to shoot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n. That must've been really nerve wrecking. Did you get any slee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Only the couple of hours before the gunshots woke me up. After that_comma_ no way jo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393_conv:6787</text:p>
          </table:table-cell>
          <table:table-cell table:style-name="ce2" office:value-type="string" calcext:value-type="string">
            <text:p>joyful</text:p>
          </table:table-cell>
          <table:table-cell table:style-name="ce4" office:value-type="string" calcext:value-type="string">
            <text:p>I can't seem to feel happy : joyful</text:p>
          </table:table-cell>
          <table:table-cell table:style-name="ce2" office:value-type="float" office:value="188" calcext:value-type="float">
            <text:p>188</text:p>
          </table:table-cell>
          <table:table-cell table:style-name="ce4" office:value-type="string" calcext:value-type="string">
            <text:p>I can't seem to feel happy but I'm not depresse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So what is the problem exact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 just feel kinda stuck in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Try doing something you never did befo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69_conv:20939</text:p>
          </table:table-cell>
          <table:table-cell table:style-name="ce2" office:value-type="string" calcext:value-type="string">
            <text:p>embarrassed</text:p>
          </table:table-cell>
          <table:table-cell table:style-name="ce4" office:value-type="string" calcext:value-type="string">
            <text:p>My son ran out without his pants on at a party. I was mortified.</text:p>
          </table:table-cell>
          <table:table-cell table:style-name="ce2" office:value-type="float" office:value="727" calcext:value-type="float">
            <text:p>727</text:p>
          </table:table-cell>
          <table:table-cell table:style-name="ce4" office:value-type="string" calcext:value-type="string">
            <text:p>My son was potty training when he was 2 and he ran out at a party without his pants on! My jaw dropped and I couldn't hide my red fac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Were there other parents there? I think that anyone who has kids would underst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No_comma_ they were a bunch of single people that my husband works with. They all laughed about it_comma_ but I was humiliated. It is funny to think back on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I can understand being humiliated in the moment. Thankfully most kids grow out of that pha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he is older now and would never do that. He is such a funny kid though. I was glad when that phase pa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5" calcext:value-type="float">
            <text:p>715</text:p>
          </table:table-cell>
          <table:table-cell table:style-name="ce4" office:value-type="string" calcext:value-type="string">
            <text:p>2 year olds don't know any better. And when everyone laughs_comma_ it can make them want to do it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81_conv:21962</text:p>
          </table:table-cell>
          <table:table-cell table:style-name="ce2" office:value-type="string" calcext:value-type="string">
            <text:p>lonely</text:p>
          </table:table-cell>
          <table:table-cell table:style-name="ce4" office:value-type="string" calcext:value-type="string">
            <text:p>My son went to stay with family for a <text:s/>few days. <text:s/>The house felt so empty without him.</text:p>
          </table:table-cell>
          <table:table-cell table:style-name="ce2" office:value-type="float" office:value="349" calcext:value-type="float">
            <text:p>349</text:p>
          </table:table-cell>
          <table:table-cell table:style-name="ce4" office:value-type="string" calcext:value-type="string">
            <text:p>Last week my son went to visit family for a few days on his ow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wow. Did you not want to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He went to get spoiled by our cousins :) <text:s/>But the house felt so empty without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Lol. Aww. I hope he is back now. Mine no longer lives with me and I kind of like the qui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62_conv:4725</text:p>
          </table:table-cell>
          <table:table-cell table:style-name="ce2" office:value-type="string" calcext:value-type="string">
            <text:p>annoyed</text:p>
          </table:table-cell>
          <table:table-cell table:style-name="ce4" office:value-type="string" calcext:value-type="string">
            <text:p>I was at the grocery store today and had to wait in line for 15 minutes/ Theres was only one cashier. I cant belive the store didnt have more employees working.</text:p>
          </table:table-cell>
          <table:table-cell table:style-name="ce2" office:value-type="float" office:value="231" calcext:value-type="float">
            <text:p>231</text:p>
          </table:table-cell>
          <table:table-cell table:style-name="ce4" office:value-type="string" calcext:value-type="string">
            <text:p>I had to wait in line for 15 minutes at the store today. There was only one poor cashier work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That must of been a pain! I hate waiting in lines for cashiers_comma_ they are so slow some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e cashier couldn't help it. The store should hire more peop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Stores should really open more checkouts when it is busy_comma_ especially during rush ou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178_conv:16356</text:p>
          </table:table-cell>
          <table:table-cell table:style-name="ce2" office:value-type="string" calcext:value-type="string">
            <text:p>lonely</text:p>
          </table:table-cell>
          <table:table-cell table:style-name="ce4" office:value-type="string" calcext:value-type="string">
            <text:p>i felt all alone the other day</text:p>
          </table:table-cell>
          <table:table-cell table:style-name="ce2" office:value-type="float" office:value="238" calcext:value-type="float">
            <text:p>238</text:p>
          </table:table-cell>
          <table:table-cell table:style-name="ce4" office:value-type="string" calcext:value-type="string">
            <text:p>i felt all alone the other da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m sorry to hear that_comma_ did you do anything to not feel so lone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the kids went to go stay with their grandparents for the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Ah_comma_ I see. Was it a good kind of alone th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28_conv:3657</text:p>
          </table:table-cell>
          <table:table-cell table:style-name="ce2" office:value-type="string" calcext:value-type="string">
            <text:p>surprised</text:p>
          </table:table-cell>
          <table:table-cell table:style-name="ce4" office:value-type="string" calcext:value-type="string">
            <text:p>I was impressed by the way my daughter sings ... it's wonderful ... I did not hear something like that</text:p>
          </table:table-cell>
          <table:table-cell table:style-name="ce2" office:value-type="float" office:value="264" calcext:value-type="float">
            <text:p>264</text:p>
          </table:table-cell>
          <table:table-cell table:style-name="ce4" office:value-type="string" calcext:value-type="string">
            <text:p>Today I realized that my daughter sings wonderful_comma_ I enjoy it a lot ... I was impressed</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adorable how old is sh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he is 9 years old ... she is a nice gir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he sounds like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t's right ... thanks for your comm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998_conv:9996</text:p>
          </table:table-cell>
          <table:table-cell table:style-name="ce2" office:value-type="string" calcext:value-type="string">
            <text:p>trusting</text:p>
          </table:table-cell>
          <table:table-cell table:style-name="ce4" office:value-type="string" calcext:value-type="string">
            <text:p>Just gave my wife access to my credit card. I'm worried but excited I can trust her. Do you ever have issues trusting people.</text:p>
          </table:table-cell>
          <table:table-cell table:style-name="ce2" office:value-type="float" office:value="60" calcext:value-type="float">
            <text:p>60</text:p>
          </table:table-cell>
          <table:table-cell table:style-name="ce4" office:value-type="string" calcext:value-type="string">
            <text:p>Just gave my wife access to my credit card. I'm worried but excited I can trust her. Do you ever have issues trusting peopl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can relate to that! <text:s/>Yeah_comma_ my wife with my credit card_comma_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t's taken me 11 years to get to this point. Last time I let her have at it. She bought us a trip to mexico on my credit c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Haha_comma_ I can understand the hesitation then. <text:s/>But was the vacation at least worth the mon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t was fun. Adults only resort_comma_ all inclusive_comma_ private swimming pool off the room but cost 500 a 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10_conv:12420</text:p>
          </table:table-cell>
          <table:table-cell table:style-name="ce2" office:value-type="string" calcext:value-type="string">
            <text:p>nostalgic</text:p>
          </table:table-cell>
          <table:table-cell table:style-name="ce4" office:value-type="string" calcext:value-type="string">
            <text:p>I'm teaching my son how to change the outlets to our house. Makes me think about how my dad taught me.</text:p>
          </table:table-cell>
          <table:table-cell table:style-name="ce2" office:value-type="float" office:value="1" calcext:value-type="float">
            <text:p>1</text:p>
          </table:table-cell>
          <table:table-cell table:style-name="ce4" office:value-type="string" calcext:value-type="string">
            <text:p>I'm teaching my son how to change the outlets to our house. Makes me think about how my dad taught m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ow what a great thing to teach your son! It's also very bond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_comma_ he's having a fun time lear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how old is h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485_conv:4970</text:p>
          </table:table-cell>
          <table:table-cell table:style-name="ce2" office:value-type="string" calcext:value-type="string">
            <text:p>afraid</text:p>
          </table:table-cell>
          <table:table-cell table:style-name="ce4" office:value-type="string" calcext:value-type="string">
            <text:p>I had to get medical tests done. And then I had to wait for the dr to call back with results</text:p>
          </table:table-cell>
          <table:table-cell table:style-name="ce2" office:value-type="float" office:value="388" calcext:value-type="float">
            <text:p>388</text:p>
          </table:table-cell>
          <table:table-cell table:style-name="ce4" office:value-type="string" calcext:value-type="string">
            <text:p>I had to get some medical tests done. Waiting for the results killed me.</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Do you think you did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Well... the tests showed I had cancer s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ell that escalated quicky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566_conv:19133</text:p>
          </table:table-cell>
          <table:table-cell table:style-name="ce2" office:value-type="string" calcext:value-type="string">
            <text:p>angry</text:p>
          </table:table-cell>
          <table:table-cell table:style-name="ce4" office:value-type="string" calcext:value-type="string">
            <text:p>Last night my dog knocked over all of my figurines. He has never done that before.</text:p>
          </table:table-cell>
          <table:table-cell table:style-name="ce2" office:value-type="float" office:value="639" calcext:value-type="float">
            <text:p>639</text:p>
          </table:table-cell>
          <table:table-cell table:style-name="ce4" office:value-type="string" calcext:value-type="string">
            <text:p>Last night my dog knocked over all of my figurines. They were lego so they all fell apart. He has never done that befor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Did you have them set up for a while like deco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Yeah. They were on top of a tall shelf. Not even sure how he got up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really a bummer then_comma_ I hope you can get them back togethe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880_conv:9760</text:p>
          </table:table-cell>
          <table:table-cell table:style-name="ce2" office:value-type="string" calcext:value-type="string">
            <text:p>anticipating</text:p>
          </table:table-cell>
          <table:table-cell table:style-name="ce4" office:value-type="string" calcext:value-type="string">
            <text:p>I am excited about my work this week. It is promotion time and I am going to be promoted!</text:p>
          </table:table-cell>
          <table:table-cell table:style-name="ce2" office:value-type="float" office:value="291" calcext:value-type="float">
            <text:p>291</text:p>
          </table:table-cell>
          <table:table-cell table:style-name="ce4" office:value-type="string" calcext:value-type="string">
            <text:p>This is the best week of work for me. I will be getting a rais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oney is always amazing! Good for you.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p_comma_ mama always said: work hard for that chocola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 for the dark chocolate its more expensive but its worth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lol_comma_ r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51_conv:6103</text:p>
          </table:table-cell>
          <table:table-cell table:style-name="ce2" office:value-type="string" calcext:value-type="string">
            <text:p>grateful</text:p>
          </table:table-cell>
          <table:table-cell table:style-name="ce4" office:value-type="string" calcext:value-type="string">
            <text:p>I love that I can see my friend more now</text:p>
          </table:table-cell>
          <table:table-cell table:style-name="ce2" office:value-type="float" office:value="267" calcext:value-type="float">
            <text:p>267</text:p>
          </table:table-cell>
          <table:table-cell table:style-name="ce4" office:value-type="string" calcext:value-type="string">
            <text:p>"I love that I can see my friend more now""."</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How come you guys didn't get to see each other often bef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She moved away for a couple year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as it for work_comma_ school_comma_ etc?</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328_conv:16657</text:p>
          </table:table-cell>
          <table:table-cell table:style-name="ce2" office:value-type="string" calcext:value-type="string">
            <text:p>hopeful</text:p>
          </table:table-cell>
          <table:table-cell table:style-name="ce4" office:value-type="string" calcext:value-type="string">
            <text:p>Waiting for the marks back on my math test. I studied quite hard.</text:p>
          </table:table-cell>
          <table:table-cell table:style-name="ce2" office:value-type="float" office:value="375" calcext:value-type="float">
            <text:p>375</text:p>
          </table:table-cell>
          <table:table-cell table:style-name="ce4" office:value-type="string" calcext:value-type="string">
            <text:p>I'm feeling good about my math tes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always a good feeling. <text:s/>If you don't feel confident going in_comma_ you're in trou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Exactly_comma_ it's a lot of calculus but I think I did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hhh_comma_ Calculus_comma_ I had a pretty hard time with that as well_comma_ some how I got a B and to be honest_comma_ I don't even know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is difficult especially because I hadn't done much math before this ye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40_conv:15281</text:p>
          </table:table-cell>
          <table:table-cell table:style-name="ce2" office:value-type="string" calcext:value-type="string">
            <text:p>impressed</text:p>
          </table:table-cell>
          <table:table-cell table:style-name="ce4" office:value-type="string" calcext:value-type="string">
            <text:p>Lately I saw a really beautiful piece of art and I loved it.</text:p>
          </table:table-cell>
          <table:table-cell table:style-name="ce2" office:value-type="float" office:value="77" calcext:value-type="float">
            <text:p>77</text:p>
          </table:table-cell>
          <table:table-cell table:style-name="ce4" office:value-type="string" calcext:value-type="string">
            <text:p>lately I saw a really beautiful piece of art and I loved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what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t was an art based on the game Zelda!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my favorite video ga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25_conv:14651</text:p>
          </table:table-cell>
          <table:table-cell table:style-name="ce2" office:value-type="string" calcext:value-type="string">
            <text:p>sad</text:p>
          </table:table-cell>
          <table:table-cell table:style-name="ce4" office:value-type="string" calcext:value-type="string">
            <text:p>My nextdoor neighbor is getting dementia.</text:p>
          </table:table-cell>
          <table:table-cell table:style-name="ce2" office:value-type="float" office:value="244" calcext:value-type="float">
            <text:p>244</text:p>
          </table:table-cell>
          <table:table-cell table:style-name="ce4" office:value-type="string" calcext:value-type="string">
            <text:p>My nextdoor neighbor is getting dementia.</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am so sorry to hear that. Who is taking care of your neighb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er family.. sort of... but not re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really sad. Not being able to even know what's going on anym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_comma_ and she's starting to try to wander of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390_conv:6781</text:p>
          </table:table-cell>
          <table:table-cell table:style-name="ce2" office:value-type="string" calcext:value-type="string">
            <text:p>sentimental</text:p>
          </table:table-cell>
          <table:table-cell table:style-name="ce4" office:value-type="string" calcext:value-type="string">
            <text:p>When I listed to the guitar yesterday I felt some tears coming out.</text:p>
          </table:table-cell>
          <table:table-cell table:style-name="ce2" office:value-type="float" office:value="326" calcext:value-type="float">
            <text:p>326</text:p>
          </table:table-cell>
          <table:table-cell table:style-name="ce4" office:value-type="string" calcext:value-type="string">
            <text:p>I was listening to a guitar play the other day_comma_ and it made me cry a littl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Music can be so touching to the so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Yes_comma_ especially when you don't expect it to b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 calcext:value-type="float">
            <text:p>20</text:p>
          </table:table-cell>
          <table:table-cell table:style-name="ce4" office:value-type="string" calcext:value-type="string">
            <text:p>Who was the artist of the so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99_conv:11398</text:p>
          </table:table-cell>
          <table:table-cell table:style-name="ce2" office:value-type="string" calcext:value-type="string">
            <text:p>disappointed</text:p>
          </table:table-cell>
          <table:table-cell table:style-name="ce4" office:value-type="string" calcext:value-type="string">
            <text:p>I never won the lottery.</text:p>
          </table:table-cell>
          <table:table-cell table:style-name="ce2" office:value-type="float" office:value="9" calcext:value-type="float">
            <text:p>9</text:p>
          </table:table-cell>
          <table:table-cell table:style-name="ce4" office:value-type="string" calcext:value-type="string">
            <text:p>I have never won the lotter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Join the clu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ish i could win right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and me both.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8_conv:1777</text:p>
          </table:table-cell>
          <table:table-cell table:style-name="ce2" office:value-type="string" calcext:value-type="string">
            <text:p>faithful</text:p>
          </table:table-cell>
          <table:table-cell table:style-name="ce4" office:value-type="string" calcext:value-type="string">
            <text:p>At the bar a girl tried to cheat.</text:p>
          </table:table-cell>
          <table:table-cell table:style-name="ce2" office:value-type="float" office:value="249" calcext:value-type="float">
            <text:p>249</text:p>
          </table:table-cell>
          <table:table-cell table:style-name="ce4" office:value-type="string" calcext:value-type="string">
            <text:p>There was this one time I was fairly drunk at a bar and this attractive girl was trying to make moves on me_comma_ but I did my best to ignore it all.. Having a girlfriend and all.</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ood! you should be proud of your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I was very proud definitely when I woke up the next morning and knew no mistakes were ma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great! i hate when people ch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374_conv:20749</text:p>
          </table:table-cell>
          <table:table-cell table:style-name="ce2" office:value-type="string" calcext:value-type="string">
            <text:p>impressed</text:p>
          </table:table-cell>
          <table:table-cell table:style-name="ce4" office:value-type="string" calcext:value-type="string">
            <text:p>My husband went all out for our date night. I was quite pleased and his efforts had a big impact on me.</text:p>
          </table:table-cell>
          <table:table-cell table:style-name="ce2" office:value-type="float" office:value="548" calcext:value-type="float">
            <text:p>548</text:p>
          </table:table-cell>
          <table:table-cell table:style-name="ce4" office:value-type="string" calcext:value-type="string">
            <text:p>My husband went all out for our date night. I was quite pleased and his efforts had a big impact on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Thats so good_comma_am happy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e attention to details were remarkable. It was a night to rememb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Congrats dear_comma_am so happy fp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713_conv:17426</text:p>
          </table:table-cell>
          <table:table-cell table:style-name="ce2" office:value-type="string" calcext:value-type="string">
            <text:p>embarrassed</text:p>
          </table:table-cell>
          <table:table-cell table:style-name="ce4" office:value-type="string" calcext:value-type="string">
            <text:p>I'm embarrassed that I left my car lights on all day at work. <text:s/>I had to get it jumped from my boss.</text:p>
          </table:table-cell>
          <table:table-cell table:style-name="ce2" office:value-type="float" office:value="448" calcext:value-type="float">
            <text:p>448</text:p>
          </table:table-cell>
          <table:table-cell table:style-name="ce4" office:value-type="string" calcext:value-type="string">
            <text:p>I'm embarrassed that I left my car lights on all day at work. I had to get it jumped from my bos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Good thing your boss was available. I would not worry about being embarrassed. We've all done something dum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you're right. <text:s/>I just hate the fact it was my boss out of all people. <text:s/>Hope he doesn't think down on me for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f he does then he isn't a very good pers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83_conv:19966</text:p>
          </table:table-cell>
          <table:table-cell table:style-name="ce2" office:value-type="string" calcext:value-type="string">
            <text:p>proud</text:p>
          </table:table-cell>
          <table:table-cell table:style-name="ce4" office:value-type="string" calcext:value-type="string">
            <text:p>I am so happy my son won gold medal in swimming competition.</text:p>
          </table:table-cell>
          <table:table-cell table:style-name="ce2" office:value-type="float" office:value="43" calcext:value-type="float">
            <text:p>43</text:p>
          </table:table-cell>
          <table:table-cell table:style-name="ce4" office:value-type="string" calcext:value-type="string">
            <text:p>My son won the gold medal conducted in his school. I am so happy about i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You must be so proud_comma_ but what was it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s a father_comma_ i couldn't be more proud. He won it for swimming competiti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He must have worked really hard and it paid off. Good for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08_conv:21817</text:p>
          </table:table-cell>
          <table:table-cell table:style-name="ce2" office:value-type="string" calcext:value-type="string">
            <text:p>furious</text:p>
          </table:table-cell>
          <table:table-cell table:style-name="ce4" office:value-type="string" calcext:value-type="string">
            <text:p>I forgot to pay the electric bill last week so a lady came yesterday to turn the power off.</text:p>
          </table:table-cell>
          <table:table-cell table:style-name="ce2" office:value-type="float" office:value="128" calcext:value-type="float">
            <text:p>128</text:p>
          </table:table-cell>
          <table:table-cell table:style-name="ce4" office:value-type="string" calcext:value-type="string">
            <text:p>I forgot to pay the electric bill last week so a lady came a turned the power off.</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no! I hate that! So what did you do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 made my late payment as quickly as possible and called my provider to ask them to turn my power on asap. I managed to get it back later that 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Wow_comma_ no power at home is terrible. What would we do without electricit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087_conv:24175</text:p>
          </table:table-cell>
          <table:table-cell table:style-name="ce2" office:value-type="string" calcext:value-type="string">
            <text:p>content</text:p>
          </table:table-cell>
          <table:table-cell table:style-name="ce4" office:value-type="string" calcext:value-type="string">
            <text:p>These days I'm waking up happier with my life than I was the day before.</text:p>
          </table:table-cell>
          <table:table-cell table:style-name="ce2" office:value-type="float" office:value="119" calcext:value-type="float">
            <text:p>119</text:p>
          </table:table-cell>
          <table:table-cell table:style-name="ce4" office:value-type="string" calcext:value-type="string">
            <text:p>I'm waking up everyday feeling like my life is getting more and more on track toward my goals. <text:s/>It's pretty grea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That should be an awesome feeling. I do wish you all the best in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nk you for your kind wor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re welcome! you have your whole life ahead of you_comma_ you are a st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06_conv:5813</text:p>
          </table:table-cell>
          <table:table-cell table:style-name="ce2" office:value-type="string" calcext:value-type="string">
            <text:p>disgusted</text:p>
          </table:table-cell>
          <table:table-cell table:style-name="ce4" office:value-type="string" calcext:value-type="string">
            <text:p>This is terrible_comma_ there's been this funky smell in my kitchen. It's been getting worse but couldn't find it. Yesterday_comma_ we found a leak under the sink and old leaking water smelled bad.</text:p>
          </table:table-cell>
          <table:table-cell table:style-name="ce2" office:value-type="float" office:value="135" calcext:value-type="float">
            <text:p>135</text:p>
          </table:table-cell>
          <table:table-cell table:style-name="ce4" office:value-type="string" calcext:value-type="string">
            <text:p>This is terrible but there was this bad smell getting worse and worse in my kitchen. Couldn't find where it was coming from.</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Uh oh! <text:s/>What did it end up coming fro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Went under the sink for something and when I moved it there was a puddle there. The sink had been leaking and the water was funk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uck! <text:s/>Clean that up quick so it doesn't grow mol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17_conv:6035</text:p>
          </table:table-cell>
          <table:table-cell table:style-name="ce2" office:value-type="string" calcext:value-type="string">
            <text:p>hopeful</text:p>
          </table:table-cell>
          <table:table-cell table:style-name="ce4" office:value-type="string" calcext:value-type="string">
            <text:p>I am waiting my exams results. I wish I will have good grade.</text:p>
          </table:table-cell>
          <table:table-cell table:style-name="ce2" office:value-type="float" office:value="7" calcext:value-type="float">
            <text:p>7</text:p>
          </table:table-cell>
          <table:table-cell table:style-name="ce4" office:value-type="string" calcext:value-type="string">
            <text:p>I am waiting my exams results. I wish I will have good grad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hat are you stud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m studying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reat! That has a lot of jobs. I hope you did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5_conv:10111</text:p>
          </table:table-cell>
          <table:table-cell table:style-name="ce2" office:value-type="string" calcext:value-type="string">
            <text:p>hopeful</text:p>
          </table:table-cell>
          <table:table-cell table:style-name="ce4" office:value-type="string" calcext:value-type="string">
            <text:p>i am hoping to get out early from work on friday</text:p>
          </table:table-cell>
          <table:table-cell table:style-name="ce2" office:value-type="float" office:value="238" calcext:value-type="float">
            <text:p>238</text:p>
          </table:table-cell>
          <table:table-cell table:style-name="ce4" office:value-type="string" calcext:value-type="string">
            <text:p>i am hoping to get out early from work on frida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Big pla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want to go camping for the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never been camp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815_conv:9630</text:p>
          </table:table-cell>
          <table:table-cell table:style-name="ce2" office:value-type="string" calcext:value-type="string">
            <text:p>jealous</text:p>
          </table:table-cell>
          <table:table-cell table:style-name="ce4" office:value-type="string" calcext:value-type="string">
            <text:p>When my sister kept winning at the game. </text:p>
          </table:table-cell>
          <table:table-cell table:style-name="ce2" office:value-type="float" office:value="11" calcext:value-type="float">
            <text:p>11</text:p>
          </table:table-cell>
          <table:table-cell table:style-name="ce4" office:value-type="string" calcext:value-type="string">
            <text:p>We had a family get together full of contests_comma_ and my sister won but I wish I would have won.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well you can't win everything. Be happy for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am happy for her_comma_ but I really wish I would have w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Was there a prize you wanted from it? Or just recogniti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43_conv:22487</text:p>
          </table:table-cell>
          <table:table-cell table:style-name="ce2" office:value-type="string" calcext:value-type="string">
            <text:p>ashamed</text:p>
          </table:table-cell>
          <table:table-cell table:style-name="ce4" office:value-type="string" calcext:value-type="string">
            <text:p>I bought something from the store and the lady gave me the wrong change. She gave me too much change actually. I did not realize until later after I left the store.</text:p>
          </table:table-cell>
          <table:table-cell table:style-name="ce2" office:value-type="float" office:value="725" calcext:value-type="float">
            <text:p>725</text:p>
          </table:table-cell>
          <table:table-cell table:style-name="ce4" office:value-type="string" calcext:value-type="string">
            <text:p>I bought something from the store and the lady gave me the wrong change. She gave me too much change actually. I did not realize until later after I left the stor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Oh_comma_ no. Did you take it back or keep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have not had time to go back yet but I will for sure. I feel bad like as if I did something wrong. I better check my change from now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2" calcext:value-type="float">
            <text:p>102</text:p>
          </table:table-cell>
          <table:table-cell table:style-name="ce4" office:value-type="string" calcext:value-type="string">
            <text:p>The store might not take it back at this point if it has been to long.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35_conv:12871</text:p>
          </table:table-cell>
          <table:table-cell table:style-name="ce2" office:value-type="string" calcext:value-type="string">
            <text:p>excited</text:p>
          </table:table-cell>
          <table:table-cell table:style-name="ce4" office:value-type="string" calcext:value-type="string">
            <text:p>Next month my wife and I are going on vacation. It's our first vacation since we got married.</text:p>
          </table:table-cell>
          <table:table-cell table:style-name="ce2" office:value-type="float" office:value="340" calcext:value-type="float">
            <text:p>340</text:p>
          </table:table-cell>
          <table:table-cell table:style-name="ce4" office:value-type="string" calcext:value-type="string">
            <text:p>Next month my wife and I are going on vacation to Hawaii.</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ow! I bet you two are very excit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We are_comma_ it will be our first vacation together since we got marri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is wonderful. Our first vacation after getting married was full of fun_comma_ sun and adventure. Those are the bes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85_conv:13171</text:p>
          </table:table-cell>
          <table:table-cell table:style-name="ce2" office:value-type="string" calcext:value-type="string">
            <text:p>surprised</text:p>
          </table:table-cell>
          <table:table-cell table:style-name="ce4" office:value-type="string" calcext:value-type="string">
            <text:p>I was surprised when my parents threw me a party</text:p>
          </table:table-cell>
          <table:table-cell table:style-name="ce2" office:value-type="float" office:value="317" calcext:value-type="float">
            <text:p>317</text:p>
          </table:table-cell>
          <table:table-cell table:style-name="ce4" office:value-type="string" calcext:value-type="string">
            <text:p>I was surprised when my parents threw me a part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that was a nice fee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t really was. I am pretty thankful for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you w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250_conv:20500</text:p>
          </table:table-cell>
          <table:table-cell table:style-name="ce2" office:value-type="string" calcext:value-type="string">
            <text:p>jealous</text:p>
          </table:table-cell>
          <table:table-cell table:style-name="ce4" office:value-type="string" calcext:value-type="string">
            <text:p>One day I found out that my boyfriend was texting his ex-girlfriend. I think he likes her more than he likes me</text:p>
          </table:table-cell>
          <table:table-cell table:style-name="ce2" office:value-type="float" office:value="630" calcext:value-type="float">
            <text:p>630</text:p>
          </table:table-cell>
          <table:table-cell table:style-name="ce4" office:value-type="string" calcext:value-type="string">
            <text:p>I caught my boyfriend texting his ex</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Wow. Dump him and beat him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think he will dump me soon. He would rather be with her_comma_ I just know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That is unfortunate_comma_ he is a scumbag. I hope you find yourself a nice and wealthy boyfrie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33_conv:20267</text:p>
          </table:table-cell>
          <table:table-cell table:style-name="ce2" office:value-type="string" calcext:value-type="string">
            <text:p>content</text:p>
          </table:table-cell>
          <table:table-cell table:style-name="ce4" office:value-type="string" calcext:value-type="string">
            <text:p>My husband and I recently got married. This is our second marriage each and it's nice that we are both at a place in our lives where we are happy with things just the way they are.</text:p>
          </table:table-cell>
          <table:table-cell table:style-name="ce2" office:value-type="float" office:value="49" calcext:value-type="float">
            <text:p>49</text:p>
          </table:table-cell>
          <table:table-cell table:style-name="ce4" office:value-type="string" calcext:value-type="string">
            <text:p>I recently got married and I'm so lucky to have found someone who enjoys doing the same things that I do.</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Congrats! It is nice to find someone with things in common. Shared interests can be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Thank you. It is nice. This is a second marriage for us both and I like that we are both happy with things just the way they are_comma_ no high expectati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0" calcext:value-type="float">
            <text:p>290</text:p>
          </table:table-cell>
          <table:table-cell table:style-name="ce4" office:value-type="string" calcext:value-type="string">
            <text:p>I'm on my 2nd as well. I like to think that we will do things more wisely the second time around. best of luck to you bot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834_conv:5669</text:p>
          </table:table-cell>
          <table:table-cell table:style-name="ce2" office:value-type="string" calcext:value-type="string">
            <text:p>embarrassed</text:p>
          </table:table-cell>
          <table:table-cell table:style-name="ce4" office:value-type="string" calcext:value-type="string">
            <text:p>I went to the store first thing the other morning for some sodas and had a rough time. I dropped my money_comma_ ran into the door_comma_ and the bag busted sending a 2 liter bouncing away.</text:p>
          </table:table-cell>
          <table:table-cell table:style-name="ce2" office:value-type="float" office:value="135" calcext:value-type="float">
            <text:p>135</text:p>
          </table:table-cell>
          <table:table-cell table:style-name="ce4" office:value-type="string" calcext:value-type="string">
            <text:p>I went to the store for sodas and it ended up being a rough trip.</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Ut oh..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dropped my money while my hands were full_comma_ ran into the door_comma_ and the bag busted sending a 2 liter bouncing through the parking lot. And of course there were a lot of people that sa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hehehe.. don't mind if I giggle do you? <text:s/>You need to remember... don't feel embarrassed bout silly stuff like that. <text:s/>Those people don't know you or really care. <text:s/>They laugh like I did because its fun to see things happen to other people that we fea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85_conv:10371</text:p>
          </table:table-cell>
          <table:table-cell table:style-name="ce2" office:value-type="string" calcext:value-type="string">
            <text:p>prepared</text:p>
          </table:table-cell>
          <table:table-cell table:style-name="ce4" office:value-type="string" calcext:value-type="string">
            <text:p>I'm prepared for this upcoming winter this year. <text:s/>Bought all the supplies in case of an emergency.</text:p>
          </table:table-cell>
          <table:table-cell table:style-name="ce2" office:value-type="float" office:value="448" calcext:value-type="float">
            <text:p>448</text:p>
          </table:table-cell>
          <table:table-cell table:style-name="ce4" office:value-type="string" calcext:value-type="string">
            <text:p>I'm prepared for this upcoming winter this year. Bought all the supplies in case of an emergenc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an_comma_ I should do that_comma_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 learned from last years winter storm_comma_ electricity was out for wee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ood. What did you get for prepar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Food/Water and a couple generator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74_conv:19949</text:p>
          </table:table-cell>
          <table:table-cell table:style-name="ce2" office:value-type="string" calcext:value-type="string">
            <text:p>content</text:p>
          </table:table-cell>
          <table:table-cell table:style-name="ce4" office:value-type="string" calcext:value-type="string">
            <text:p>I feel relaxed and at ease when I got off work Friday with no plans for the weekend. I can't wait to do nothing for two days.</text:p>
          </table:table-cell>
          <table:table-cell table:style-name="ce2" office:value-type="float" office:value="513" calcext:value-type="float">
            <text:p>513</text:p>
          </table:table-cell>
          <table:table-cell table:style-name="ce4" office:value-type="string" calcext:value-type="string">
            <text:p>I am very excited to not have any plans this weekend. It's going to be so nice to relax for two whole day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NIce! I bet you cant wait! Do you anticipate to releax or do things to catch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3" calcext:value-type="float">
            <text:p>513</text:p>
          </table:table-cell>
          <table:table-cell table:style-name="ce4" office:value-type="string" calcext:value-type="string">
            <text:p>Just relaxing this weeken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nice! I bet its going to be a good happy weekend.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18_conv:9437</text:p>
          </table:table-cell>
          <table:table-cell table:style-name="ce2" office:value-type="string" calcext:value-type="string">
            <text:p>caring</text:p>
          </table:table-cell>
          <table:table-cell table:style-name="ce4" office:value-type="string" calcext:value-type="string">
            <text:p>I feel bad for those who cant afford the necessities in life.</text:p>
          </table:table-cell>
          <table:table-cell table:style-name="ce2" office:value-type="float" office:value="262" calcext:value-type="float">
            <text:p>262</text:p>
          </table:table-cell>
          <table:table-cell table:style-name="ce4" office:value-type="string" calcext:value-type="string">
            <text:p>Its sad that some people can't afford the necessities in life.</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could agree with th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try to donate things whenever I can. I wish more people d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same here but mostly at xmas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hristmas is a good time to bless some 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96_conv:23593</text:p>
          </table:table-cell>
          <table:table-cell table:style-name="ce2" office:value-type="string" calcext:value-type="string">
            <text:p>terrified</text:p>
          </table:table-cell>
          <table:table-cell table:style-name="ce4" office:value-type="string" calcext:value-type="string">
            <text:p>I went on a roller coaster last week and it freaked me out.</text:p>
          </table:table-cell>
          <table:table-cell table:style-name="ce2" office:value-type="float" office:value="748" calcext:value-type="float">
            <text:p>748</text:p>
          </table:table-cell>
          <table:table-cell table:style-name="ce4" office:value-type="string" calcext:value-type="string">
            <text:p>I went for a ride on a roller coaster the other day and it rattled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coaster did you ri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e mamba in KC.</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never heard of that_comma_ is it twisty or a big dro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Big_comma_ huge_comma_ massive drop. Scared the bajesus out of 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94_conv:12188</text:p>
          </table:table-cell>
          <table:table-cell table:style-name="ce2" office:value-type="string" calcext:value-type="string">
            <text:p>ashamed</text:p>
          </table:table-cell>
          <table:table-cell table:style-name="ce4" office:value-type="string" calcext:value-type="string">
            <text:p>I lied to a friend over the weekend. It made me feel like a rat</text:p>
          </table:table-cell>
          <table:table-cell table:style-name="ce2" office:value-type="float" office:value="126" calcext:value-type="float">
            <text:p>126</text:p>
          </table:table-cell>
          <table:table-cell table:style-name="ce4" office:value-type="string" calcext:value-type="string">
            <text:p>I lied to a friend this weekend. It made me feel like a rat</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at did you lie ab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I was the night bef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hy did you lie abou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17_conv:11635</text:p>
          </table:table-cell>
          <table:table-cell table:style-name="ce2" office:value-type="string" calcext:value-type="string">
            <text:p>disappointed</text:p>
          </table:table-cell>
          <table:table-cell table:style-name="ce4" office:value-type="string" calcext:value-type="string">
            <text:p>My daughter doesnt attend her classes</text:p>
          </table:table-cell>
          <table:table-cell table:style-name="ce2" office:value-type="float" office:value="59" calcext:value-type="float">
            <text:p>59</text:p>
          </table:table-cell>
          <table:table-cell table:style-name="ce4" office:value-type="string" calcext:value-type="string">
            <text:p>I found out my daughter doesn't even attend her college classes anymor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oh wow_comma_ are you paying for her class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 am. And thats why I am so disappointed in her tardines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I have 2 daughters myself and hope that they get scholarship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53_conv:3706</text:p>
          </table:table-cell>
          <table:table-cell table:style-name="ce2" office:value-type="string" calcext:value-type="string">
            <text:p>devastated</text:p>
          </table:table-cell>
          <table:table-cell table:style-name="ce4" office:value-type="string" calcext:value-type="string">
            <text:p>I think I have a coyote or wolf running around my area. I think it killed a little beaver that lived near the creek <text:s/>near my house.</text:p>
          </table:table-cell>
          <table:table-cell table:style-name="ce2" office:value-type="float" office:value="40" calcext:value-type="float">
            <text:p>40</text:p>
          </table:table-cell>
          <table:table-cell table:style-name="ce4" office:value-type="string" calcext:value-type="string">
            <text:p>I saw a wolf or coyote in my yard a while back and I think it killed a little beaver that lived in the creek <text:s/>for years behind my house.</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must have been amazing to see! <text:s/>Did you try to scare it away or just watch it? <text:s/>Be careful since it sounds like it may be danger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No I didn't see it happen_comma_ there was a piece of a dead animal that looked like the beaver in my yard_comma_ just the mouth and eyes were left. 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Wow! <text:s/>Definitely be careful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thanks_comma_ He left a deer lower part of its leg in my yard also. I hope somebody shoots him_comma_ hate to say but they kill pets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933_conv:11866</text:p>
          </table:table-cell>
          <table:table-cell table:style-name="ce2" office:value-type="string" calcext:value-type="string">
            <text:p>sentimental</text:p>
          </table:table-cell>
          <table:table-cell table:style-name="ce4" office:value-type="string" calcext:value-type="string">
            <text:p>My grandmother passed away a long time ago. She left me her bible that helps me remind me of her.</text:p>
          </table:table-cell>
          <table:table-cell table:style-name="ce2" office:value-type="float" office:value="297" calcext:value-type="float">
            <text:p>297</text:p>
          </table:table-cell>
          <table:table-cell table:style-name="ce4" office:value-type="string" calcext:value-type="string">
            <text:p>I was just thinking of my grandmother who passed away 10 years ago. She left me her bible as a reminder. I like reading from it sometime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It's nice that you have a meaningful item from her. <text:s/>It's a pretty bittersweet feeling thinking about someone you loved who is gone.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a great reminder of her. I used to always see her reading from it in the afternoo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8" calcext:value-type="float">
            <text:p>468</text:p>
          </table:table-cell>
          <table:table-cell table:style-name="ce4" office:value-type="string" calcext:value-type="string">
            <text:p>That's nice - it's nice that you have memories like that. <text:s/>I only have a couple of items from my grandparents_comma_ and I treasure them.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77_conv:5355</text:p>
          </table:table-cell>
          <table:table-cell table:style-name="ce2" office:value-type="string" calcext:value-type="string">
            <text:p>nostalgic</text:p>
          </table:table-cell>
          <table:table-cell table:style-name="ce4" office:value-type="string" calcext:value-type="string">
            <text:p>I was walking in the park and saw people playing tennis and I remembered how I used to enjoy playing.</text:p>
          </table:table-cell>
          <table:table-cell table:style-name="ce2" office:value-type="float" office:value="405" calcext:value-type="float">
            <text:p>405</text:p>
          </table:table-cell>
          <table:table-cell table:style-name="ce4" office:value-type="string" calcext:value-type="string">
            <text:p>Now I am getting older_comma_ I realise there are things that I miss doing_comma_ like playing tennis or football. Maybe I should start agai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ou should definitley pick them up again. Don't let age stop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Can you imagine a 60 year old on a skateboar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lol well as long as you're fairly active and fit it shouldn't be too big of a probl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5" calcext:value-type="float">
            <text:p>405</text:p>
          </table:table-cell>
          <table:table-cell table:style-name="ce4" office:value-type="string" calcext:value-type="string">
            <text:p>I agree_comma_ i still feel young so why not. Maybe I'll start with a gentle game of tenni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09_conv:22018</text:p>
          </table:table-cell>
          <table:table-cell table:style-name="ce2" office:value-type="string" calcext:value-type="string">
            <text:p>prepared</text:p>
          </table:table-cell>
          <table:table-cell table:style-name="ce4" office:value-type="string" calcext:value-type="string">
            <text:p>I work in tech support and we often have complicated issues. <text:s/>There was one recently where they needed to move data but I did some research before it happened and knew exactly what I needed to do to get the data over.</text:p>
          </table:table-cell>
          <table:table-cell table:style-name="ce2" office:value-type="float" office:value="318" calcext:value-type="float">
            <text:p>318</text:p>
          </table:table-cell>
          <table:table-cell table:style-name="ce4" office:value-type="string" calcext:value-type="string">
            <text:p>I work in tech support. <text:s/>One issue I was given the details before and got to do research before I worked with the customer. <text:s/>It was great knowing what to do before it happened.</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You must have been relieved you were able to help. Did all go as pl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yeah! I pretty much knew all the steps that I needed to do before everything started and there werent any surprise issues which was awes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That's awesome! I'm glad it went through without a hitc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10_conv:7620</text:p>
          </table:table-cell>
          <table:table-cell table:style-name="ce2" office:value-type="string" calcext:value-type="string">
            <text:p>annoyed</text:p>
          </table:table-cell>
          <table:table-cell table:style-name="ce4" office:value-type="string" calcext:value-type="string">
            <text:p>Once I was running late for my flight_comma_ and was in a really long line to check my bag. It was almost my turn and this lady cut right in front of me! </text:p>
          </table:table-cell>
          <table:table-cell table:style-name="ce2" office:value-type="float" office:value="292" calcext:value-type="float">
            <text:p>292</text:p>
          </table:table-cell>
          <table:table-cell table:style-name="ce4" office:value-type="string" calcext:value-type="string">
            <text:p>So one time I was running late for a flight_comma_ and to make things worse I was stuck in a long line to check my suitcase. It was finally my turn when this woman cut right in front of m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Yikes! I hate when that happens. I had a similar situation happen over Christmas. Did you make your fl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I did thankfully! The worst part of that situation was I politely told the woman I had been waiting_comma_ and she totally snapped at me! Traveling brings out the worst in people someti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I totally know that feeling. It seems that everyone thinks that their situation is more important that everyone else'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Yeah_comma_ and who knows_comma_ maybe hers was_comma_ but you don't get anywhere by being rude to peop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584_conv:17169</text:p>
          </table:table-cell>
          <table:table-cell table:style-name="ce2" office:value-type="string" calcext:value-type="string">
            <text:p>surprised</text:p>
          </table:table-cell>
          <table:table-cell table:style-name="ce4" office:value-type="string" calcext:value-type="string">
            <text:p>We just celebrated our 22nd anniversary. <text:s/>My husband gave me a card with two tickets for a cruise this coming spring.</text:p>
          </table:table-cell>
          <table:table-cell table:style-name="ce2" office:value-type="float" office:value="56" calcext:value-type="float">
            <text:p>56</text:p>
          </table:table-cell>
          <table:table-cell table:style-name="ce4" office:value-type="string" calcext:value-type="string">
            <text:p>My husband and I just celebrated our 22nd wedding anniversary. <text:s/>I cannot believe we've made it this far_comma_ so far.</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Congratulations! <text:s/>Marriages take work but it is totally worth it when you have a good partner. <text:s/>Did you do anything special for the anniversa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e gave me a card and inside were two tickets for a cruise this spring! I've never been on a cruise and I cannot wa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ve never been on one either_comma_ but that sounds like so much fun. <text:s/>Have a good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4_conv:2089</text:p>
          </table:table-cell>
          <table:table-cell table:style-name="ce2" office:value-type="string" calcext:value-type="string">
            <text:p>hopeful</text:p>
          </table:table-cell>
          <table:table-cell table:style-name="ce4" office:value-type="string" calcext:value-type="string">
            <text:p>I passed all my college engineering classes and think I will do even better next semester.</text:p>
          </table:table-cell>
          <table:table-cell table:style-name="ce2" office:value-type="float" office:value="260" calcext:value-type="float">
            <text:p>260</text:p>
          </table:table-cell>
          <table:table-cell table:style-name="ce4" office:value-type="string" calcext:value-type="string">
            <text:p>I feel good about my last semester. I think I'll do better in my engineering classes this fall.</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ng.. my old roommate was an engineering student. He always told me how hard it was. What kind of engineer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I'm doing mechanical_comma_ it's pretty hard but it's interesting. A career in the field would be awes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think once you get in the field_comma_ you're set. The jobs seem to pay well. Good luck with that_comma_ you sound like you know what you're do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Thanks_comma_ I hope I can keep it up_comma_ good luck to you a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919_conv:23838</text:p>
          </table:table-cell>
          <table:table-cell table:style-name="ce2" office:value-type="string" calcext:value-type="string">
            <text:p>embarrassed</text:p>
          </table:table-cell>
          <table:table-cell table:style-name="ce4" office:value-type="string" calcext:value-type="string">
            <text:p>I couldn't drive my friends stick shift car. Manual is difficult.</text:p>
          </table:table-cell>
          <table:table-cell table:style-name="ce2" office:value-type="float" office:value="375" calcext:value-type="float">
            <text:p>375</text:p>
          </table:table-cell>
          <table:table-cell table:style-name="ce4" office:value-type="string" calcext:value-type="string">
            <text:p>Wow have you ever driven a manual car?</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Just once. If the car had not died I would have hit a build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s hard for sure_comma_ I'm trying to learn but it's kind of embarras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 know that feeling for sure. I freaked out because I could not remember how to use the brak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35_conv:3670</text:p>
          </table:table-cell>
          <table:table-cell table:style-name="ce2" office:value-type="string" calcext:value-type="string">
            <text:p>guilty</text:p>
          </table:table-cell>
          <table:table-cell table:style-name="ce4" office:value-type="string" calcext:value-type="string">
            <text:p>I feel bad because I do not feel anything for my husband ... but I feel bad I do not dare to tell him</text:p>
          </table:table-cell>
          <table:table-cell table:style-name="ce2" office:value-type="float" office:value="264" calcext:value-type="float">
            <text:p>264</text:p>
          </table:table-cell>
          <table:table-cell table:style-name="ce4" office:value-type="string" calcext:value-type="string">
            <text:p>Hi_comma_ I feel bad because I've realized that I do not love my husband_comma_ but I do not have the courage to tell him</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That's a pretty heavy realization...better tell him now that regret it la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You're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Best of luck t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3_conv:2106</text:p>
          </table:table-cell>
          <table:table-cell table:style-name="ce2" office:value-type="string" calcext:value-type="string">
            <text:p>jealous</text:p>
          </table:table-cell>
          <table:table-cell table:style-name="ce4" office:value-type="string" calcext:value-type="string">
            <text:p>I wish I was Dwayne Johnson.</text:p>
          </table:table-cell>
          <table:table-cell table:style-name="ce2" office:value-type="float" office:value="4" calcext:value-type="float">
            <text:p>4</text:p>
          </table:table-cell>
          <table:table-cell table:style-name="ce4" office:value-type="string" calcext:value-type="string">
            <text:p>I wish I was Dwayne Johnson.</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ouldnt that be cool and your bestfriend would be kevi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ou mean Kevin Ha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07_conv:19815</text:p>
          </table:table-cell>
          <table:table-cell table:style-name="ce2" office:value-type="string" calcext:value-type="string">
            <text:p>embarrassed</text:p>
          </table:table-cell>
          <table:table-cell table:style-name="ce4" office:value-type="string" calcext:value-type="string">
            <text:p>I got caught in the rain before work and arrived soaked</text:p>
          </table:table-cell>
          <table:table-cell table:style-name="ce2" office:value-type="float" office:value="247" calcext:value-type="float">
            <text:p>247</text:p>
          </table:table-cell>
          <table:table-cell table:style-name="ce4" office:value-type="string" calcext:value-type="string">
            <text:p>I got caught in the rain before work and arrived soake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bad. You should have immediately gotten a towel and dry yourself. You could get si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I was just embarrased to show up to work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id you spend the whole day with wet clothes at work? Didn't the manager allow you to go home and chang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04_conv:8809</text:p>
          </table:table-cell>
          <table:table-cell table:style-name="ce2" office:value-type="string" calcext:value-type="string">
            <text:p>angry</text:p>
          </table:table-cell>
          <table:table-cell table:style-name="ce4" office:value-type="string" calcext:value-type="string">
            <text:p>im so mad! I can't find my hair brush!</text:p>
          </table:table-cell>
          <table:table-cell table:style-name="ce2" office:value-type="float" office:value="327" calcext:value-type="float">
            <text:p>327</text:p>
          </table:table-cell>
          <table:table-cell table:style-name="ce4" office:value-type="string" calcext:value-type="string">
            <text:p>im so mad! I can't find my hair brush!</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is a tragedy! Where do you think you left it? Did you check your pocke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have checked everywhere. <text:s/>i think my dog may have snatched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nteresting. I hope you do find it. I don't know how you brush your hai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i am not brushing it_comma_ and it looks a mes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19_conv:24239</text:p>
          </table:table-cell>
          <table:table-cell table:style-name="ce2" office:value-type="string" calcext:value-type="string">
            <text:p>anticipating</text:p>
          </table:table-cell>
          <table:table-cell table:style-name="ce4" office:value-type="string" calcext:value-type="string">
            <text:p>I'm always expecting new money opportunities. <text:s/>If a door opens I'm going in</text:p>
          </table:table-cell>
          <table:table-cell table:style-name="ce2" office:value-type="float" office:value="119" calcext:value-type="float">
            <text:p>119</text:p>
          </table:table-cell>
          <table:table-cell table:style-name="ce4" office:value-type="string" calcext:value-type="string">
            <text:p>Since I'm self-employed I'm always expecting new opportunities for increasing my income. <text:s/>It feels good to be financially independen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Oh cool! <text:s/>I bet it's also nice not having a boss breathing down your neck_comma_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ah totally. <text:s/>Are you self-employed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6" calcext:value-type="float">
            <text:p>826</text:p>
          </table:table-cell>
          <table:table-cell table:style-name="ce4" office:value-type="string" calcext:value-type="string">
            <text:p>I have been in the past. <text:s/>Right now I'm part time with some work at home/stuff. <text:s/>So yeah I do remember liking not having a boss the mo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57_conv:18114</text:p>
          </table:table-cell>
          <table:table-cell table:style-name="ce2" office:value-type="string" calcext:value-type="string">
            <text:p>guilty</text:p>
          </table:table-cell>
          <table:table-cell table:style-name="ce4" office:value-type="string" calcext:value-type="string">
            <text:p>I ate my roommates pizza_comma_ I feel bad.</text:p>
          </table:table-cell>
          <table:table-cell table:style-name="ce2" office:value-type="float" office:value="4" calcext:value-type="float">
            <text:p>4</text:p>
          </table:table-cell>
          <table:table-cell table:style-name="ce4" office:value-type="string" calcext:value-type="string">
            <text:p>I are my roommates pizza_comma_ I feel bad.</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Did you enjoy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t was really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ll_comma_ maybe you won't do it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5_conv:1551</text:p>
          </table:table-cell>
          <table:table-cell table:style-name="ce2" office:value-type="string" calcext:value-type="string">
            <text:p>disgusted</text:p>
          </table:table-cell>
          <table:table-cell table:style-name="ce4" office:value-type="string" calcext:value-type="string">
            <text:p>I ordered some chicken from a nearby restaurant the other day and it almost killed me.</text:p>
          </table:table-cell>
          <table:table-cell table:style-name="ce2" office:value-type="float" office:value="27" calcext:value-type="float">
            <text:p>27</text:p>
          </table:table-cell>
          <table:table-cell table:style-name="ce4" office:value-type="string" calcext:value-type="string">
            <text:p>I ordered some chicken the other day and I had ate some before I realized it was still pink.</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 I would have been so disgusted! And m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both. I almost went to the hospital because i had gotten sick later_comma_ but it didn't last very lo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awful. I hope you filed a complaint with the restaurant!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surely did. I will never eat there again.</text:p>
          </table:table-cell>
          <table:table-cell table:number-columns-repeated="59"/>
        </table:table-row>
        <table:table-row table:style-name="ro1">
          <table:table-cell table:style-name="ce2" office:value-type="string" calcext:value-type="string">
            <text:p>hit:6412_conv:12825</text:p>
          </table:table-cell>
          <table:table-cell table:style-name="ce2" office:value-type="string" calcext:value-type="string">
            <text:p>angry</text:p>
          </table:table-cell>
          <table:table-cell table:style-name="ce4" office:value-type="string" calcext:value-type="string">
            <text:p>i hate when my sister snores at night she never lets me sleep_comma_ but i know it is not her fault i just get really angry</text:p>
          </table:table-cell>
          <table:table-cell table:style-name="ce2" office:value-type="float" office:value="507" calcext:value-type="float">
            <text:p>507</text:p>
          </table:table-cell>
          <table:table-cell table:style-name="ce4" office:value-type="string" calcext:value-type="string">
            <text:p>My sister snores really hard every night it is getting really anoy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Have you ever woke her up and told her to sto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well it is not really her fault it just makes me angry haha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hilarious_comma_ my mother snores like a monst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7_conv:1594</text:p>
          </table:table-cell>
          <table:table-cell table:style-name="ce2" office:value-type="string" calcext:value-type="string">
            <text:p>terrified</text:p>
          </table:table-cell>
          <table:table-cell table:style-name="ce4" office:value-type="string" calcext:value-type="string">
            <text:p>As a child I was in a Hurricane while living in Florida. A tree fell on our house.</text:p>
          </table:table-cell>
          <table:table-cell table:style-name="ce2" office:value-type="float" office:value="226" calcext:value-type="float">
            <text:p>226</text:p>
          </table:table-cell>
          <table:table-cell table:style-name="ce4" office:value-type="string" calcext:value-type="string">
            <text:p>As a child I was in a Hurricane while living in Florida. A tree fell on our hous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That is so sad! How are you doing now? Did your house get repai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t was a long time ago. Storms still make me apprehensive. Our house was repai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I can imagine how apprehensive it makes you now. I'm sorry you went through tha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93_conv:14586</text:p>
          </table:table-cell>
          <table:table-cell table:style-name="ce2" office:value-type="string" calcext:value-type="string">
            <text:p>impressed</text:p>
          </table:table-cell>
          <table:table-cell table:style-name="ce4" office:value-type="string" calcext:value-type="string">
            <text:p>I went to a dinosaur exhibit at my local museum. I was surprised because there were some pretty cool fossils. <text:s/></text:p>
          </table:table-cell>
          <table:table-cell table:style-name="ce2" office:value-type="float" office:value="478" calcext:value-type="float">
            <text:p>478</text:p>
          </table:table-cell>
          <table:table-cell table:style-name="ce4" office:value-type="string" calcext:value-type="string">
            <text:p>I really liked fossils so I went to my local museum. It was pretty cool and they had a lot of awesome fossils.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I love fossi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they are pretty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9" calcext:value-type="float">
            <text:p>259</text:p>
          </table:table-cell>
          <table:table-cell table:style-name="ce4" office:value-type="string" calcext:value-type="string">
            <text:p>What do you like about them&g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465_conv:8930</text:p>
          </table:table-cell>
          <table:table-cell table:style-name="ce2" office:value-type="string" calcext:value-type="string">
            <text:p>jealous</text:p>
          </table:table-cell>
          <table:table-cell table:style-name="ce4" office:value-type="string" calcext:value-type="string">
            <text:p>my husband doesn't seem interested in me anymore. <text:s/>I think he may have eyes for someone else.</text:p>
          </table:table-cell>
          <table:table-cell table:style-name="ce2" office:value-type="float" office:value="327" calcext:value-type="float">
            <text:p>327</text:p>
          </table:table-cell>
          <table:table-cell table:style-name="ce4" office:value-type="string" calcext:value-type="string">
            <text:p>my husband doesn't seem interested in me anymore. I think he may have eyes for someone else.</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have eyes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yes i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ave eyes for someone el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34_conv:23068</text:p>
          </table:table-cell>
          <table:table-cell table:style-name="ce2" office:value-type="string" calcext:value-type="string">
            <text:p>ashamed</text:p>
          </table:table-cell>
          <table:table-cell table:style-name="ce4" office:value-type="string" calcext:value-type="string">
            <text:p>I went to work today and noticed that my coworkers would laugh every so often. I had no idea why until I returned home and noticed that I had a giant candy stuck in the back of my hair all day!</text:p>
          </table:table-cell>
          <table:table-cell table:style-name="ce2" office:value-type="float" office:value="286" calcext:value-type="float">
            <text:p>286</text:p>
          </table:table-cell>
          <table:table-cell table:style-name="ce4" office:value-type="string" calcext:value-type="string">
            <text:p>All day at work my coworkers would laugh when I'd pass by. I had no idea what was going on until I got home and noticed I had a giant candy stuck in the back of my hai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ext:s/>They are mean to not have told you. <text:s/>I would've told you. <text:s/>How did it even get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thinking my three year old probably left it on my pillow last night! He has an issue with not throwing away his candies into the trash. And yes_comma_ I'm I wish someone had told me! Now I dread going back to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ops! <text:s/>Well_comma_ just hold your head high because things happen to all of us and it doesn't speak to who you are as a person so just let it roll off your chest. <text:s/>Shame that people are decent enough to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s for the kind words! I'll definitely go in tomorrow and pretend it didn't happen. Only way to move forwar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70_conv:9341</text:p>
          </table:table-cell>
          <table:table-cell table:style-name="ce2" office:value-type="string" calcext:value-type="string">
            <text:p>afraid</text:p>
          </table:table-cell>
          <table:table-cell table:style-name="ce4" office:value-type="string" calcext:value-type="string">
            <text:p>I am sort of scared of growing up_comma_ it can be daunting</text:p>
          </table:table-cell>
          <table:table-cell table:style-name="ce2" office:value-type="float" office:value="10" calcext:value-type="float">
            <text:p>10</text:p>
          </table:table-cell>
          <table:table-cell table:style-name="ce4" office:value-type="string" calcext:value-type="string">
            <text:p>I am sort of scared of growing up_comma_ it can be daunting</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ow old are you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21_comma_ so not super old but still old en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Hmm.. Don't worry about it. You'll get the hang of adulting soon en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53_conv:14707</text:p>
          </table:table-cell>
          <table:table-cell table:style-name="ce2" office:value-type="string" calcext:value-type="string">
            <text:p>content</text:p>
          </table:table-cell>
          <table:table-cell table:style-name="ce4" office:value-type="string" calcext:value-type="string">
            <text:p>I had a great two weeks with work. I made enough to even get a few things I wanted and to save up! I love it when those things happen.</text:p>
          </table:table-cell>
          <table:table-cell table:style-name="ce2" office:value-type="float" office:value="296" calcext:value-type="float">
            <text:p>296</text:p>
          </table:table-cell>
          <table:table-cell table:style-name="ce4" office:value-type="string" calcext:value-type="string">
            <text:p>I had a great two weeks with work</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sounds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s better then the alternative for sure! I made enough to even get a few things I wanted and to save up! I love it when those things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ts great when things come toge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03_conv:7606</text:p>
          </table:table-cell>
          <table:table-cell table:style-name="ce2" office:value-type="string" calcext:value-type="string">
            <text:p>nostalgic</text:p>
          </table:table-cell>
          <table:table-cell table:style-name="ce4" office:value-type="string" calcext:value-type="string">
            <text:p>I was thinking about how life was different in my childhood. I didn't have any worries. I lived life blissfully unaware of any challenges.</text:p>
          </table:table-cell>
          <table:table-cell table:style-name="ce2" office:value-type="float" office:value="139" calcext:value-type="float">
            <text:p>139</text:p>
          </table:table-cell>
          <table:table-cell table:style-name="ce4" office:value-type="string" calcext:value-type="string">
            <text:p>Life was so good during my childhood. I lived carefree and oblivious to challenge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hear you there. <text:s/>I miss getting to just play without a care in the world. <text:s/>Summer vacations were the b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would go off with my friends and have adventures. I miss that so mu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remember playing tag and hide and go seek in the neighborhood with all of my frien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23_conv:14047</text:p>
          </table:table-cell>
          <table:table-cell table:style-name="ce2" office:value-type="string" calcext:value-type="string">
            <text:p>proud</text:p>
          </table:table-cell>
          <table:table-cell table:style-name="ce4" office:value-type="string" calcext:value-type="string">
            <text:p>I worked really hard for a bodybuilding show that I competed in last week and ended up scoring second place!</text:p>
          </table:table-cell>
          <table:table-cell table:style-name="ce2" office:value-type="float" office:value="286" calcext:value-type="float">
            <text:p>286</text:p>
          </table:table-cell>
          <table:table-cell table:style-name="ce4" office:value-type="string" calcext:value-type="string">
            <text:p>It took a lot of work and a whole lot of training_comma_ but last week I managed to place second place in a bodybuilding show I competed in!</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incredible! You must feel on top of the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 feels pretty great! It's not first place_comma_ but hey_comma_ it's my first show. I'll get it next ti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m sure all the hard work and effort you put in to it really shows. I am trying to get in shape myself_comma_ and your story is inspir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nks_comma_ I appreciate that! First step is to take your time and research_comma_ research_comma_ researc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76_conv:10952</text:p>
          </table:table-cell>
          <table:table-cell table:style-name="ce2" office:value-type="string" calcext:value-type="string">
            <text:p>caring</text:p>
          </table:table-cell>
          <table:table-cell table:style-name="ce4" office:value-type="string" calcext:value-type="string">
            <text:p>I just love little kids. I think I am going to become a teacher</text:p>
          </table:table-cell>
          <table:table-cell table:style-name="ce2" office:value-type="float" office:value="262" calcext:value-type="float">
            <text:p>262</text:p>
          </table:table-cell>
          <table:table-cell table:style-name="ce4" office:value-type="string" calcext:value-type="string">
            <text:p>I just love little kids.</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have 3_comma_ do you have an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t yet. I am going to become certified to work in a daycare though. I love being around little ki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don't think I could work in a daycare. It would be overwhelm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not for me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ome people are just better at working with ki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tru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 like kids but I wouldn't want to work with them all 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82_conv:23365</text:p>
          </table:table-cell>
          <table:table-cell table:style-name="ce2" office:value-type="string" calcext:value-type="string">
            <text:p>trusting</text:p>
          </table:table-cell>
          <table:table-cell table:style-name="ce4" office:value-type="string" calcext:value-type="string">
            <text:p>There was this one time that me and my mom went to targets black friday sale_comma_ and waited outside for like 7 hours in order to get 3 huge flat screen TVs_comma_ just to realize that they wont all fit in the car. The people in the car next to us also had a bunch of things including a TV and offered to follow and drop it off. At first I was worried but they came and dropped it off_comma_ they were just nice people.</text:p>
          </table:table-cell>
          <table:table-cell table:style-name="ce2" office:value-type="float" office:value="227" calcext:value-type="float">
            <text:p>227</text:p>
          </table:table-cell>
          <table:table-cell table:style-name="ce4" office:value-type="string" calcext:value-type="string">
            <text:p>There was this one time that me and my mom went to targets black friday sale_comma_ and waited outside for like 7 hours in order to get 3 huge flat screen TVs_comma_ just to realize that they wont all fit in the car. The people in the car next to us also had a bunch of things including a TV and offered to follow and drop it off. At first I was worried but they came and dropped it off_comma_ they were just nice peopl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ey sound like some great_comma_ trustworthy samaritans. I am glad people like that restore my faith in humanit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Yes! It was several years ago and when I look back on it I'm just like_comma_ why did you do that mom? Lol. I couldn't see myself doing it as an adul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p_comma_ I just feel it was a simpler time back then. Nowadays many of us just live in fear of one another.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90_conv:9580</text:p>
          </table:table-cell>
          <table:table-cell table:style-name="ce2" office:value-type="string" calcext:value-type="string">
            <text:p>confident</text:p>
          </table:table-cell>
          <table:table-cell table:style-name="ce4" office:value-type="string" calcext:value-type="string">
            <text:p>I just drove from Northern California to Florida. I knew I could do it without a problem_comma_ and I was right. I'd done it before_comma_ in the opposite direction_comma_ so I knew I was capable of making such a trip.</text:p>
          </table:table-cell>
          <table:table-cell table:style-name="ce2" office:value-type="float" office:value="343" calcext:value-type="float">
            <text:p>343</text:p>
          </table:table-cell>
          <table:table-cell table:style-name="ce4" office:value-type="string" calcext:value-type="string">
            <text:p>Well_comma_ what a trip that was. I just drove from Northern California to Florida. I just knew there would be no problems_comma_ and I was righ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wow_comma_ what a long trip. How long did it ta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Six days in all_comma_ but I wasn't rushing it. I wanted to see a bit of the country. It was amazing actu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That is a long time to be in the car for 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s not so bad really. You get used to it. If you remember to stop and stretch now and again you're ok. And there are some decent rest areas_comma_ some with free coff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well that's a pl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 yes. Anything to keep the eyes open and on the ro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o where did you stop along the w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51_conv:21703</text:p>
          </table:table-cell>
          <table:table-cell table:style-name="ce2" office:value-type="string" calcext:value-type="string">
            <text:p>apprehensive</text:p>
          </table:table-cell>
          <table:table-cell table:style-name="ce4" office:value-type="string" calcext:value-type="string">
            <text:p>I'm waiting to hear back on whether or not I got the loan approved. I'm running in circles all bent out of shape about it.</text:p>
          </table:table-cell>
          <table:table-cell table:style-name="ce2" office:value-type="float" office:value="302" calcext:value-type="float">
            <text:p>302</text:p>
          </table:table-cell>
          <table:table-cell table:style-name="ce4" office:value-type="string" calcext:value-type="string">
            <text:p>I applied for a home loan and I'm waiting to hear back on it. The waiting is driving me up a wall.</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can't you place a call to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have. It's taking them extra long for some reason. All the scrutiny is making me run circl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6" calcext:value-type="float">
            <text:p>546</text:p>
          </table:table-cell>
          <table:table-cell table:style-name="ce4" office:value-type="string" calcext:value-type="string">
            <text:p>I just think you should just be optimistic and pati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will try_comma_ thank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95_conv:8590</text:p>
          </table:table-cell>
          <table:table-cell table:style-name="ce2" office:value-type="string" calcext:value-type="string">
            <text:p>embarrassed</text:p>
          </table:table-cell>
          <table:table-cell table:style-name="ce4" office:value-type="string" calcext:value-type="string">
            <text:p>I went to the movies and let out a giant fart while I was walking past some people to my seat.</text:p>
          </table:table-cell>
          <table:table-cell table:style-name="ce2" office:value-type="float" office:value="294" calcext:value-type="float">
            <text:p>294</text:p>
          </table:table-cell>
          <table:table-cell table:style-name="ce4" office:value-type="string" calcext:value-type="string">
            <text:p>I went to the movies and let out a giant fart while I was walking past some people to my sea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Oh my goodness_comma_ I bet that was embarrass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was pretty humiliated_comma_ but I went up a few rows and forgot about it before the end of the movie. <text:s/>When the lights came back on I was reminded of at all over again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Well it happens to everyone i wouldnt let it keep bothering you. Just laugh it o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Good advi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5_conv:191</text:p>
          </table:table-cell>
          <table:table-cell table:style-name="ce2" office:value-type="string" calcext:value-type="string">
            <text:p>afraid</text:p>
          </table:table-cell>
          <table:table-cell table:style-name="ce4" office:value-type="string" calcext:value-type="string">
            <text:p>When I was little_comma_ I was afraid of the dark.</text:p>
          </table:table-cell>
          <table:table-cell table:style-name="ce2" office:value-type="float" office:value="4" calcext:value-type="float">
            <text:p>4</text:p>
          </table:table-cell>
          <table:table-cell table:style-name="ce4" office:value-type="string" calcext:value-type="string">
            <text:p>I use to hate the dark when I was little.</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were you afraid of the da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had a nightlight to hel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slept in my mom's room because i was always afraid of the da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I use to have a nightlight to hel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72_conv:13344</text:p>
          </table:table-cell>
          <table:table-cell table:style-name="ce2" office:value-type="string" calcext:value-type="string">
            <text:p>terrified</text:p>
          </table:table-cell>
          <table:table-cell table:style-name="ce4" office:value-type="string" calcext:value-type="string">
            <text:p>Moving scares me!</text:p>
          </table:table-cell>
          <table:table-cell table:style-name="ce2" office:value-type="float" office:value="509" calcext:value-type="float">
            <text:p>509</text:p>
          </table:table-cell>
          <table:table-cell table:style-name="ce4" office:value-type="string" calcext:value-type="string">
            <text:p>I'm about to move and I'm terrified! What if it has bugs? Or mold? Or something else I don't know abou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Oh gosh_comma_ you also scared of bugs?? That's my worst f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Yes! I can't imagine them crawling on me when I sleep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would have a heart attack!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73_conv:15746</text:p>
          </table:table-cell>
          <table:table-cell table:style-name="ce2" office:value-type="string" calcext:value-type="string">
            <text:p>grateful</text:p>
          </table:table-cell>
          <table:table-cell table:style-name="ce4" office:value-type="string" calcext:value-type="string">
            <text:p>My friend really helped me out by letting me borrow money when I was struggling. I am so glad to have a friend like her.</text:p>
          </table:table-cell>
          <table:table-cell table:style-name="ce2" office:value-type="float" office:value="99" calcext:value-type="float">
            <text:p>99</text:p>
          </table:table-cell>
          <table:table-cell table:style-name="ce4" office:value-type="string" calcext:value-type="string">
            <text:p>My friend really helped me out by letting me borrow money when I was struggling.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That's great_comma_ it's very useful to have a friend who can bail you out in a time of ne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Yes it is! <text:s/>I am so glad to have a friend like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Definitely help her out if you are ever able_comma_ if she needs anyt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92_conv:3585</text:p>
          </table:table-cell>
          <table:table-cell table:style-name="ce2" office:value-type="string" calcext:value-type="string">
            <text:p>excited</text:p>
          </table:table-cell>
          <table:table-cell table:style-name="ce4" office:value-type="string" calcext:value-type="string">
            <text:p>My father bought me a new luxury car.</text:p>
          </table:table-cell>
          <table:table-cell table:style-name="ce2" office:value-type="float" office:value="59" calcext:value-type="float">
            <text:p>59</text:p>
          </table:table-cell>
          <table:table-cell table:style-name="ce4" office:value-type="string" calcext:value-type="string">
            <text:p>Hi_comma_ I have desired a Porsche for many years and my father bought it for me yester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a great surprise. Did you driv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did actually_comma_ it was so giddy seeing how fast it dro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ou are very luck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325_conv:18651</text:p>
          </table:table-cell>
          <table:table-cell table:style-name="ce2" office:value-type="string" calcext:value-type="string">
            <text:p>sentimental</text:p>
          </table:table-cell>
          <table:table-cell table:style-name="ce4" office:value-type="string" calcext:value-type="string">
            <text:p>I was playing a game recently and a reminded me of childhood.</text:p>
          </table:table-cell>
          <table:table-cell table:style-name="ce2" office:value-type="float" office:value="558" calcext:value-type="float">
            <text:p>558</text:p>
          </table:table-cell>
          <table:table-cell table:style-name="ce4" office:value-type="string" calcext:value-type="string">
            <text:p>I was playing a game recently and a reminded me of childhoo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hat kind of ga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board games_comma_ chess and backgammon main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I enjoyed board games when I was littl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23_conv:13446</text:p>
          </table:table-cell>
          <table:table-cell table:style-name="ce2" office:value-type="string" calcext:value-type="string">
            <text:p>content</text:p>
          </table:table-cell>
          <table:table-cell table:style-name="ce4" office:value-type="string" calcext:value-type="string">
            <text:p>Spur of the moment_comma_ my sister and I grilled outside. No special occasion_comma_ but we watched the sun set and ate grilled hotdogs and it was just nice.</text:p>
          </table:table-cell>
          <table:table-cell table:style-name="ce2" office:value-type="float" office:value="545" calcext:value-type="float">
            <text:p>545</text:p>
          </table:table-cell>
          <table:table-cell table:style-name="ce4" office:value-type="string" calcext:value-type="string">
            <text:p>i never really had thought to do this_comma_ but the other day I just grilled spur of the moment and watched the sun set with my sister. It was really nice_comma_ honestl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 sounds pretty awesome. <text:s/>What did you guys grill? <text:s/>Was she over for a special occasion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We grilled a couple of hotdogs and hamburgers_comma_ and we're roommates basically. It works good because I'm so used to living with her that it's a lot better than an average roomma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agree. <text:s/>I had a cousin living with me for a while until he got on his feet. <text:s/>I really preferred that over a stranger. <text:s/>It sounds like you both had an awesome n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289_conv:6578</text:p>
          </table:table-cell>
          <table:table-cell table:style-name="ce2" office:value-type="string" calcext:value-type="string">
            <text:p>devastated</text:p>
          </table:table-cell>
          <table:table-cell table:style-name="ce4" office:value-type="string" calcext:value-type="string">
            <text:p>I am so sad that my uncle died.</text:p>
          </table:table-cell>
          <table:table-cell table:style-name="ce2" office:value-type="float" office:value="4" calcext:value-type="float">
            <text:p>4</text:p>
          </table:table-cell>
          <table:table-cell table:style-name="ce4" office:value-type="string" calcext:value-type="string">
            <text:p>I am so sad my uncle die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 sorry. <text:s/>Will you be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but it was take som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will feel bett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17_conv:7234</text:p>
          </table:table-cell>
          <table:table-cell table:style-name="ce2" office:value-type="string" calcext:value-type="string">
            <text:p>anxious</text:p>
          </table:table-cell>
          <table:table-cell table:style-name="ce4" office:value-type="string" calcext:value-type="string">
            <text:p>I hate presenting a project in front of my class. It's so nerve-racking. </text:p>
          </table:table-cell>
          <table:table-cell table:style-name="ce2" office:value-type="float" office:value="269" calcext:value-type="float">
            <text:p>269</text:p>
          </table:table-cell>
          <table:table-cell table:style-name="ce4" office:value-type="string" calcext:value-type="string">
            <text:p>I hate presenting a project in front of my class. It's so nerve-racking.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feel you.I am that way to.I fear public spea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hate it so much. Nothing makes me more anxious_comma_ 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t is an strong feeling for s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03_conv:13406</text:p>
          </table:table-cell>
          <table:table-cell table:style-name="ce2" office:value-type="string" calcext:value-type="string">
            <text:p>nostalgic</text:p>
          </table:table-cell>
          <table:table-cell table:style-name="ce4" office:value-type="string" calcext:value-type="string">
            <text:p>Whenever it's my dad's birthday_comma_ I reminisce about my childhood and baking him a birthday cake and taking it to his job at the fire station.</text:p>
          </table:table-cell>
          <table:table-cell table:style-name="ce2" office:value-type="float" office:value="356" calcext:value-type="float">
            <text:p>356</text:p>
          </table:table-cell>
          <table:table-cell table:style-name="ce4" office:value-type="string" calcext:value-type="string">
            <text:p>When I was a kid_comma_ I would bake a cake for my dad's birthday and take it to his job at the fire station.</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incredibly sweet. That's like the best birthday gift too_comma_ since it probably tasted really good_comma_ but then showed your time and effort all in one. I heard once to make them taste like a professional made it_comma_ you just add like extra eggs and sugar and butter or some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at's a good tip! His birthday is coming up and I'm going to reinstate the tradition. He's retired now_comma_ but spends Tuesday's playing dominos with his buddies. I'm gong to surprise him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mn.. hope when I have kids that they're like you. That all sounds great. You'll probably make all of his friends jeal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Aww that's so sweet. Yea_comma_ he'll be very happ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1_conv:1422</text:p>
          </table:table-cell>
          <table:table-cell table:style-name="ce2" office:value-type="string" calcext:value-type="string">
            <text:p>trusting</text:p>
          </table:table-cell>
          <table:table-cell table:style-name="ce4" office:value-type="string" calcext:value-type="string">
            <text:p>I felt trusting when I went to the doctors</text:p>
          </table:table-cell>
          <table:table-cell table:style-name="ce2" office:value-type="float" office:value="34" calcext:value-type="float">
            <text:p>34</text:p>
          </table:table-cell>
          <table:table-cell table:style-name="ce4" office:value-type="string" calcext:value-type="string">
            <text:p>I felt trusting when I wnet to the doct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happened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They examined me and gave me prescripti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doing okay? anything serioiu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71_conv:10143</text:p>
          </table:table-cell>
          <table:table-cell table:style-name="ce2" office:value-type="string" calcext:value-type="string">
            <text:p>sad</text:p>
          </table:table-cell>
          <table:table-cell table:style-name="ce4" office:value-type="string" calcext:value-type="string">
            <text:p>I miss living close to all my friends. We never see each other any more</text:p>
          </table:table-cell>
          <table:table-cell table:style-name="ce2" office:value-type="float" office:value="27" calcext:value-type="float">
            <text:p>27</text:p>
          </table:table-cell>
          <table:table-cell table:style-name="ce4" office:value-type="string" calcext:value-type="string">
            <text:p>I really miss living in the cit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I can understand that. Everything is right at your doorstep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Y friends are so far away now. We hardly ever see each ot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 can be very rough. Maybe you can move there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ity isn't saf for the kids. It suc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33_conv:8066</text:p>
          </table:table-cell>
          <table:table-cell table:style-name="ce2" office:value-type="string" calcext:value-type="string">
            <text:p>angry</text:p>
          </table:table-cell>
          <table:table-cell table:style-name="ce4" office:value-type="string" calcext:value-type="string">
            <text:p>i was upset when i saw someone had dented my car door</text:p>
          </table:table-cell>
          <table:table-cell table:style-name="ce2" office:value-type="float" office:value="238" calcext:value-type="float">
            <text:p>238</text:p>
          </table:table-cell>
          <table:table-cell table:style-name="ce4" office:value-type="string" calcext:value-type="string">
            <text:p>i was upset when i saw someone had dented my car door</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ould make me mad. Did you know who did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i was at the store for a few hours so i wasnt able to catch the per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Maybe they could check security cameras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4_conv:1889</text:p>
          </table:table-cell>
          <table:table-cell table:style-name="ce2" office:value-type="string" calcext:value-type="string">
            <text:p>sad</text:p>
          </table:table-cell>
          <table:table-cell table:style-name="ce4" office:value-type="string" calcext:value-type="string">
            <text:p>My sister had a miscarriage </text:p>
          </table:table-cell>
          <table:table-cell table:style-name="ce2" office:value-type="float" office:value="244" calcext:value-type="float">
            <text:p>244</text:p>
          </table:table-cell>
          <table:table-cell table:style-name="ce4" office:value-type="string" calcext:value-type="string">
            <text:p>My sister had a miscarriage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I'm so sor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t sucks. <text:s/>They've been trying for yea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time will heal_comma_ and they don't lose hop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hink they're going to try one more time... we'll se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31_conv:22463</text:p>
          </table:table-cell>
          <table:table-cell table:style-name="ce2" office:value-type="string" calcext:value-type="string">
            <text:p>apprehensive</text:p>
          </table:table-cell>
          <table:table-cell table:style-name="ce4" office:value-type="string" calcext:value-type="string">
            <text:p>So the president of the school's pto and I don't get along. It makes having to go to this meeting today hard.</text:p>
          </table:table-cell>
          <table:table-cell table:style-name="ce2" office:value-type="float" office:value="820" calcext:value-type="float">
            <text:p>820</text:p>
          </table:table-cell>
          <table:table-cell table:style-name="ce4" office:value-type="string" calcext:value-type="string">
            <text:p>We used to be best friends but when she became president she started excluding me from everyth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ho did _comma_ tell me m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The president did. It's like the title went to her head and now she's super snot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well thats not nice I hope she stars treating you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0" calcext:value-type="float">
            <text:p>820</text:p>
          </table:table-cell>
          <table:table-cell table:style-name="ce4" office:value-type="string" calcext:value-type="string">
            <text:p>Me too_comma_ I don't want to quit but I can't handle being treated poorl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804_conv:9608</text:p>
          </table:table-cell>
          <table:table-cell table:style-name="ce2" office:value-type="string" calcext:value-type="string">
            <text:p>angry</text:p>
          </table:table-cell>
          <table:table-cell table:style-name="ce4" office:value-type="string" calcext:value-type="string">
            <text:p>I was sitting on my couch the other day_comma_ when my two year old came out of nowhere_comma_ and threw my phone at my head. <text:s/>It hurt really bad.</text:p>
          </table:table-cell>
          <table:table-cell table:style-name="ce2" office:value-type="float" office:value="525" calcext:value-type="float">
            <text:p>525</text:p>
          </table:table-cell>
          <table:table-cell table:style-name="ce4" office:value-type="string" calcext:value-type="string">
            <text:p>I was sitting on my couch the other day_comma_ when my two year old came out of nowhere_comma_ and threw my phone at my head. It hurt really ba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Oh jeez_comma_ did you ask him why he did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Sometimes he is just trying to be helpful_comma_ and hand me things. <text:s/>I think sometimes he just gets too excited to be helpful_comma_ and clocks me in the f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see_comma_ well kids will be ki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I don't know how many times I'm going to have to tell him not to throw things th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310_conv:20620</text:p>
          </table:table-cell>
          <table:table-cell table:style-name="ce2" office:value-type="string" calcext:value-type="string">
            <text:p>afraid</text:p>
          </table:table-cell>
          <table:table-cell table:style-name="ce4" office:value-type="string" calcext:value-type="string">
            <text:p>I have to go rock climbing with some friends. I have practiced climbing indoors_comma_ but have never done a big climb outside so who knows how it will go.</text:p>
          </table:table-cell>
          <table:table-cell table:style-name="ce2" office:value-type="float" office:value="628" calcext:value-type="float">
            <text:p>628</text:p>
          </table:table-cell>
          <table:table-cell table:style-name="ce4" office:value-type="string" calcext:value-type="string">
            <text:p>I'm going rock climbing with some friend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That sounds fun and scary! You must be pretty fit to take on that challen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 have done some climbing indoors for practice_comma_ but never done a big climb out doors_comma_ so who know how it will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5" calcext:value-type="float">
            <text:p>395</text:p>
          </table:table-cell>
          <table:table-cell table:style-name="ce4" office:value-type="string" calcext:value-type="string">
            <text:p>I'm sure that there will be some differences_comma_ but I'm sure you will nail it! Just remember to be sa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46_conv:13493</text:p>
          </table:table-cell>
          <table:table-cell table:style-name="ce2" office:value-type="string" calcext:value-type="string">
            <text:p>angry</text:p>
          </table:table-cell>
          <table:table-cell table:style-name="ce4" office:value-type="string" calcext:value-type="string">
            <text:p>The other day while driving. someone cut me off_comma_ when I honked they flicked me off.</text:p>
          </table:table-cell>
          <table:table-cell table:style-name="ce2" office:value-type="float" office:value="356" calcext:value-type="float">
            <text:p>356</text:p>
          </table:table-cell>
          <table:table-cell table:style-name="ce4" office:value-type="string" calcext:value-type="string">
            <text:p>Soo the other day I was driving_comma_ got cut off_comma_ and when I honked at the other driver to let him know he almost hit my car_comma_ he flicked me off. I'm still bitter abou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 sucks_comma_ I would honk harder at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Lol I should've done that. Anything to show my extreme displeasure. I live in a big city so bad drivers are everyw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some cities have a lot of people and some really bad drivers. They're rude and disrepectful to all other people even pedestria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19_conv:6839</text:p>
          </table:table-cell>
          <table:table-cell table:style-name="ce2" office:value-type="string" calcext:value-type="string">
            <text:p>sentimental</text:p>
          </table:table-cell>
          <table:table-cell table:style-name="ce4" office:value-type="string" calcext:value-type="string">
            <text:p>I found an old picture of my Great Grandparents when they were first married. <text:s/>I rembeber both of them fondly.</text:p>
          </table:table-cell>
          <table:table-cell table:style-name="ce2" office:value-type="float" office:value="447" calcext:value-type="float">
            <text:p>447</text:p>
          </table:table-cell>
          <table:table-cell table:style-name="ce4" office:value-type="string" calcext:value-type="string">
            <text:p>I found an old picture in a box of my Great Grandparent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did it make you emotiona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Not visibly. <text:s/>It was a picture from their wedding day and it brought a smile to my face to see them so you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w hopefully you never lose that pict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89_conv:8178</text:p>
          </table:table-cell>
          <table:table-cell table:style-name="ce2" office:value-type="string" calcext:value-type="string">
            <text:p>devastated</text:p>
          </table:table-cell>
          <table:table-cell table:style-name="ce4" office:value-type="string" calcext:value-type="string">
            <text:p>I found out that my girlfriend has been cheating on me. <text:s/>I am so hurt right now.</text:p>
          </table:table-cell>
          <table:table-cell table:style-name="ce2" office:value-type="float" office:value="322" calcext:value-type="float">
            <text:p>322</text:p>
          </table:table-cell>
          <table:table-cell table:style-name="ce4" office:value-type="string" calcext:value-type="string">
            <text:p>I found out that my girlfriend has been cheating on me.</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He suc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 hurt right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Forget him. There are soo many girls out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28_conv:21456</text:p>
          </table:table-cell>
          <table:table-cell table:style-name="ce2" office:value-type="string" calcext:value-type="string">
            <text:p>faithful</text:p>
          </table:table-cell>
          <table:table-cell table:style-name="ce4" office:value-type="string" calcext:value-type="string">
            <text:p>My sister-in-law has stage 4 cancer_comma_ and today we have 100 people coming over to the house to pray for her. It's the last day of a 24/7 prayer week and we've seen so much healing in her and in people who've been praying!</text:p>
          </table:table-cell>
          <table:table-cell table:style-name="ce2" office:value-type="float" office:value="759" calcext:value-type="float">
            <text:p>759</text:p>
          </table:table-cell>
          <table:table-cell table:style-name="ce4" office:value-type="string" calcext:value-type="string">
            <text:p>We have 100 people coming over soon to pray over my sister and her house. I'm excited!</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bet you are _comma_ So did she just purchase a new hou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9" calcext:value-type="float">
            <text:p>759</text:p>
          </table:table-cell>
          <table:table-cell table:style-name="ce4" office:value-type="string" calcext:value-type="string">
            <text:p>No_comma_ she's got stage 4 cancer - it's the last day of a 24/7 week of prayer_comma_ with 100s of people around the world praying for her. There's been some incredible things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That is incredible _comma_ my dad had canswer and we had people from our church pray for him and others did as well and his cancer went into remiss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9" calcext:value-type="float">
            <text:p>759</text:p>
          </table:table-cell>
          <table:table-cell table:style-name="ce4" office:value-type="string" calcext:value-type="string">
            <text:p>How good is that - such great news. What did you guys find helpful for looking after yourselves as you cared for your d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879_conv:5759</text:p>
          </table:table-cell>
          <table:table-cell table:style-name="ce2" office:value-type="string" calcext:value-type="string">
            <text:p>afraid</text:p>
          </table:table-cell>
          <table:table-cell table:style-name="ce4" office:value-type="string" calcext:value-type="string">
            <text:p>Alone while family was at a party when someone rammed a quad into the garage.</text:p>
          </table:table-cell>
          <table:table-cell table:style-name="ce2" office:value-type="float" office:value="328" calcext:value-type="float">
            <text:p>328</text:p>
          </table:table-cell>
          <table:table-cell table:style-name="ce4" office:value-type="string" calcext:value-type="string">
            <text:p>Man you won't believe what happened. Some kid rammed his quad into my garage door</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d he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Was driving out in the field and fell off. Didn't attach the thingy that is supposed to kill the engine when you fall. And the rest is physics I suppo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Sounds like a mess_comma_ how much did it cost to re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Well they paid for a new door. It scared the heck out of me but its a funny story now r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03_conv:2606</text:p>
          </table:table-cell>
          <table:table-cell table:style-name="ce2" office:value-type="string" calcext:value-type="string">
            <text:p>anxious</text:p>
          </table:table-cell>
          <table:table-cell table:style-name="ce4" office:value-type="string" calcext:value-type="string">
            <text:p>I am going to look for a job as soon as school starts. Im excited.</text:p>
          </table:table-cell>
          <table:table-cell table:style-name="ce2" office:value-type="float" office:value="27" calcext:value-type="float">
            <text:p>27</text:p>
          </table:table-cell>
          <table:table-cell table:style-name="ce4" office:value-type="string" calcext:value-type="string">
            <text:p>I am about to enter the workforce again soon. Hopefull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job are you going to g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n't started looking yet. The kids are all going to be in school now and I can work outside the home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use to do for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a pharmac technician but I think I want to do something differ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97_conv:19594</text:p>
          </table:table-cell>
          <table:table-cell table:style-name="ce2" office:value-type="string" calcext:value-type="string">
            <text:p>faithful</text:p>
          </table:table-cell>
          <table:table-cell table:style-name="ce4" office:value-type="string" calcext:value-type="string">
            <text:p>I have hope that this weekend will be fun. I am off and hope to do something fun</text:p>
          </table:table-cell>
          <table:table-cell table:style-name="ce2" office:value-type="float" office:value="126" calcext:value-type="float">
            <text:p>126</text:p>
          </table:table-cell>
          <table:table-cell table:style-name="ce4" office:value-type="string" calcext:value-type="string">
            <text:p>I have hope that this weekend will be fun. I am off and hope to do something fu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Sounds fun! <text:s/>Where ya headed t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ope to a brewery or tw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cool. <text:s/>Sounds like fun! <text:s/>Be sa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10_conv:22221</text:p>
          </table:table-cell>
          <table:table-cell table:style-name="ce2" office:value-type="string" calcext:value-type="string">
            <text:p>excited</text:p>
          </table:table-cell>
          <table:table-cell table:style-name="ce4" office:value-type="string" calcext:value-type="string">
            <text:p>One time I got to spend two weeks in France. It was my first time visiting another country.</text:p>
          </table:table-cell>
          <table:table-cell table:style-name="ce2" office:value-type="float" office:value="630" calcext:value-type="float">
            <text:p>630</text:p>
          </table:table-cell>
          <table:table-cell table:style-name="ce4" office:value-type="string" calcext:value-type="string">
            <text:p>ok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ve never been abroad before_comma_ but I'm going to spend two weeks in France next mon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 is great! What will you be doing ther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I am going to visit a few cities and tourist attractio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8_conv:1217</text:p>
          </table:table-cell>
          <table:table-cell table:style-name="ce2" office:value-type="string" calcext:value-type="string">
            <text:p>guilty</text:p>
          </table:table-cell>
          <table:table-cell table:style-name="ce4" office:value-type="string" calcext:value-type="string">
            <text:p>i abused my sister</text:p>
          </table:table-cell>
          <table:table-cell table:style-name="ce2" office:value-type="float" office:value="178" calcext:value-type="float">
            <text:p>178</text:p>
          </table:table-cell>
          <table:table-cell table:style-name="ce4" office:value-type="string" calcext:value-type="string">
            <text:p>we were arguing about her taking my car without my knowledge and i ended abusing her. i feel ba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What steps have you taken to remedy the situation and make her feel sa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i apologized to her but still she wount talk to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I think that's for the best. Abuse is never ok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58_conv:7316</text:p>
          </table:table-cell>
          <table:table-cell table:style-name="ce2" office:value-type="string" calcext:value-type="string">
            <text:p>disappointed</text:p>
          </table:table-cell>
          <table:table-cell table:style-name="ce4" office:value-type="string" calcext:value-type="string">
            <text:p>I bought new flavor of coffee today from Starbucks. I was so shocked at how bad it was. I'm never going to try a new coffee flavor.</text:p>
          </table:table-cell>
          <table:table-cell table:style-name="ce2" office:value-type="float" office:value="269" calcext:value-type="float">
            <text:p>269</text:p>
          </table:table-cell>
          <table:table-cell table:style-name="ce4" office:value-type="string" calcext:value-type="string">
            <text:p>I bought new flavor of coffee today from Starbucks. I was so shocked at how bad it was. I'm never going to try a new coffee flavor.</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Oh_comma_ that's never fun. You think you're going to discover a new favorite and then....ble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xactly. That's why I'm going back to my old ways so I don't get disappointed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2" calcext:value-type="float">
            <text:p>462</text:p>
          </table:table-cell>
          <table:table-cell table:style-name="ce4" office:value-type="string" calcext:value-type="string">
            <text:p>The old ways are the best ways sometime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88_conv:24376</text:p>
          </table:table-cell>
          <table:table-cell table:style-name="ce2" office:value-type="string" calcext:value-type="string">
            <text:p>confident</text:p>
          </table:table-cell>
          <table:table-cell table:style-name="ce4" office:value-type="string" calcext:value-type="string">
            <text:p>I am pretty certain that I am going to be matched with my first choice school of law. I did really well on the LSAT.</text:p>
          </table:table-cell>
          <table:table-cell table:style-name="ce2" office:value-type="float" office:value="633" calcext:value-type="float">
            <text:p>633</text:p>
          </table:table-cell>
          <table:table-cell table:style-name="ce4" office:value-type="string" calcext:value-type="string">
            <text:p>I'm really hoping my acceptance letter shows up in the mail soo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s it for colleg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Law School_comma_ I'm pretty sure I got in to my first choice_comma_ but you never k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Well good luck_comma_ I hope you get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nk you_comma_ fingers are cross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7_conv:1795</text:p>
          </table:table-cell>
          <table:table-cell table:style-name="ce2" office:value-type="string" calcext:value-type="string">
            <text:p>excited</text:p>
          </table:table-cell>
          <table:table-cell table:style-name="ce4" office:value-type="string" calcext:value-type="string">
            <text:p>I bought a new car a few days ago. It's really sleek and fun to drive</text:p>
          </table:table-cell>
          <table:table-cell table:style-name="ce2" office:value-type="float" office:value="234" calcext:value-type="float">
            <text:p>234</text:p>
          </table:table-cell>
          <table:table-cell table:style-name="ce4" office:value-type="string" calcext:value-type="string">
            <text:p>I bought a new car a few days ago. It's quite sleek and fun to drive arou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ow thats awesome_comma_ what kind of car did you g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got the new 2018 Honda Accord LX. Not the flashiest_comma_ but it works and it works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 was a good choice_comma_ did you consider any other makes/model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008_conv:8016</text:p>
          </table:table-cell>
          <table:table-cell table:style-name="ce2" office:value-type="string" calcext:value-type="string">
            <text:p>anticipating</text:p>
          </table:table-cell>
          <table:table-cell table:style-name="ce4" office:value-type="string" calcext:value-type="string">
            <text:p>I can't wait until Friday!</text:p>
          </table:table-cell>
          <table:table-cell table:style-name="ce2" office:value-type="float" office:value="484" calcext:value-type="float">
            <text:p>484</text:p>
          </table:table-cell>
          <table:table-cell table:style-name="ce4" office:value-type="string" calcext:value-type="string">
            <text:p>Why? What's going on on Fri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Any plans for Fri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4" calcext:value-type="float">
            <text:p>484</text:p>
          </table:table-cell>
          <table:table-cell table:style-name="ce4" office:value-type="string" calcext:value-type="string">
            <text:p>I am leaving for vacation! I can't wa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That's awesome! I bet these next few days will fly b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16_conv:13433</text:p>
          </table:table-cell>
          <table:table-cell table:style-name="ce2" office:value-type="string" calcext:value-type="string">
            <text:p>joyful</text:p>
          </table:table-cell>
          <table:table-cell table:style-name="ce4" office:value-type="string" calcext:value-type="string">
            <text:p>It makes me happy when I come home and my cat is waiting by the door to greet me</text:p>
          </table:table-cell>
          <table:table-cell table:style-name="ce2" office:value-type="float" office:value="356" calcext:value-type="float">
            <text:p>356</text:p>
          </table:table-cell>
          <table:table-cell table:style-name="ce4" office:value-type="string" calcext:value-type="string">
            <text:p>It makes me happy to see my cat waiting for me at the front door when I come home after a long day of wor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Aw_comma_ that is really cute of your cat to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Yea_comma_ she's a sweetheart. First cat I've ever owned and I realize now that I'm a cat person as opposed to a dog per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It's good to have a pet in your life_comma_ makes you happ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52_conv:7304</text:p>
          </table:table-cell>
          <table:table-cell table:style-name="ce2" office:value-type="string" calcext:value-type="string">
            <text:p>anxious</text:p>
          </table:table-cell>
          <table:table-cell table:style-name="ce4" office:value-type="string" calcext:value-type="string">
            <text:p>I was raped. I have just gone for a test to know if I am pregnant or I caught a disease from the bad experience</text:p>
          </table:table-cell>
          <table:table-cell table:style-name="ce2" office:value-type="float" office:value="237" calcext:value-type="float">
            <text:p>237</text:p>
          </table:table-cell>
          <table:table-cell table:style-name="ce4" office:value-type="string" calcext:value-type="string">
            <text:p>I was raped. I have just gone for a test to know if I am pregnant or I caught a disease from the bad experienc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I am so sorry this happened to you. What an animal! When will you know the results of your tes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Its ok _comma_ I am so anxious about my statu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Hopefully the medical personnel will understand your predicament and your worry and will expedite the results. Until then_comma_ do you have someone you can confide in or just talk t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15_conv:19630</text:p>
          </table:table-cell>
          <table:table-cell table:style-name="ce2" office:value-type="string" calcext:value-type="string">
            <text:p>guilty</text:p>
          </table:table-cell>
          <table:table-cell table:style-name="ce4" office:value-type="string" calcext:value-type="string">
            <text:p>I worked for a company for 5 years and I found a new job that paid better. <text:s/>I worked out the last of my shifts but I felt bad for leaving a company that was so good to me.</text:p>
          </table:table-cell>
          <table:table-cell table:style-name="ce2" office:value-type="float" office:value="667" calcext:value-type="float">
            <text:p>667</text:p>
          </table:table-cell>
          <table:table-cell table:style-name="ce4" office:value-type="string" calcext:value-type="string">
            <text:p>I worked for a company for 5 years and I found a new job that paid better. I worked out the last of my shifts but I felt bad for leaving a company that was so good to m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et that_comma_ but money talks at the end of the 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7" calcext:value-type="float">
            <text:p>667</text:p>
          </table:table-cell>
          <table:table-cell table:style-name="ce4" office:value-type="string" calcext:value-type="string">
            <text:p>Absolutely_comma_ I felt bad but the company I was working for did not offer the same benefits of the new compan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what it comes down to someti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82_conv:21364</text:p>
          </table:table-cell>
          <table:table-cell table:style-name="ce2" office:value-type="string" calcext:value-type="string">
            <text:p>grateful</text:p>
          </table:table-cell>
          <table:table-cell table:style-name="ce4" office:value-type="string" calcext:value-type="string">
            <text:p>I am so grateful to my friend who took me home when I got drunk at the bar.</text:p>
          </table:table-cell>
          <table:table-cell table:style-name="ce2" office:value-type="float" office:value="631" calcext:value-type="float">
            <text:p>631</text:p>
          </table:table-cell>
          <table:table-cell table:style-name="ce4" office:value-type="string" calcext:value-type="string">
            <text:p>I am so grateful that I have great friends :)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Friends really are the best part of life_comma_ I'd say. I can't imagine what I'd do without some of those folks in my lif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Yes I totally agree_comma_ the other day when I was at the bar_comma_ my best friend was so kind to make sure I got home safe after I had a little too uch to drink :)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6" calcext:value-type="float">
            <text:p>666</text:p>
          </table:table-cell>
          <table:table-cell table:style-name="ce4" office:value-type="string" calcext:value-type="string">
            <text:p>That's a good friends right there. Looking out for your best interests is a sign that they're truly a keep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20_conv:10841</text:p>
          </table:table-cell>
          <table:table-cell table:style-name="ce2" office:value-type="string" calcext:value-type="string">
            <text:p>surprised</text:p>
          </table:table-cell>
          <table:table-cell table:style-name="ce4" office:value-type="string" calcext:value-type="string">
            <text:p>I found $80 while I was cleaning out my truck.</text:p>
          </table:table-cell>
          <table:table-cell table:style-name="ce2" office:value-type="float" office:value="244" calcext:value-type="float">
            <text:p>244</text:p>
          </table:table-cell>
          <table:table-cell table:style-name="ce4" office:value-type="string" calcext:value-type="string">
            <text:p>I found $80 while I was cleaning out my truck.</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what will you spend it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onna put it in the bank. saving up to buy a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Good for you_comma_ make sure you get the 20% d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p. <text:s/>I've got about 15% of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133_conv:6266</text:p>
          </table:table-cell>
          <table:table-cell table:style-name="ce2" office:value-type="string" calcext:value-type="string">
            <text:p>surprised</text:p>
          </table:table-cell>
          <table:table-cell table:style-name="ce4" office:value-type="string" calcext:value-type="string">
            <text:p>I was surprised when I saw two bunnies..a mom I assume and her baby_comma_ running around. They stopped to listen to me talking to them too.</text:p>
          </table:table-cell>
          <table:table-cell table:style-name="ce2" office:value-type="float" office:value="296" calcext:value-type="float">
            <text:p>296</text:p>
          </table:table-cell>
          <table:table-cell table:style-name="ce4" office:value-type="string" calcext:value-type="string">
            <text:p>I was surprised when I saw two bunnies..a mom I assume and her baby_comma_ running around tonigh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ww that must have been so cu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was! Rare that wild bunnies don't just take o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ve never seen a bunny. That;s weir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968_conv:9937</text:p>
          </table:table-cell>
          <table:table-cell table:style-name="ce2" office:value-type="string" calcext:value-type="string">
            <text:p>annoyed</text:p>
          </table:table-cell>
          <table:table-cell table:style-name="ce4" office:value-type="string" calcext:value-type="string">
            <text:p>Our mailman keeps leaving packages outside of the building instead of putting them in the entryway. The other day it rained and my package was ruined_comma_ and a few times my things have been stolen.</text:p>
          </table:table-cell>
          <table:table-cell table:style-name="ce2" office:value-type="float" office:value="473" calcext:value-type="float">
            <text:p>473</text:p>
          </table:table-cell>
          <table:table-cell table:style-name="ce4" office:value-type="string" calcext:value-type="string">
            <text:p>Our mail carrier keeps leaving packages outside instead of putting them in the lobb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frustrating_comma_ especially if the weather isnt idea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Exactly! It rained the other day and my package was totally rui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unfortunate_comma_ im sorry t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hank you! At least I was able to get it replac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57_conv:21115</text:p>
          </table:table-cell>
          <table:table-cell table:style-name="ce2" office:value-type="string" calcext:value-type="string">
            <text:p>sentimental</text:p>
          </table:table-cell>
          <table:table-cell table:style-name="ce4" office:value-type="string" calcext:value-type="string">
            <text:p>I found a baby picture of my son and it made me miss him. He went off to college and I don't see him much anymore. </text:p>
          </table:table-cell>
          <table:table-cell table:style-name="ce2" office:value-type="float" office:value="741" calcext:value-type="float">
            <text:p>741</text:p>
          </table:table-cell>
          <table:table-cell table:style-name="ce4" office:value-type="string" calcext:value-type="string">
            <text:p>My son went off to college. I found a baby picture of him and it made me sa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m sorry. They grow up fast. Its hard to watch them leave the n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1" calcext:value-type="float">
            <text:p>741</text:p>
          </table:table-cell>
          <table:table-cell table:style-name="ce4" office:value-type="string" calcext:value-type="string">
            <text:p>I guess I need to find a hobby to keep me bus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That can help. I know I like my hobbies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461_conv:14923</text:p>
          </table:table-cell>
          <table:table-cell table:style-name="ce2" office:value-type="string" calcext:value-type="string">
            <text:p>prepared</text:p>
          </table:table-cell>
          <table:table-cell table:style-name="ce4" office:value-type="string" calcext:value-type="string">
            <text:p>Studying for my final math exam. I had just done a 5 hour study session.</text:p>
          </table:table-cell>
          <table:table-cell table:style-name="ce2" office:value-type="float" office:value="375" calcext:value-type="float">
            <text:p>375</text:p>
          </table:table-cell>
          <table:table-cell table:style-name="ce4" office:value-type="string" calcext:value-type="string">
            <text:p>I feel so ready for this exam.</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think you're gonna do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hopeful_comma_ it's math and I put in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Math is really hard but I got faith in you. You're gonna make an A+ I know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15_conv:21231</text:p>
          </table:table-cell>
          <table:table-cell table:style-name="ce2" office:value-type="string" calcext:value-type="string">
            <text:p>disgusted</text:p>
          </table:table-cell>
          <table:table-cell table:style-name="ce4" office:value-type="string" calcext:value-type="string">
            <text:p>I got spayed in the face with wound juices</text:p>
          </table:table-cell>
          <table:table-cell table:style-name="ce2" office:value-type="float" office:value="554" calcext:value-type="float">
            <text:p>554</text:p>
          </table:table-cell>
          <table:table-cell table:style-name="ce4" office:value-type="string" calcext:value-type="string">
            <text:p>I got spayed in the face with wound juices</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That is really gross. How did that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ok so i used to work as a wound care specialist and i was helping a coworker. There is a thing called a pulse lavage amd it sprays water in the wou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Oh_comma_ I see. So_comma_ nothing really bad that could cause a problem reall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lol. We ran out of face shields and she accidentally sprayed me in the fac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I don't think I would help again unless someone found me a face shie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I made sure I had plenty from then on. I had to go through a special shower and have my eyes checked. It was horrib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79_conv:8358</text:p>
          </table:table-cell>
          <table:table-cell table:style-name="ce2" office:value-type="string" calcext:value-type="string">
            <text:p>devastated</text:p>
          </table:table-cell>
          <table:table-cell table:style-name="ce4" office:value-type="string" calcext:value-type="string">
            <text:p>On the day on September 11_comma_ 2001_comma_ Life was never the same after</text:p>
          </table:table-cell>
          <table:table-cell table:style-name="ce2" office:value-type="float" office:value="506" calcext:value-type="float">
            <text:p>506</text:p>
          </table:table-cell>
          <table:table-cell table:style-name="ce4" office:value-type="string" calcext:value-type="string">
            <text:p>I will never forget the feeling I felt on September 11th_comma_ 2001</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was a kid then_comma_ but I remember my teachers reac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 was just in distrau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can imagine_comma_ that was a pretty big dea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414_conv:24829</text:p>
          </table:table-cell>
          <table:table-cell table:style-name="ce2" office:value-type="string" calcext:value-type="string">
            <text:p>sentimental</text:p>
          </table:table-cell>
          <table:table-cell table:style-name="ce4" office:value-type="string" calcext:value-type="string">
            <text:p>I love so much my wife. She has been so caring and kind with me.</text:p>
          </table:table-cell>
          <table:table-cell table:style-name="ce2" office:value-type="float" office:value="7" calcext:value-type="float">
            <text:p>7</text:p>
          </table:table-cell>
          <table:table-cell table:style-name="ce4" office:value-type="string" calcext:value-type="string">
            <text:p>I love so much my wife. She has been so caring and kind with m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really nice! You should show her you appreciate her. Maybe cook her dinn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m bad cooker but I take her frequently for dinner in restaura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hh yes_comma_ that's very nice too_comma_ good for her! You guys have a happy marriag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70_conv:14141</text:p>
          </table:table-cell>
          <table:table-cell table:style-name="ce2" office:value-type="string" calcext:value-type="string">
            <text:p>angry</text:p>
          </table:table-cell>
          <table:table-cell table:style-name="ce4" office:value-type="string" calcext:value-type="string">
            <text:p>someone cut me off in traffic today</text:p>
          </table:table-cell>
          <table:table-cell table:style-name="ce2" office:value-type="float" office:value="63" calcext:value-type="float">
            <text:p>63</text:p>
          </table:table-cell>
          <table:table-cell table:style-name="ce4" office:value-type="string" calcext:value-type="string">
            <text:p>someone cut me off in traffic toda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id you do after they cut you o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much i could do but i hate those type of peop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at least honk your hor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36_conv:16072</text:p>
          </table:table-cell>
          <table:table-cell table:style-name="ce2" office:value-type="string" calcext:value-type="string">
            <text:p>sad</text:p>
          </table:table-cell>
          <table:table-cell table:style-name="ce4" office:value-type="string" calcext:value-type="string">
            <text:p>My little brother failed his french class and had to spend three weeks in summer school. It hurt my heart seeing him have to go to school while all his friends were having fun.</text:p>
          </table:table-cell>
          <table:table-cell table:style-name="ce2" office:value-type="float" office:value="580" calcext:value-type="float">
            <text:p>580</text:p>
          </table:table-cell>
          <table:table-cell table:style-name="ce4" office:value-type="string" calcext:value-type="string">
            <text:p>My little brother failed his French class and had to spend three weeks in summer school.</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no_comma_ that's not good! He's not the only one that's not great at French. Most of my family spoke French as a second language when I was growing up and I still never picked i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French is a really hard language_comma_ I have trouble too so it really hurt my heart seeing him go to school while all his friends and siblings were having fun without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opefully he'll get to enjoy his next summ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34_conv:7468</text:p>
          </table:table-cell>
          <table:table-cell table:style-name="ce2" office:value-type="string" calcext:value-type="string">
            <text:p>terrified</text:p>
          </table:table-cell>
          <table:table-cell table:style-name="ce4" office:value-type="string" calcext:value-type="string">
            <text:p>I am sitting here and there is a gigantic storm a brewing!</text:p>
          </table:table-cell>
          <table:table-cell table:style-name="ce2" office:value-type="float" office:value="291" calcext:value-type="float">
            <text:p>291</text:p>
          </table:table-cell>
          <table:table-cell table:style-name="ce4" office:value-type="string" calcext:value-type="string">
            <text:p>I am waiting for this storm to approac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Is there any warnings? How much rain are you expec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 don't watch the tv. I can hear it sounds pretty bad though and I forecast that it could become a torna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6" calcext:value-type="float">
            <text:p>456</text:p>
          </table:table-cell>
          <table:table-cell table:style-name="ce4" office:value-type="string" calcext:value-type="string">
            <text:p>That is very scary. We have had a lot of rain here and when that happens large trees often come dow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948_conv:3896</text:p>
          </table:table-cell>
          <table:table-cell table:style-name="ce2" office:value-type="string" calcext:value-type="string">
            <text:p>confident</text:p>
          </table:table-cell>
          <table:table-cell table:style-name="ce4" office:value-type="string" calcext:value-type="string">
            <text:p>i think ill get the job </text:p>
          </table:table-cell>
          <table:table-cell table:style-name="ce2" office:value-type="float" office:value="11" calcext:value-type="float">
            <text:p>11</text:p>
          </table:table-cell>
          <table:table-cell table:style-name="ce4" office:value-type="string" calcext:value-type="string">
            <text:p>i really think im going to get the job!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Oh yeah? What job did you apply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 sales position right downtown. omg i cant wait to star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That's great! I really hope you do get it_comma_ you sound very excit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071_conv:24143</text:p>
          </table:table-cell>
          <table:table-cell table:style-name="ce2" office:value-type="string" calcext:value-type="string">
            <text:p>trusting</text:p>
          </table:table-cell>
          <table:table-cell table:style-name="ce4" office:value-type="string" calcext:value-type="string">
            <text:p>my girlfriend gave me her facebook password.</text:p>
          </table:table-cell>
          <table:table-cell table:style-name="ce2" office:value-type="float" office:value="46" calcext:value-type="float">
            <text:p>46</text:p>
          </table:table-cell>
          <table:table-cell table:style-name="ce4" office:value-type="string" calcext:value-type="string">
            <text:p>So my girlfriend gave me her password on facebook as a sign of faith</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wow. I have never don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 she is good and i trust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that is great. I think people get upset over other people actions when it comes to faceboo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15_conv:5431</text:p>
          </table:table-cell>
          <table:table-cell table:style-name="ce2" office:value-type="string" calcext:value-type="string">
            <text:p>angry</text:p>
          </table:table-cell>
          <table:table-cell table:style-name="ce4" office:value-type="string" calcext:value-type="string">
            <text:p>I was mad when it was only tuesday!</text:p>
          </table:table-cell>
          <table:table-cell table:style-name="ce2" office:value-type="float" office:value="238" calcext:value-type="float">
            <text:p>238</text:p>
          </table:table-cell>
          <table:table-cell table:style-name="ce4" office:value-type="string" calcext:value-type="string">
            <text:p>I was mad when it was only tuesday!</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Yeah_comma_ Tuesday is just the beginning of the week and more to go. Is that wh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cause its not FRIDAYYYYYYY! as oprah would s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6" calcext:value-type="float">
            <text:p>406</text:p>
          </table:table-cell>
          <table:table-cell table:style-name="ce4" office:value-type="string" calcext:value-type="string">
            <text:p>So tru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48_conv:3697</text:p>
          </table:table-cell>
          <table:table-cell table:style-name="ce2" office:value-type="string" calcext:value-type="string">
            <text:p>confident</text:p>
          </table:table-cell>
          <table:table-cell table:style-name="ce4" office:value-type="string" calcext:value-type="string">
            <text:p>Bought some plant fertilizer and it burned my spearmint plant up and almost killed it. <text:s/>Had to take it back to walmart.</text:p>
          </table:table-cell>
          <table:table-cell table:style-name="ce2" office:value-type="float" office:value="40" calcext:value-type="float">
            <text:p>40</text:p>
          </table:table-cell>
          <table:table-cell table:style-name="ce4" office:value-type="string" calcext:value-type="string">
            <text:p>Got some plant fertilizer and it burned my spearmint plant. So I took it back to Walmar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m sorry to hear that. <text:s/>Did they replace the plant as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Some of the stems are dead but not all of it. Waiting to see if it survives. It smells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hope it comes back. <text:s/>Fertilizer is always an experimental thing. Plants are so finick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waiting to see if it s urvives. I <text:s/>tried to <text:s/>put a lot of water on i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488_conv:2976</text:p>
          </table:table-cell>
          <table:table-cell table:style-name="ce2" office:value-type="string" calcext:value-type="string">
            <text:p>lonely</text:p>
          </table:table-cell>
          <table:table-cell table:style-name="ce4" office:value-type="string" calcext:value-type="string">
            <text:p>I went to a restaurant last week by myself_comma_ meanwhile everyone else was sitting with at least one other person.</text:p>
          </table:table-cell>
          <table:table-cell table:style-name="ce2" office:value-type="float" office:value="100" calcext:value-type="float">
            <text:p>100</text:p>
          </table:table-cell>
          <table:table-cell table:style-name="ce4" office:value-type="string" calcext:value-type="string">
            <text:p>I went to a restaurant last week by myself_comma_ meanwhile everyone else was sitting with at least one other perso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ow did you feel abou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 felt a bit lonely to say the le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know the feeling. <text:s/>Just broke up with my ex-gf 5 months ago. <text:s/>But he/she is out there_comma_ chin up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4_conv:1429</text:p>
          </table:table-cell>
          <table:table-cell table:style-name="ce2" office:value-type="string" calcext:value-type="string">
            <text:p>joyful</text:p>
          </table:table-cell>
          <table:table-cell table:style-name="ce4" office:value-type="string" calcext:value-type="string">
            <text:p>I wrote medical school exam up to 3times and failed_comma_ but this time I passed it with flying colours_comma_ </text:p>
          </table:table-cell>
          <table:table-cell table:style-name="ce2" office:value-type="float" office:value="183" calcext:value-type="float">
            <text:p>183</text:p>
          </table:table-cell>
          <table:table-cell table:style-name="ce4" office:value-type="string" calcext:value-type="string">
            <text:p>Oh yeah_comma_ my parents bought me special gift because of my succes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how n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3" calcext:value-type="float">
            <text:p>183</text:p>
          </table:table-cell>
          <table:table-cell table:style-name="ce4" office:value-type="string" calcext:value-type="string">
            <text:p>Very good one_comma_ gold wat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wow that is very ni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9_conv:1799</text:p>
          </table:table-cell>
          <table:table-cell table:style-name="ce2" office:value-type="string" calcext:value-type="string">
            <text:p>surprised</text:p>
          </table:table-cell>
          <table:table-cell table:style-name="ce4" office:value-type="string" calcext:value-type="string">
            <text:p>I was on my way home from work and my gfirleind suprised me with a bunch of friends and family for a party.</text:p>
          </table:table-cell>
          <table:table-cell table:style-name="ce2" office:value-type="float" office:value="249" calcext:value-type="float">
            <text:p>249</text:p>
          </table:table-cell>
          <table:table-cell table:style-name="ce4" office:value-type="string" calcext:value-type="string">
            <text:p>There was one day after work that my girlfriend was planning a surprise party with a bunch of friends and famil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take away from her time with you. Was it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9" calcext:value-type="float">
            <text:p>249</text:p>
          </table:table-cell>
          <table:table-cell table:style-name="ce4" office:value-type="string" calcext:value-type="string">
            <text:p>Yes_comma_ the party was for me! I was so shocked and had no clue it was com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a really nice surprise th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970_conv:15941</text:p>
          </table:table-cell>
          <table:table-cell table:style-name="ce2" office:value-type="string" calcext:value-type="string">
            <text:p>jealous</text:p>
          </table:table-cell>
          <table:table-cell table:style-name="ce4" office:value-type="string" calcext:value-type="string">
            <text:p>I am not sure how to tell my husband how it makes me feel when he is flirting with other women. </text:p>
          </table:table-cell>
          <table:table-cell table:style-name="ce2" office:value-type="float" office:value="147" calcext:value-type="float">
            <text:p>147</text:p>
          </table:table-cell>
          <table:table-cell table:style-name="ce4" office:value-type="string" calcext:value-type="string">
            <text:p>He doesn;t seem to see the issu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o does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My husband doesn't see flirting with girls a problem.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hat a jerk! That is definitely a probl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555_conv:15111</text:p>
          </table:table-cell>
          <table:table-cell table:style-name="ce2" office:value-type="string" calcext:value-type="string">
            <text:p>angry</text:p>
          </table:table-cell>
          <table:table-cell table:style-name="ce4" office:value-type="string" calcext:value-type="string">
            <text:p>This is the third night in a row I can't sleep. My doc isn't giving me the right meds</text:p>
          </table:table-cell>
          <table:table-cell table:style-name="ce2" office:value-type="float" office:value="328" calcext:value-type="float">
            <text:p>328</text:p>
          </table:table-cell>
          <table:table-cell table:style-name="ce4" office:value-type="string" calcext:value-type="string">
            <text:p>I think my doctor might be giving me the wrong meds. This is the third night in a row where I can't sleep</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thought about getting a second opin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Maybe but my insurance only covers so many places in my are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Perhaps you should get different insuran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Right_comma_ its that eas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04_conv:8409</text:p>
          </table:table-cell>
          <table:table-cell table:style-name="ce2" office:value-type="string" calcext:value-type="string">
            <text:p>hopeful</text:p>
          </table:table-cell>
          <table:table-cell table:style-name="ce4" office:value-type="string" calcext:value-type="string">
            <text:p>My wife and I just put a bid on a house we really want! <text:s/>We are fairly optimistic that we will get it!</text:p>
          </table:table-cell>
          <table:table-cell table:style-name="ce2" office:value-type="float" office:value="277" calcext:value-type="float">
            <text:p>277</text:p>
          </table:table-cell>
          <table:table-cell table:style-name="ce4" office:value-type="string" calcext:value-type="string">
            <text:p>My wife and I just put a bid on a house we really want! We are fairly optimistic that we will ge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Good luck! I hope it goes well for you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we don't know for sure_comma_ but it looks promising!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How much is the hou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12_conv:16825</text:p>
          </table:table-cell>
          <table:table-cell table:style-name="ce2" office:value-type="string" calcext:value-type="string">
            <text:p>jealous</text:p>
          </table:table-cell>
          <table:table-cell table:style-name="ce4" office:value-type="string" calcext:value-type="string">
            <text:p>My wife has really good job_comma_ but she makes more money than me. I really envy her.</text:p>
          </table:table-cell>
          <table:table-cell table:style-name="ce2" office:value-type="float" office:value="478" calcext:value-type="float">
            <text:p>478</text:p>
          </table:table-cell>
          <table:table-cell table:style-name="ce4" office:value-type="string" calcext:value-type="string">
            <text:p>My wife has really good job_comma_ but she makes more money than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re you okay with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m really envious of her. I make next to noth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ve you talked to her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No I'm too scared to bring it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67_conv:20935</text:p>
          </table:table-cell>
          <table:table-cell table:style-name="ce2" office:value-type="string" calcext:value-type="string">
            <text:p>disappointed</text:p>
          </table:table-cell>
          <table:table-cell table:style-name="ce4" office:value-type="string" calcext:value-type="string">
            <text:p>Years ago_comma_ we were trying to buy our first house and the financing fell through. <text:s/>We had to switch lenders and it took another six months to find a place.</text:p>
          </table:table-cell>
          <table:table-cell table:style-name="ce2" office:value-type="float" office:value="527" calcext:value-type="float">
            <text:p>527</text:p>
          </table:table-cell>
          <table:table-cell table:style-name="ce4" office:value-type="string" calcext:value-type="string">
            <text:p>When we were trying to buy our first home_comma_ our financing fell throug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Oh no! <text:s/>That had to be frustrating. I hope it wasn't too close to clos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t was a couple weeks out. <text:s/>We had to switch lenders and it took another six months to find a 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hope you still found a great home! The home buying process is certainly frustrat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23_conv:1446</text:p>
          </table:table-cell>
          <table:table-cell table:style-name="ce2" office:value-type="string" calcext:value-type="string">
            <text:p>disgusted</text:p>
          </table:table-cell>
          <table:table-cell table:style-name="ce4" office:value-type="string" calcext:value-type="string">
            <text:p>Once I was getting dressed and a lizard was on my shirt_comma_ I think reptiles are gross and disgusting_comma_ I screammed out. YUCK! It was now on me.</text:p>
          </table:table-cell>
          <table:table-cell table:style-name="ce2" office:value-type="float" office:value="214" calcext:value-type="float">
            <text:p>214</text:p>
          </table:table-cell>
          <table:table-cell table:style-name="ce4" office:value-type="string" calcext:value-type="string">
            <text:p>"So_comma_ here I was home from work. My new husband and dad were remodeling tour trailor's bathroom. I went to change to help. A little green lizard was on my shirt. In an INSTANT this yucky thing JUMPED on my head. I screamed so bad my dad said ""I think you better go check on your wif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That sounds so frightening! Was your husband help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4" calcext:value-type="float">
            <text:p>214</text:p>
          </table:table-cell>
          <table:table-cell table:style-name="ce4" office:value-type="string" calcext:value-type="string">
            <text:p>No! He just sat there laughing as I screamed for him to find that lizard. Reptiles are gross to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 agree! I would have been screaming_comma_ too! (And I would have been annoyed at my husband for laug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057_conv:6115</text:p>
          </table:table-cell>
          <table:table-cell table:style-name="ce2" office:value-type="string" calcext:value-type="string">
            <text:p>anticipating</text:p>
          </table:table-cell>
          <table:table-cell table:style-name="ce4" office:value-type="string" calcext:value-type="string">
            <text:p>I am looking forward to going boating this weekend</text:p>
          </table:table-cell>
          <table:table-cell table:style-name="ce2" office:value-type="float" office:value="267" calcext:value-type="float">
            <text:p>267</text:p>
          </table:table-cell>
          <table:table-cell table:style-name="ce4" office:value-type="string" calcext:value-type="string">
            <text:p>I am looking forward to going boating this weeke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ere are you going boa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e are going to the lake about 15 minutes away from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do you like to do on the la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32_conv:23465</text:p>
          </table:table-cell>
          <table:table-cell table:style-name="ce2" office:value-type="string" calcext:value-type="string">
            <text:p>proud</text:p>
          </table:table-cell>
          <table:table-cell table:style-name="ce4" office:value-type="string" calcext:value-type="string">
            <text:p>My son just took his first steps to start walking.</text:p>
          </table:table-cell>
          <table:table-cell table:style-name="ce2" office:value-type="float" office:value="123" calcext:value-type="float">
            <text:p>123</text:p>
          </table:table-cell>
          <table:table-cell table:style-name="ce4" office:value-type="string" calcext:value-type="string">
            <text:p>My son just started to take his first step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ow! That's amazing. I remember when mine started. It's off to the races so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the truth_comma_ we will be chasing him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wo words of advice... baby gate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26_conv:15653</text:p>
          </table:table-cell>
          <table:table-cell table:style-name="ce2" office:value-type="string" calcext:value-type="string">
            <text:p>angry</text:p>
          </table:table-cell>
          <table:table-cell table:style-name="ce4" office:value-type="string" calcext:value-type="string">
            <text:p>I stubbed my toe on the side of my bed this morning. It's still hurting.</text:p>
          </table:table-cell>
          <table:table-cell table:style-name="ce2" office:value-type="float" office:value="608" calcext:value-type="float">
            <text:p>608</text:p>
          </table:table-cell>
          <table:table-cell table:style-name="ce4" office:value-type="string" calcext:value-type="string">
            <text:p>I stubbed my toe on the side of my bed this morning_comma_ it's still hurt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hate when that happens! I stub my toes all the time i'm surprised i didn't break none of them y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8" calcext:value-type="float">
            <text:p>608</text:p>
          </table:table-cell>
          <table:table-cell table:style-name="ce4" office:value-type="string" calcext:value-type="string">
            <text:p>I think this one might be broken_comma_ I'm so annoy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good thing is they heal pretty fast and you don't need a cast or anything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15_conv:21430</text:p>
          </table:table-cell>
          <table:table-cell table:style-name="ce2" office:value-type="string" calcext:value-type="string">
            <text:p>apprehensive</text:p>
          </table:table-cell>
          <table:table-cell table:style-name="ce4" office:value-type="string" calcext:value-type="string">
            <text:p>There was a time when I finally dredged up the courage to visit my neighbor's chickens. I was really scared that they would peck at me_comma_ because I've heard that the roosters are very angsty and territorial.</text:p>
          </table:table-cell>
          <table:table-cell table:style-name="ce2" office:value-type="float" office:value="754" calcext:value-type="float">
            <text:p>754</text:p>
          </table:table-cell>
          <table:table-cell table:style-name="ce4" office:value-type="string" calcext:value-type="string">
            <text:p>When I stepped into the chicken coup_comma_ I was rushed by a bunch of hungry chickens! They apparently are fed someone comes in and opens a bucke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hoa that's nuts. how many did you have to kick to get out al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There were around 20 at the time. However_comma_ I soon learned that they didn't want to eat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good. well what did they end up wan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The chicken feed_comma_ apparently. The neighbors usually feed them every morning_comma_ and they were waiting expectant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well I hope you're ok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4" calcext:value-type="float">
            <text:p>754</text:p>
          </table:table-cell>
          <table:table-cell table:style-name="ce4" office:value-type="string" calcext:value-type="string">
            <text:p>I has cured my fear of chickens_comma_ actu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3" calcext:value-type="float">
            <text:p>563</text:p>
          </table:table-cell>
          <table:table-cell table:style-name="ce4" office:value-type="string" calcext:value-type="string">
            <text:p>oh sweet_comma_ how many do you own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59_conv:18119</text:p>
          </table:table-cell>
          <table:table-cell table:style-name="ce2" office:value-type="string" calcext:value-type="string">
            <text:p>confident</text:p>
          </table:table-cell>
          <table:table-cell table:style-name="ce4" office:value-type="string" calcext:value-type="string">
            <text:p>I have to build a kitchen island from IKEA. <text:s/>I am sure I can get it done.</text:p>
          </table:table-cell>
          <table:table-cell table:style-name="ce2" office:value-type="float" office:value="322" calcext:value-type="float">
            <text:p>322</text:p>
          </table:table-cell>
          <table:table-cell table:style-name="ce4" office:value-type="string" calcext:value-type="string">
            <text:p>I have to build a kitchen island from IKEA.</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IKEA_comma_ they have good meatbal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ey certain do. <text:s/>I am sure I can get it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fully you can understand the instructio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6_conv:10112</text:p>
          </table:table-cell>
          <table:table-cell table:style-name="ce2" office:value-type="string" calcext:value-type="string">
            <text:p>sad</text:p>
          </table:table-cell>
          <table:table-cell table:style-name="ce4" office:value-type="string" calcext:value-type="string">
            <text:p>I just realized today I have not been home to where my family is from in <text:s/>a little over 10 years.</text:p>
          </table:table-cell>
          <table:table-cell table:style-name="ce2" office:value-type="float" office:value="60" calcext:value-type="float">
            <text:p>60</text:p>
          </table:table-cell>
          <table:table-cell table:style-name="ce4" office:value-type="string" calcext:value-type="string">
            <text:p>I just realized today I have not been home to where my family is from in a little over 10 year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h wow! Are you exci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No I'm not going. I don't have time and my family dose not talk to me. I just miss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Ohh that stinks. I dont blame you th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48_conv:10097</text:p>
          </table:table-cell>
          <table:table-cell table:style-name="ce2" office:value-type="string" calcext:value-type="string">
            <text:p>disappointed</text:p>
          </table:table-cell>
          <table:table-cell table:style-name="ce4" office:value-type="string" calcext:value-type="string">
            <text:p>My daughter wasted her plate of spaghetti all over the rug. She was pretending to be a waitress</text:p>
          </table:table-cell>
          <table:table-cell table:style-name="ce2" office:value-type="float" office:value="27" calcext:value-type="float">
            <text:p>27</text:p>
          </table:table-cell>
          <table:table-cell table:style-name="ce4" office:value-type="string" calcext:value-type="string">
            <text:p>My daughter decided to play waitress with her food and hold the plate over her hea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h no_comma_ I think I know where this is going. How did she manage as a waitre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_comma_ there is spaghetti all over the carpet so how do you thin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ha oh boy! Well_comma_ on the bright side I'm sure that's a mistake she'll only make once. We all have to lear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Carpet cleaning is expens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One of the many reasons I'm glad to have hardw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ll make that investment when the kids are old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267_conv:16535</text:p>
          </table:table-cell>
          <table:table-cell table:style-name="ce2" office:value-type="string" calcext:value-type="string">
            <text:p>caring</text:p>
          </table:table-cell>
          <table:table-cell table:style-name="ce4" office:value-type="string" calcext:value-type="string">
            <text:p>Recently_comma_ my wife has lost a lot of loved ones. I have had to hold her in my arms several nights in a row while she cried to sleep.</text:p>
          </table:table-cell>
          <table:table-cell table:style-name="ce2" office:value-type="float" office:value="231" calcext:value-type="float">
            <text:p>231</text:p>
          </table:table-cell>
          <table:table-cell table:style-name="ce4" office:value-type="string" calcext:value-type="string">
            <text:p>My wife has been really sad here recently_comma_ I've had to hold her while she cries herself to sleep at nigh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That is very sad. Did something recently happen to h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Shes lost a lot of loved ones this summer. We've been to 4 funerals_comma_ and the most recent one was really hard on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7" calcext:value-type="float">
            <text:p>347</text:p>
          </table:table-cell>
          <table:table-cell table:style-name="ce4" office:value-type="string" calcext:value-type="string">
            <text:p>That is absolutely horrible. I hope she has a moment of happiness very soon. No one should have to deal with that much loss.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40_conv:10880</text:p>
          </table:table-cell>
          <table:table-cell table:style-name="ce2" office:value-type="string" calcext:value-type="string">
            <text:p>grateful</text:p>
          </table:table-cell>
          <table:table-cell table:style-name="ce4" office:value-type="string" calcext:value-type="string">
            <text:p>These days I feel that for every loss in my life I gain tenfold more blessings. <text:s/>So I'm always in a great mood</text:p>
          </table:table-cell>
          <table:table-cell table:style-name="ce2" office:value-type="float" office:value="119" calcext:value-type="float">
            <text:p>119</text:p>
          </table:table-cell>
          <table:table-cell table:style-name="ce4" office:value-type="string" calcext:value-type="string">
            <text:p>I feel that for every loss in my life I gain tenfold more blessings. <text:s/>My life's pretty great these days not gonna li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Blessing are another reason to be gratefu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Agreed. <text:s/>When my ex left me I was heartbroken. But now I'm fully self-employed_comma_ chasing my dreams_comma_ and meeting way more attractive girl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4" calcext:value-type="float">
            <text:p>544</text:p>
          </table:table-cell>
          <table:table-cell table:style-name="ce4" office:value-type="string" calcext:value-type="string">
            <text:p>How long were you marri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05_conv:19411</text:p>
          </table:table-cell>
          <table:table-cell table:style-name="ce2" office:value-type="string" calcext:value-type="string">
            <text:p>sad</text:p>
          </table:table-cell>
          <table:table-cell table:style-name="ce4" office:value-type="string" calcext:value-type="string">
            <text:p>I miss my Grandma. She died when I was a kid. </text:p>
          </table:table-cell>
          <table:table-cell table:style-name="ce2" office:value-type="float" office:value="478" calcext:value-type="float">
            <text:p>478</text:p>
          </table:table-cell>
          <table:table-cell table:style-name="ce4" office:value-type="string" calcext:value-type="string">
            <text:p>I miss my Grandma.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happened to your gram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She died when I was a kid from cance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m sorry to hear that _comma_were you clo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we were. I would be at her house almost every day durning the summ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92_conv:13984</text:p>
          </table:table-cell>
          <table:table-cell table:style-name="ce2" office:value-type="string" calcext:value-type="string">
            <text:p>annoyed</text:p>
          </table:table-cell>
          <table:table-cell table:style-name="ce4" office:value-type="string" calcext:value-type="string">
            <text:p>My husband is talking so loud on his headset playing video games. ?ugh</text:p>
          </table:table-cell>
          <table:table-cell table:style-name="ce2" office:value-type="float" office:value="397" calcext:value-type="float">
            <text:p>397</text:p>
          </table:table-cell>
          <table:table-cell table:style-name="ce4" office:value-type="string" calcext:value-type="string">
            <text:p>My husband is talking so loud on his headset playing video games. Ug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lol. <text:s/>Put some headphones on yourself and tune him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Good ide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Maybe you could play your own video gam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Haven't really found one I like y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ext:s/>Maybe watch some cool youtube vi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66_conv:15333</text:p>
          </table:table-cell>
          <table:table-cell table:style-name="ce2" office:value-type="string" calcext:value-type="string">
            <text:p>excited</text:p>
          </table:table-cell>
          <table:table-cell table:style-name="ce4" office:value-type="string" calcext:value-type="string">
            <text:p>I finally received word from my dream college that I was accepted. All the years of hard work FINALLY paid off.</text:p>
          </table:table-cell>
          <table:table-cell table:style-name="ce2" office:value-type="float" office:value="408" calcext:value-type="float">
            <text:p>408</text:p>
          </table:table-cell>
          <table:table-cell table:style-name="ce4" office:value-type="string" calcext:value-type="string">
            <text:p>When the letter came in the mail- I was so scared to open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what did it s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That I got into my dream colle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congratulations! <text:s/>I am so happy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71_conv:18342</text:p>
          </table:table-cell>
          <table:table-cell table:style-name="ce2" office:value-type="string" calcext:value-type="string">
            <text:p>nostalgic</text:p>
          </table:table-cell>
          <table:table-cell table:style-name="ce4" office:value-type="string" calcext:value-type="string">
            <text:p>When I hear Maroon 5 songs I remember my high school dances</text:p>
          </table:table-cell>
          <table:table-cell table:style-name="ce2" office:value-type="float" office:value="119" calcext:value-type="float">
            <text:p>119</text:p>
          </table:table-cell>
          <table:table-cell table:style-name="ce4" office:value-type="string" calcext:value-type="string">
            <text:p>Maroon 5 songs remind me of my high school dances and hot girls I was too chicken too talk to at the time hahaha</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ell dang man. It's never too late! Just hit her up on the ole Faceboo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ou're absolutely right...but these days it's not such a problem ha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sure you two will be having babies in no time if you hit her up right this insta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1_conv:10102</text:p>
          </table:table-cell>
          <table:table-cell table:style-name="ce2" office:value-type="string" calcext:value-type="string">
            <text:p>terrified</text:p>
          </table:table-cell>
          <table:table-cell table:style-name="ce4" office:value-type="string" calcext:value-type="string">
            <text:p>I am afraid of frogs. I know that is weird but they have always scared me.</text:p>
          </table:table-cell>
          <table:table-cell table:style-name="ce2" office:value-type="float" office:value="4" calcext:value-type="float">
            <text:p>4</text:p>
          </table:table-cell>
          <table:table-cell table:style-name="ce4" office:value-type="string" calcext:value-type="string">
            <text:p>I am afraid of frogs. I know that is weird but they have always scared m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Actually my aunt is afraid of them also. She said as a girl one cornered her and wanted to hurt her. Why are you scared of them?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 thou like enjoy frog leg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Strange. Next time you have them try them cooked in goose liver fat and scotch. AMAZ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87_conv:3175</text:p>
          </table:table-cell>
          <table:table-cell table:style-name="ce2" office:value-type="string" calcext:value-type="string">
            <text:p>annoyed</text:p>
          </table:table-cell>
          <table:table-cell table:style-name="ce4" office:value-type="string" calcext:value-type="string">
            <text:p>I got caught by a train and it made me late for work.</text:p>
          </table:table-cell>
          <table:table-cell table:style-name="ce2" office:value-type="float" office:value="226" calcext:value-type="float">
            <text:p>226</text:p>
          </table:table-cell>
          <table:table-cell table:style-name="ce4" office:value-type="string" calcext:value-type="string">
            <text:p>I got caught by a train and it made me late for wor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Caught by a train? Do you mean it was lat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Maybe I should have said stopped by a train. Ha 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ahah I was kind of concerned but didn't want to ask. Glad that is the case th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90_conv:22780</text:p>
          </table:table-cell>
          <table:table-cell table:style-name="ce2" office:value-type="string" calcext:value-type="string">
            <text:p>disappointed</text:p>
          </table:table-cell>
          <table:table-cell table:style-name="ce4" office:value-type="string" calcext:value-type="string">
            <text:p>I bought a powerball ticket</text:p>
          </table:table-cell>
          <table:table-cell table:style-name="ce2" office:value-type="float" office:value="420" calcext:value-type="float">
            <text:p>420</text:p>
          </table:table-cell>
          <table:table-cell table:style-name="ce4" office:value-type="string" calcext:value-type="string">
            <text:p>I bought a powerball ticket last week but did not wi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Sorry to hear that. What would you do if you won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I would have bought a new car and a house perhaps. <text:s/>But I los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t is good to dream. Dreams can come tru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s. <text:s/>Maybe next time I will w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44_conv:17288</text:p>
          </table:table-cell>
          <table:table-cell table:style-name="ce2" office:value-type="string" calcext:value-type="string">
            <text:p>impressed</text:p>
          </table:table-cell>
          <table:table-cell table:style-name="ce4" office:value-type="string" calcext:value-type="string">
            <text:p>My son said his first word today. I was so proud!</text:p>
          </table:table-cell>
          <table:table-cell table:style-name="ce2" office:value-type="float" office:value="209" calcext:value-type="float">
            <text:p>209</text:p>
          </table:table-cell>
          <table:table-cell table:style-name="ce4" office:value-type="string" calcext:value-type="string">
            <text:p>My son said his first word to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s great! What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He said ""money""! I couldn't believe my ea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He will be rich one 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69_conv:22538</text:p>
          </table:table-cell>
          <table:table-cell table:style-name="ce2" office:value-type="string" calcext:value-type="string">
            <text:p>trusting</text:p>
          </table:table-cell>
          <table:table-cell table:style-name="ce4" office:value-type="string" calcext:value-type="string">
            <text:p>I was worried about getting an extension to submit a project I worked on for 6 years. I had been told extensions were rare and it was not likely I would get one. My boss told me not to worry_comma_ to keep working on the project with no funding and no assurance I would be able to finish. I believed him that an extension would happen and kept working instead of looking for a parachute.</text:p>
          </table:table-cell>
          <table:table-cell table:style-name="ce2" office:value-type="float" office:value="822" calcext:value-type="float">
            <text:p>822</text:p>
          </table:table-cell>
          <table:table-cell table:style-name="ce4" office:value-type="string" calcext:value-type="string">
            <text:p>I was working on this project for 6 years and the deadline was coming up. I knew we should have asked for 7 years of funding but my boss said 6 would be enoug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hat happened? Did you finish the projec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Not in time. The deadline came and I still needed about 3-6 more months. My boss said we should ask for an extension_comma_ but I knew those were rarely giv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ow_comma_ that sucks. Sounds like it's your bosses fault. Did he take the bla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He took part of it when he wrote a great letter backing the extension. But I was worried and felt like I should probably start looking for another job just in ca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ell good luck with your future projects or your future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2" calcext:value-type="float">
            <text:p>822</text:p>
          </table:table-cell>
          <table:table-cell table:style-name="ce4" office:value-type="string" calcext:value-type="string">
            <text:p>Thanks! We ended up getting the extension so it all worked ou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402_conv:4804</text:p>
          </table:table-cell>
          <table:table-cell table:style-name="ce2" office:value-type="string" calcext:value-type="string">
            <text:p>embarrassed</text:p>
          </table:table-cell>
          <table:table-cell table:style-name="ce4" office:value-type="string" calcext:value-type="string">
            <text:p>I was on a long walk and couldnt get home on time to get to the bathroom.</text:p>
          </table:table-cell>
          <table:table-cell table:style-name="ce2" office:value-type="float" office:value="1" calcext:value-type="float">
            <text:p>1</text:p>
          </table:table-cell>
          <table:table-cell table:style-name="ce4" office:value-type="string" calcext:value-type="string">
            <text:p>I was on a long walk and couldnt get home on time to get to the bathroom.</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Oh no! That sounds awful. Were you able to stop on the way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pe_comma_ not at all unfortunate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8" calcext:value-type="float">
            <text:p>388</text:p>
          </table:table-cell>
          <table:table-cell table:style-name="ce4" office:value-type="string" calcext:value-type="string">
            <text:p>Oh goodness! I am so sorry that happened to you!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10_conv:5221</text:p>
          </table:table-cell>
          <table:table-cell table:style-name="ce2" office:value-type="string" calcext:value-type="string">
            <text:p>confident</text:p>
          </table:table-cell>
          <table:table-cell table:style-name="ce4" office:value-type="string" calcext:value-type="string">
            <text:p>I recently went to the eye doctor. And I had to take an eye exam. It went very well. </text:p>
          </table:table-cell>
          <table:table-cell table:style-name="ce2" office:value-type="float" office:value="366" calcext:value-type="float">
            <text:p>366</text:p>
          </table:table-cell>
          <table:table-cell table:style-name="ce4" office:value-type="string" calcext:value-type="string">
            <text:p>I had my recent eye exam_comma_ and it went very well.</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What's wrong with your s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I thought that maybe I needed new eyeglasses_comma_ but it turns out that everything was fine and I can see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 calcext:value-type="float">
            <text:p>25</text:p>
          </table:table-cell>
          <table:table-cell table:style-name="ce4" office:value-type="string" calcext:value-type="string">
            <text:p>That's good _comma_a speed recovery I must say.I commend the opticia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s_comma_ I felt good about my eye doctor's abilities to find anything that could be wro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26_conv:19852</text:p>
          </table:table-cell>
          <table:table-cell table:style-name="ce2" office:value-type="string" calcext:value-type="string">
            <text:p>surprised</text:p>
          </table:table-cell>
          <table:table-cell table:style-name="ce4" office:value-type="string" calcext:value-type="string">
            <text:p>There were 7 kittens on my doortstep this morning.</text:p>
          </table:table-cell>
          <table:table-cell table:style-name="ce2" office:value-type="float" office:value="1" calcext:value-type="float">
            <text:p>1</text:p>
          </table:table-cell>
          <table:table-cell table:style-name="ce4" office:value-type="string" calcext:value-type="string">
            <text:p>There were 7 kittens on my doortstep this morn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Awesome! <text:s/>Cute kitties! <text:s/>Did you feed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sure did! I just don't know if I can care for 7 kitt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text:s/>you can always take them to the shelter or post on FB if someone wants to adopt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43_conv:3287</text:p>
          </table:table-cell>
          <table:table-cell table:style-name="ce2" office:value-type="string" calcext:value-type="string">
            <text:p>apprehensive</text:p>
          </table:table-cell>
          <table:table-cell table:style-name="ce4" office:value-type="string" calcext:value-type="string">
            <text:p>I really like this girl at my job_comma_ but I am sort of nervous to ask her out. <text:s/>I am not very confident when it comes to those types of social situations.</text:p>
          </table:table-cell>
          <table:table-cell table:style-name="ce2" office:value-type="float" office:value="277" calcext:value-type="float">
            <text:p>277</text:p>
          </table:table-cell>
          <table:table-cell table:style-name="ce4" office:value-type="string" calcext:value-type="string">
            <text:p>I really like this girl at my job_comma_ but I am sort of nervous to ask her out. I am not very confident when it comes to those types of social situation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ou got this bro_comma_ just be confident. I believe in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need to just hype myself up and get it over with. <text:s/>My coworkers already tell me that she asks about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he likes you! If she asks/talks about you then you have a much better chanc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112_conv:10225</text:p>
          </table:table-cell>
          <table:table-cell table:style-name="ce2" office:value-type="string" calcext:value-type="string">
            <text:p>devastated</text:p>
          </table:table-cell>
          <table:table-cell table:style-name="ce4" office:value-type="string" calcext:value-type="string">
            <text:p>I cried all night when I found out Trump won the election.</text:p>
          </table:table-cell>
          <table:table-cell table:style-name="ce2" office:value-type="float" office:value="4" calcext:value-type="float">
            <text:p>4</text:p>
          </table:table-cell>
          <table:table-cell table:style-name="ce4" office:value-type="string" calcext:value-type="string">
            <text:p>I cried all night when I found out Trump won the electio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Why he is so much better then the other option. I mean they were all crazy but I can't imagine a regime under Clint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ey were tears of joy_comma_ trust me if Clinton had won it would of been tears of f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onestly they are both crazy. It's a sad time when those two were the best we had to off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59_conv:13119</text:p>
          </table:table-cell>
          <table:table-cell table:style-name="ce2" office:value-type="string" calcext:value-type="string">
            <text:p>embarrassed</text:p>
          </table:table-cell>
          <table:table-cell table:style-name="ce4" office:value-type="string" calcext:value-type="string">
            <text:p>I felt very unpleasant last week when i fell to the ground my first time skateboarding</text:p>
          </table:table-cell>
          <table:table-cell table:style-name="ce2" office:value-type="float" office:value="12" calcext:value-type="float">
            <text:p>12</text:p>
          </table:table-cell>
          <table:table-cell table:style-name="ce4" office:value-type="string" calcext:value-type="string">
            <text:p>I felt very unpleasant last week when i fell to the ground skateboarding and lots of people saw it happe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o! You have to have a tough mentality when you do that as it can be rough to have people see you fai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 calcext:value-type="float">
            <text:p>12</text:p>
          </table:table-cell>
          <table:table-cell table:style-name="ce4" office:value-type="string" calcext:value-type="string">
            <text:p>Yeah it was bad but i kept practicing and eventually learned pretty qui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ood! Practice makes perfect and if everyone stopped when they failed_comma_ we would not have as much as we do to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35_conv:23471</text:p>
          </table:table-cell>
          <table:table-cell table:style-name="ce2" office:value-type="string" calcext:value-type="string">
            <text:p>sentimental</text:p>
          </table:table-cell>
          <table:table-cell table:style-name="ce4" office:value-type="string" calcext:value-type="string">
            <text:p>I saw a dog get hit by a car today_comma_ it was a very emotional day.</text:p>
          </table:table-cell>
          <table:table-cell table:style-name="ce2" office:value-type="float" office:value="481" calcext:value-type="float">
            <text:p>481</text:p>
          </table:table-cell>
          <table:table-cell table:style-name="ce4" office:value-type="string" calcext:value-type="string">
            <text:p>I saw a dog get hit by car today on the highway.</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Oh no!!! Did you see what happened to the do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t was pretty tramatic_comma_ I still see the dog getting hit in my head and the sound. No_comma_ I was on my way to work_comma_ I couldn't stop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0" calcext:value-type="float">
            <text:p>670</text:p>
          </table:table-cell>
          <table:table-cell table:style-name="ce4" office:value-type="string" calcext:value-type="string">
            <text:p>That's so sad! What on earth is a dog doing around a highway?! That just breaks my hear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85_conv:13770</text:p>
          </table:table-cell>
          <table:table-cell table:style-name="ce2" office:value-type="string" calcext:value-type="string">
            <text:p>angry</text:p>
          </table:table-cell>
          <table:table-cell table:style-name="ce4" office:value-type="string" calcext:value-type="string">
            <text:p>I was at the grocery store the other day_comma_ and when I was walking through the isle and some kid brushed past me and almost knocked me over! I was so mad</text:p>
          </table:table-cell>
          <table:table-cell table:style-name="ce2" office:value-type="float" office:value="241" calcext:value-type="float">
            <text:p>241</text:p>
          </table:table-cell>
          <table:table-cell table:style-name="ce4" office:value-type="string" calcext:value-type="string">
            <text:p>I was at the grocery store the other day_comma_ and when I was walking through the isle and some kid brushed past me and almost knocked me over! I was so ma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Kids can be so annoying sometimes. <text:s/>I hate those shoes with wheels that they have. <text:s/>so anno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on't think that they sell those anymore_comma_ they were kinda cool but anno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 just saw a girl wearing them at walgreens tonight. <text:s/>I wanted to trip her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7_conv:2234</text:p>
          </table:table-cell>
          <table:table-cell table:style-name="ce2" office:value-type="string" calcext:value-type="string">
            <text:p>jealous</text:p>
          </table:table-cell>
          <table:table-cell table:style-name="ce4" office:value-type="string" calcext:value-type="string">
            <text:p>My friend recently had a child_comma_ got married and bought a house. I'm still single with no kids_comma_ living in an apartment.</text:p>
          </table:table-cell>
          <table:table-cell table:style-name="ce2" office:value-type="float" office:value="99" calcext:value-type="float">
            <text:p>99</text:p>
          </table:table-cell>
          <table:table-cell table:style-name="ce4" office:value-type="string" calcext:value-type="string">
            <text:p>My friend recently had a child_comma_ got married and bought a house. I'm still single with no kids_comma_ living in an apartment.</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s that good or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think it's bad. It makes me a bit envious. Or like I'm not doing as well as I should b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Find a new roomat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730_conv:17460</text:p>
          </table:table-cell>
          <table:table-cell table:style-name="ce2" office:value-type="string" calcext:value-type="string">
            <text:p>sad</text:p>
          </table:table-cell>
          <table:table-cell table:style-name="ce4" office:value-type="string" calcext:value-type="string">
            <text:p>Anthony Bourdain was a huge inspiration for me when I worked in a kitchen. Everyone I have worked with has read "Kitchen Confidential". When he passed away I felt we had lost an ally and a friend.</text:p>
          </table:table-cell>
          <table:table-cell table:style-name="ce2" office:value-type="float" office:value="117" calcext:value-type="float">
            <text:p>117</text:p>
          </table:table-cell>
          <table:table-cell table:style-name="ce4" office:value-type="string" calcext:value-type="string">
            <text:p>Everyone I have ever worked with in a kitchen has either already read "Kitchen Confidential"_comma_ or I have made them read it. We were all devastated when Anthony Bourdain passed away earlier this year.</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_comma_ I haven't read it_comma_ but I was also sad to hear he pa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He started from the bottom and worked his way up. He had a passion for people as well as food_comma_ and we all still look up to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s_comma_ too bad he was struggling with his depression and couldn't seek hel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131_conv:4263</text:p>
          </table:table-cell>
          <table:table-cell table:style-name="ce2" office:value-type="string" calcext:value-type="string">
            <text:p>grateful</text:p>
          </table:table-cell>
          <table:table-cell table:style-name="ce4" office:value-type="string" calcext:value-type="string">
            <text:p>I received a full ride scholarship to my dream school. I was so happy.</text:p>
          </table:table-cell>
          <table:table-cell table:style-name="ce2" office:value-type="float" office:value="159" calcext:value-type="float">
            <text:p>159</text:p>
          </table:table-cell>
          <table:table-cell table:style-name="ce4" office:value-type="string" calcext:value-type="string">
            <text:p>I received a full ride scholarship to my dream school. I was so happ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Wow_comma_ that sounds amazing. I would have died and gone to heaven if I had gotten 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 cried_comma_ jumped_comma_ and screamed all at the same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I cried_comma_ jumped_comma_ and screamed... when I got my first student loan bill! Congrats on the good work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Thank you hard work definitely pays of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65_conv:14331</text:p>
          </table:table-cell>
          <table:table-cell table:style-name="ce2" office:value-type="string" calcext:value-type="string">
            <text:p>jealous</text:p>
          </table:table-cell>
          <table:table-cell table:style-name="ce4" office:value-type="string" calcext:value-type="string">
            <text:p>My girlfriend has spend the whole day talking to our new classmate and has fully ignored me</text:p>
          </table:table-cell>
          <table:table-cell table:style-name="ce2" office:value-type="float" office:value="516" calcext:value-type="float">
            <text:p>516</text:p>
          </table:table-cell>
          <table:table-cell table:style-name="ce4" office:value-type="string" calcext:value-type="string">
            <text:p>My girlfriend has been ignoring me for the whole 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That's annoying. Why is she doing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She has been talking to our new classmate nonsto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Oof that isn't good_comma_ sorry to hear m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ah_comma_ is okay_comma_ I guess she will realize it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60_conv:7921</text:p>
          </table:table-cell>
          <table:table-cell table:style-name="ce2" office:value-type="string" calcext:value-type="string">
            <text:p>impressed</text:p>
          </table:table-cell>
          <table:table-cell table:style-name="ce4" office:value-type="string" calcext:value-type="string">
            <text:p>I heard a speaker on tv tonight that was really impressive. It made me want to save money</text:p>
          </table:table-cell>
          <table:table-cell table:style-name="ce2" office:value-type="float" office:value="126" calcext:value-type="float">
            <text:p>126</text:p>
          </table:table-cell>
          <table:table-cell table:style-name="ce4" office:value-type="string" calcext:value-type="string">
            <text:p>I heard a person tv tonight that was impressive. He made me want to save mone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t wasn't Dave Ramsey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a_comma_ it absolutely wa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Ha I took a shot in the dark. I have heard him recommended a lot for people who want to learn how to pay down debt and save mone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79_conv:23358</text:p>
          </table:table-cell>
          <table:table-cell table:style-name="ce2" office:value-type="string" calcext:value-type="string">
            <text:p>anticipating</text:p>
          </table:table-cell>
          <table:table-cell table:style-name="ce4" office:value-type="string" calcext:value-type="string">
            <text:p>I really wanted to live in the house that tom brady had with giselle in massachusets. I was so psyched when I saw it was on the market for only 13 mil!</text:p>
          </table:table-cell>
          <table:table-cell table:style-name="ce2" office:value-type="float" office:value="525" calcext:value-type="float">
            <text:p>525</text:p>
          </table:table-cell>
          <table:table-cell table:style-name="ce4" office:value-type="string" calcext:value-type="string">
            <text:p>I really wanted to live in the house that tom brady had with giselle in massachuset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sounds quite cool_comma_ did you not get the hou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ext:s/>Oh of course I did! I was so psyched when I saw it was on the market for only 13 mi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wow what a stea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36_conv:13473</text:p>
          </table:table-cell>
          <table:table-cell table:style-name="ce2" office:value-type="string" calcext:value-type="string">
            <text:p>prepared</text:p>
          </table:table-cell>
          <table:table-cell table:style-name="ce4" office:value-type="string" calcext:value-type="string">
            <text:p>School for my kids started this past Thursday. I actually had all of their supplies and plenty of new clothes in time.</text:p>
          </table:table-cell>
          <table:table-cell table:style-name="ce2" office:value-type="float" office:value="135" calcext:value-type="float">
            <text:p>135</text:p>
          </table:table-cell>
          <table:table-cell table:style-name="ce4" office:value-type="string" calcext:value-type="string">
            <text:p>School for my kids started again this past Thursday.</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How was that? Were you excited for some more quiet and for them to get back on a schedule? Or are you sad that it shows that they're getting old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t was good. I am dealing with a mixture of both emotions about them being back in school. I was happy I had all the supplies_comma_ clothes_comma_ shoes_comma_ and other odds and ends in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h_comma_ that's interesting you say that. I thought you'd just be like everyone else_comma_ who say_comma_ "Happy to nudge them out the door!" You sound like a good par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760_conv:17520</text:p>
          </table:table-cell>
          <table:table-cell table:style-name="ce2" office:value-type="string" calcext:value-type="string">
            <text:p>excited</text:p>
          </table:table-cell>
          <table:table-cell table:style-name="ce4" office:value-type="string" calcext:value-type="string">
            <text:p>My wife is getting back from being in Germany for 2 months in a week. <text:s/>I can't wait!</text:p>
          </table:table-cell>
          <table:table-cell table:style-name="ce2" office:value-type="float" office:value="310" calcext:value-type="float">
            <text:p>310</text:p>
          </table:table-cell>
          <table:table-cell table:style-name="ce4" office:value-type="string" calcext:value-type="string">
            <text:p>In a week my wife will finally be back from being out of the country for 2 month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geez! Why was she gone for so lo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She was taking a language course in Germany for her graduate stud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t's pretty cool! That would be hard though! Were you all able to talk a lo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4_conv:908</text:p>
          </table:table-cell>
          <table:table-cell table:style-name="ce2" office:value-type="string" calcext:value-type="string">
            <text:p>impressed</text:p>
          </table:table-cell>
          <table:table-cell table:style-name="ce4" office:value-type="string" calcext:value-type="string">
            <text:p>My husband has a cousin who is good at everything. He is so young yet he owns his own business.</text:p>
          </table:table-cell>
          <table:table-cell table:style-name="ce2" office:value-type="float" office:value="154" calcext:value-type="float">
            <text:p>154</text:p>
          </table:table-cell>
          <table:table-cell table:style-name="ce4" office:value-type="string" calcext:value-type="string">
            <text:p>I know this guy who is so young_comma_ yet he owns his own major business. It's really impressiv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Really? <text:s/>What kind of work does he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4" calcext:value-type="float">
            <text:p>154</text:p>
          </table:table-cell>
          <table:table-cell table:style-name="ce4" office:value-type="string" calcext:value-type="string">
            <text:p>He owns his own coffee shop. He started roasting when he was 16 and now he's only 26 but distributes beans across the count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ow.. that is impressive. <text:s/>Are you guys still friends? <text:s/>Maybe he could get you a job in one of his stor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14_conv:20828</text:p>
          </table:table-cell>
          <table:table-cell table:style-name="ce2" office:value-type="string" calcext:value-type="string">
            <text:p>hopeful</text:p>
          </table:table-cell>
          <table:table-cell table:style-name="ce4" office:value-type="string" calcext:value-type="string">
            <text:p>I wanted to go to Spacecamp. I filled out a form to try to get a scholarship because I knew that was the only way I could go. </text:p>
          </table:table-cell>
          <table:table-cell table:style-name="ce2" office:value-type="float" office:value="409" calcext:value-type="float">
            <text:p>409</text:p>
          </table:table-cell>
          <table:table-cell table:style-name="ce4" office:value-type="string" calcext:value-type="string">
            <text:p>I wanted to go to Spacecamp. I filled out a form to try to get a scholarship because I knew that was the only way I could go.</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hich way is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 could only go if I got a scholarship because I couldn't afford it otherwis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maybe it happend for a reason? maybe you will find a better apportunity to get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51_conv:10902</text:p>
          </table:table-cell>
          <table:table-cell table:style-name="ce2" office:value-type="string" calcext:value-type="string">
            <text:p>impressed</text:p>
          </table:table-cell>
          <table:table-cell table:style-name="ce4" office:value-type="string" calcext:value-type="string">
            <text:p>I went to an aviation show the other day and was amazed at the skill involved!</text:p>
          </table:table-cell>
          <table:table-cell table:style-name="ce2" office:value-type="float" office:value="286" calcext:value-type="float">
            <text:p>286</text:p>
          </table:table-cell>
          <table:table-cell table:style-name="ce4" office:value-type="string" calcext:value-type="string">
            <text:p><text:s/>I visited an aviation show yesterday and was absolutely amazed by the skill involve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Was there a big name event going on? I've seen the Blue Angles live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601_conv:19202</text:p>
          </table:table-cell>
          <table:table-cell table:style-name="ce2" office:value-type="string" calcext:value-type="string">
            <text:p>furious</text:p>
          </table:table-cell>
          <table:table-cell table:style-name="ce4" office:value-type="string" calcext:value-type="string">
            <text:p>I was on short term disability for a severe illness and the doctor said something that stopped my disability early and I didn't know so I had to pay back hundreds. Evil system.</text:p>
          </table:table-cell>
          <table:table-cell table:style-name="ce2" office:value-type="float" office:value="438" calcext:value-type="float">
            <text:p>438</text:p>
          </table:table-cell>
          <table:table-cell table:style-name="ce4" office:value-type="string" calcext:value-type="string">
            <text:p>I was on short term disability for a severe illness and the doctor said something that stopped my disability early and I didn't know so I had to pay back hundreds. Evil system.</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 thats horrible. <text:s/>I hate the way they make the system to steal mon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wasn't even better yet. <text:s/>It was crus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Maybe it might be worth trying again now_comma_ with another docto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59_conv:22719</text:p>
          </table:table-cell>
          <table:table-cell table:style-name="ce2" office:value-type="string" calcext:value-type="string">
            <text:p>excited</text:p>
          </table:table-cell>
          <table:table-cell table:style-name="ce4" office:value-type="string" calcext:value-type="string">
            <text:p>my son is coming to visit </text:p>
          </table:table-cell>
          <table:table-cell table:style-name="ce2" office:value-type="float" office:value="743" calcext:value-type="float">
            <text:p>743</text:p>
          </table:table-cell>
          <table:table-cell table:style-name="ce4" office:value-type="string" calcext:value-type="string">
            <text:p>my son is coming to visit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exciting! Are you happy to see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yes_comma_ havent seen him in a y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ow wonderful. I hope you two have a great time toget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me too_comma_ he will be here for a wee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31_conv:15262</text:p>
          </table:table-cell>
          <table:table-cell table:style-name="ce2" office:value-type="string" calcext:value-type="string">
            <text:p>sad</text:p>
          </table:table-cell>
          <table:table-cell table:style-name="ce4" office:value-type="string" calcext:value-type="string">
            <text:p>I felt bad when I was told about the death of my dog</text:p>
          </table:table-cell>
          <table:table-cell table:style-name="ce2" office:value-type="float" office:value="329" calcext:value-type="float">
            <text:p>329</text:p>
          </table:table-cell>
          <table:table-cell table:style-name="ce4" office:value-type="string" calcext:value-type="string">
            <text:p>I was told that my dog strayed <text:s/>into the highway and was hit by an on coming vehicle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so terr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It is. She is <text:s/>a lab . \Will really miss my do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feel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Yes. Thank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14_conv:10428</text:p>
          </table:table-cell>
          <table:table-cell table:style-name="ce2" office:value-type="string" calcext:value-type="string">
            <text:p>anxious</text:p>
          </table:table-cell>
          <table:table-cell table:style-name="ce4" office:value-type="string" calcext:value-type="string">
            <text:p>I'm really worried I screwed up at work and said something I shouldn't have. <text:s/>Now I can't stop thinking about it.</text:p>
          </table:table-cell>
          <table:table-cell table:style-name="ce2" office:value-type="float" office:value="448" calcext:value-type="float">
            <text:p>448</text:p>
          </table:table-cell>
          <table:table-cell table:style-name="ce4" office:value-type="string" calcext:value-type="string">
            <text:p>I'm really worried I screwed up at work and said something I shouldn't have. Now I can't stop thinking about i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bet it will be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_comma_ I'm probably overthinking it_comma_ bad habit of mi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happens to every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96_conv:5992</text:p>
          </table:table-cell>
          <table:table-cell table:style-name="ce2" office:value-type="string" calcext:value-type="string">
            <text:p>proud</text:p>
          </table:table-cell>
          <table:table-cell table:style-name="ce4" office:value-type="string" calcext:value-type="string">
            <text:p>I can't believe I moved out on my own. I'm doing pretty well too.</text:p>
          </table:table-cell>
          <table:table-cell table:style-name="ce2" office:value-type="float" office:value="262" calcext:value-type="float">
            <text:p>262</text:p>
          </table:table-cell>
          <table:table-cell table:style-name="ce4" office:value-type="string" calcext:value-type="string">
            <text:p>I ust got my first apartment and I love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_comma_ is it expensi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No_comma_ but I didn't think I would be able to handle the bills by myself. I think I'mg doing pretty good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bet you are so proud of yourself! I need to learn how to be self reliant lik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 was a bit hard but I got it organized. I'm pretty proud of mysel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10_conv:3221</text:p>
          </table:table-cell>
          <table:table-cell table:style-name="ce2" office:value-type="string" calcext:value-type="string">
            <text:p>devastated</text:p>
          </table:table-cell>
          <table:table-cell table:style-name="ce4" office:value-type="string" calcext:value-type="string">
            <text:p>I bought a very difficult puzzle from my local hobby store_comma_ spent hours on building it only to drop it when I was about to put it in a frame. I was so dumbfounded</text:p>
          </table:table-cell>
          <table:table-cell table:style-name="ce2" office:value-type="float" office:value="269" calcext:value-type="float">
            <text:p>269</text:p>
          </table:table-cell>
          <table:table-cell table:style-name="ce4" office:value-type="string" calcext:value-type="string">
            <text:p>I bought a very difficult puzzle from my local hobby store_comma_ spent hours on building it only to drop it when I was about to put it in a frame. I was so dumbfounde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sure you will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 I will be more careful next time_comma_ that is for 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o believe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20_conv:18040</text:p>
          </table:table-cell>
          <table:table-cell table:style-name="ce2" office:value-type="string" calcext:value-type="string">
            <text:p>joyful</text:p>
          </table:table-cell>
          <table:table-cell table:style-name="ce4" office:value-type="string" calcext:value-type="string">
            <text:p>I got a new car_comma_ I am so happy.</text:p>
          </table:table-cell>
          <table:table-cell table:style-name="ce2" office:value-type="float" office:value="4" calcext:value-type="float">
            <text:p>4</text:p>
          </table:table-cell>
          <table:table-cell table:style-name="ce4" office:value-type="string" calcext:value-type="string">
            <text:p>I got a new car_comma_ I am so happ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Thats awesome what kind of car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t is Jeep Wrangler X Se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ave you always wanted a jeep they seem pretty fun to driv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224_conv:4448</text:p>
          </table:table-cell>
          <table:table-cell table:style-name="ce2" office:value-type="string" calcext:value-type="string">
            <text:p>surprised</text:p>
          </table:table-cell>
          <table:table-cell table:style-name="ce4" office:value-type="string" calcext:value-type="string">
            <text:p>when i came home to a clean house_comma_ and dinner made after a bad day </text:p>
          </table:table-cell>
          <table:table-cell table:style-name="ce2" office:value-type="float" office:value="11" calcext:value-type="float">
            <text:p>11</text:p>
          </table:table-cell>
          <table:table-cell table:style-name="ce4" office:value-type="string" calcext:value-type="string">
            <text:p>I literally had the worst day every yesterday at work_comma_ but when I came home my entire night was made perfect! Guess what I had waiting for me?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o idea_comma_ what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 spotless clean home_comma_ and HOT dinner on the table. Its priceless to get hot food when you are a mom. lo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love having a clean home and warm food! No better feeling. Did your husband do this for 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02_conv:17805</text:p>
          </table:table-cell>
          <table:table-cell table:style-name="ce2" office:value-type="string" calcext:value-type="string">
            <text:p>sad</text:p>
          </table:table-cell>
          <table:table-cell table:style-name="ce4" office:value-type="string" calcext:value-type="string">
            <text:p>My mother is getting very old_comma_ and isn't in great health. I don't know if she has much longer to live.</text:p>
          </table:table-cell>
          <table:table-cell table:style-name="ce2" office:value-type="float" office:value="503" calcext:value-type="float">
            <text:p>503</text:p>
          </table:table-cell>
          <table:table-cell table:style-name="ce4" office:value-type="string" calcext:value-type="string">
            <text:p>My mother is getting very old. And she really isn't in great health these day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That is unfortunate_comma_ my own mother was ill for several years_comma_ she is getting older as well. Do you get to see her oft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Yeah_comma_ I try to go see her at least twice a week. I'm not sure how much longer she'll be with 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3" calcext:value-type="float">
            <text:p>633</text:p>
          </table:table-cell>
          <table:table-cell table:style-name="ce4" office:value-type="string" calcext:value-type="string">
            <text:p>Just spend what time you can with her_comma_ I'd like to say something really profound but aging parents is a situation that just sucks. Sorry you are having to deal with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01_conv:19403</text:p>
          </table:table-cell>
          <table:table-cell table:style-name="ce2" office:value-type="string" calcext:value-type="string">
            <text:p>afraid</text:p>
          </table:table-cell>
          <table:table-cell table:style-name="ce4" office:value-type="string" calcext:value-type="string">
            <text:p>I'm scared of the dark_comma_ but I have to walk home from work in the dark. It is really nerve wraking. </text:p>
          </table:table-cell>
          <table:table-cell table:style-name="ce2" office:value-type="float" office:value="478" calcext:value-type="float">
            <text:p>478</text:p>
          </table:table-cell>
          <table:table-cell table:style-name="ce4" office:value-type="string" calcext:value-type="string">
            <text:p>I'm scared of the dark_comma_ but I have to walk home from work in the dark.</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re you always al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it makes the walk home pretty nerve wra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can imagine. Why don't you take a lyft or ub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 don't make enough money to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walking buddy then? they should be fre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374_conv:6748</text:p>
          </table:table-cell>
          <table:table-cell table:style-name="ce2" office:value-type="string" calcext:value-type="string">
            <text:p>sad</text:p>
          </table:table-cell>
          <table:table-cell table:style-name="ce4" office:value-type="string" calcext:value-type="string">
            <text:p>I remember feeling not quite right a day ago_comma_ but as day progressed I felt better.</text:p>
          </table:table-cell>
          <table:table-cell table:style-name="ce2" office:value-type="float" office:value="326" calcext:value-type="float">
            <text:p>326</text:p>
          </table:table-cell>
          <table:table-cell table:style-name="ce4" office:value-type="string" calcext:value-type="string">
            <text:p>I wasn't feeling right a few days ago_comma_ but I guess I'm alright now.</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 did a research on a cancer vaccine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I meant my mood_comma_ not my health in genera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Oh sorry for the mix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04_conv:21808</text:p>
          </table:table-cell>
          <table:table-cell table:style-name="ce2" office:value-type="string" calcext:value-type="string">
            <text:p>trusting</text:p>
          </table:table-cell>
          <table:table-cell table:style-name="ce4" office:value-type="string" calcext:value-type="string">
            <text:p>I tend to allow my better half make all the decisions. He likes too and I don't mind because he is much more experienced than me.</text:p>
          </table:table-cell>
          <table:table-cell table:style-name="ce2" office:value-type="float" office:value="659" calcext:value-type="float">
            <text:p>659</text:p>
          </table:table-cell>
          <table:table-cell table:style-name="ce4" office:value-type="string" calcext:value-type="string">
            <text:p>I tend to let my better half make all the important decisions in our lif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s it because you trust their judgement or is there a different rea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s! and he like too. I don't mind because he is pretty sma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That's great that you have that type of relationship with him. My husband and I approach things together and discuss everything_comma_ which works great for us. You have to do what works for you and your relationshi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288_conv:16577</text:p>
          </table:table-cell>
          <table:table-cell table:style-name="ce2" office:value-type="string" calcext:value-type="string">
            <text:p>joyful</text:p>
          </table:table-cell>
          <table:table-cell table:style-name="ce4" office:value-type="string" calcext:value-type="string">
            <text:p>So happy I got my momma dog a new bed today. I had to go to a few different stores. They normally have a ton at the stores I go too but somehow when I need one they are out!</text:p>
          </table:table-cell>
          <table:table-cell table:style-name="ce2" office:value-type="float" office:value="296" calcext:value-type="float">
            <text:p>296</text:p>
          </table:table-cell>
          <table:table-cell table:style-name="ce4" office:value-type="string" calcext:value-type="string">
            <text:p>So happy I got my momma dog a new bed toda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great! I got my cat a new bed and she won't touc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cats are picky- Here I have a bunch of animals so someone will always like it. She won't leave her cage though and stays curled around her puppy all day and the blankets I have weren't cutting it so she seems more comfortable now- She is in a cage because she feels safer- she was trying to bite other animal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That's so nice of you to do that for her. I have two dogs and they're picky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My dogs are just not picky. And they never leave you alone lol! I do have one dog that chews any dog bed or blanket though :( Sigh- Lab mix! He is a handful and a half.</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28_conv:8657</text:p>
          </table:table-cell>
          <table:table-cell table:style-name="ce2" office:value-type="string" calcext:value-type="string">
            <text:p>disgusted</text:p>
          </table:table-cell>
          <table:table-cell table:style-name="ce4" office:value-type="string" calcext:value-type="string">
            <text:p>I can't believe what Donald Trump said at his last rally.</text:p>
          </table:table-cell>
          <table:table-cell table:style-name="ce2" office:value-type="float" office:value="4" calcext:value-type="float">
            <text:p>4</text:p>
          </table:table-cell>
          <table:table-cell table:style-name="ce4" office:value-type="string" calcext:value-type="string">
            <text:p>I can't believe what Donald Trump said at his last rall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yea something else insa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said you needed to have an ID to buy groce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 makes no sen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33_conv:19666</text:p>
          </table:table-cell>
          <table:table-cell table:style-name="ce2" office:value-type="string" calcext:value-type="string">
            <text:p>lonely</text:p>
          </table:table-cell>
          <table:table-cell table:style-name="ce4" office:value-type="string" calcext:value-type="string">
            <text:p>I have been traveling for a month now. I am starting to miss my family and friends.</text:p>
          </table:table-cell>
          <table:table-cell table:style-name="ce2" office:value-type="float" office:value="297" calcext:value-type="float">
            <text:p>297</text:p>
          </table:table-cell>
          <table:table-cell table:style-name="ce4" office:value-type="string" calcext:value-type="string">
            <text:p>I have been traveling for a month now. I am starting to miss my family and friends.</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ere have you been trave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m in Vietnam right now. This hostel I am in is so empt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that sounds very exotic</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258_conv:4517</text:p>
          </table:table-cell>
          <table:table-cell table:style-name="ce2" office:value-type="string" calcext:value-type="string">
            <text:p>confident</text:p>
          </table:table-cell>
          <table:table-cell table:style-name="ce4" office:value-type="string" calcext:value-type="string">
            <text:p>I am assured I will do very well on my exams tomorrow. I have prepared very well all night.</text:p>
          </table:table-cell>
          <table:table-cell table:style-name="ce2" office:value-type="float" office:value="269" calcext:value-type="float">
            <text:p>269</text:p>
          </table:table-cell>
          <table:table-cell table:style-name="ce4" office:value-type="string" calcext:value-type="string">
            <text:p>I am assured I will do very well on my exams tomorrow. I have prepared very well all nigh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bet you will! You seem prepar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 Wish me lu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Good luck!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28_conv:18856</text:p>
          </table:table-cell>
          <table:table-cell table:style-name="ce2" office:value-type="string" calcext:value-type="string">
            <text:p>surprised</text:p>
          </table:table-cell>
          <table:table-cell table:style-name="ce4" office:value-type="string" calcext:value-type="string">
            <text:p>I found my wallet</text:p>
          </table:table-cell>
          <table:table-cell table:style-name="ce2" office:value-type="float" office:value="52" calcext:value-type="float">
            <text:p>52</text:p>
          </table:table-cell>
          <table:table-cell table:style-name="ce4" office:value-type="string" calcext:value-type="string">
            <text:p>I lost my wallet the other day. i was very upset. I didn't even expect to find it but i got a call this morning and some old man told me he found it and he wants to return it to me! My faith in humanity is restored</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great news! I find most people are good_comma_ honest folk. It's the few rotten ones that make us forge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true! I'm going to meet this man today after work and i will definitely give him a small gif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s so nice of you. As I said_comma_ most people are very nice. You at least now have peace of mind.</text:p>
          </table:table-cell>
          <table:table-cell table:number-columns-repeated="59"/>
        </table:table-row>
        <table:table-row table:style-name="ro1">
          <table:table-cell table:style-name="ce2" office:value-type="string" calcext:value-type="string">
            <text:p>hit:3070_conv:6140</text:p>
          </table:table-cell>
          <table:table-cell table:style-name="ce2" office:value-type="string" calcext:value-type="string">
            <text:p>embarrassed</text:p>
          </table:table-cell>
          <table:table-cell table:style-name="ce4" office:value-type="string" calcext:value-type="string">
            <text:p>I fell out of my chair at work during a meeting.</text:p>
          </table:table-cell>
          <table:table-cell table:style-name="ce2" office:value-type="float" office:value="244" calcext:value-type="float">
            <text:p>244</text:p>
          </table:table-cell>
          <table:table-cell table:style-name="ce4" office:value-type="string" calcext:value-type="string">
            <text:p>I fell out of my chair at work during a meet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my! Were you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fine. <text:s/>My pride is a little <text:s/>injured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ah that would be a little embarrassing I am sur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efinatley. my face was bright r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870_conv:5740</text:p>
          </table:table-cell>
          <table:table-cell table:style-name="ce2" office:value-type="string" calcext:value-type="string">
            <text:p>content</text:p>
          </table:table-cell>
          <table:table-cell table:style-name="ce4" office:value-type="string" calcext:value-type="string">
            <text:p>After one of the longest days of work i had i was so happy that i didn't have to work for 2 weeks after. I am so happy with myself.</text:p>
          </table:table-cell>
          <table:table-cell table:style-name="ce2" office:value-type="float" office:value="68" calcext:value-type="float">
            <text:p>68</text:p>
          </table:table-cell>
          <table:table-cell table:style-name="ce4" office:value-type="string" calcext:value-type="string">
            <text:p>I had the longest day of work in my lif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no.. why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it's not a bad thing. I was up for 48 hours and i get 2 weeks of paid days off now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awesome! <text:s/>I am tired too I had to be up early to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69_conv:5538</text:p>
          </table:table-cell>
          <table:table-cell table:style-name="ce2" office:value-type="string" calcext:value-type="string">
            <text:p>impressed</text:p>
          </table:table-cell>
          <table:table-cell table:style-name="ce4" office:value-type="string" calcext:value-type="string">
            <text:p>I let my dog out late last night and a skunk was there. Thankfully she is older and deaf so didn't see it! It was SO sweet_comma_ I just wanted to take care of him.</text:p>
          </table:table-cell>
          <table:table-cell table:style-name="ce2" office:value-type="float" office:value="296" calcext:value-type="float">
            <text:p>296</text:p>
          </table:table-cell>
          <table:table-cell table:style-name="ce4" office:value-type="string" calcext:value-type="string">
            <text:p>I let my dog out late last night and a skunk was there. I got scared when I spotted her/him trying to scurry away!</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Oh dear! Did you get sprayed? That would frighten me too_comma_ especially at 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No. I think skunks are the cutest things. I just didn't expect one to be brave and come in my yard! My dog is older and deaf and not usually let out so late- I got her in and mrs skunk got away thank goodness- I wanted to give her some fruit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ell that's a relief! I'm glad neither of you got spray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497_conv:10995</text:p>
          </table:table-cell>
          <table:table-cell table:style-name="ce2" office:value-type="string" calcext:value-type="string">
            <text:p>prepared</text:p>
          </table:table-cell>
          <table:table-cell table:style-name="ce4" office:value-type="string" calcext:value-type="string">
            <text:p>I think I am ready to leave my current job_comma_ I have done my research and I could afford to make the leap</text:p>
          </table:table-cell>
          <table:table-cell table:style-name="ce2" office:value-type="float" office:value="10" calcext:value-type="float">
            <text:p>10</text:p>
          </table:table-cell>
          <table:table-cell table:style-name="ce4" office:value-type="string" calcext:value-type="string">
            <text:p>I think I am ready to leave my current job_comma_ I have done my research and I could afford to make the leap</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should do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think I will_comma_ I hope I can succe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can if you believe in yourself. but you will never know unless you tr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99_conv:10199</text:p>
          </table:table-cell>
          <table:table-cell table:style-name="ce2" office:value-type="string" calcext:value-type="string">
            <text:p>content</text:p>
          </table:table-cell>
          <table:table-cell table:style-name="ce4" office:value-type="string" calcext:value-type="string">
            <text:p>I gave up dieting a long time ago_comma_ and I'm far happier and losing weight slowly.</text:p>
          </table:table-cell>
          <table:table-cell table:style-name="ce2" office:value-type="float" office:value="1" calcext:value-type="float">
            <text:p>1</text:p>
          </table:table-cell>
          <table:table-cell table:style-name="ce4" office:value-type="string" calcext:value-type="string">
            <text:p>I gave up dieting a long time ago_comma_ and I'm far happier and losing weight slowl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can understand that! I actually attempted a diet about a month ago_comma_ and it was miserable. What made you give i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Just an endless cycle of losing and gaining. I finally decided to just eat as healthy as possible without thinking about the we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That seems like the best option. It is hard to stick to a diet for a set amount of time. The weight always seems to retur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53_conv:17706</text:p>
          </table:table-cell>
          <table:table-cell table:style-name="ce2" office:value-type="string" calcext:value-type="string">
            <text:p>apprehensive</text:p>
          </table:table-cell>
          <table:table-cell table:style-name="ce4" office:value-type="string" calcext:value-type="string">
            <text:p>I don't think I should drive in town today.</text:p>
          </table:table-cell>
          <table:table-cell table:style-name="ce2" office:value-type="float" office:value="220" calcext:value-type="float">
            <text:p>220</text:p>
          </table:table-cell>
          <table:table-cell table:style-name="ce4" office:value-type="string" calcext:value-type="string">
            <text:p>I don't think I should drive in town today_comma_ I have a bad feeling.</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ended up happe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Nothing yet but I'm sure something bad will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well 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563_conv:21127</text:p>
          </table:table-cell>
          <table:table-cell table:style-name="ce2" office:value-type="string" calcext:value-type="string">
            <text:p>lonely</text:p>
          </table:table-cell>
          <table:table-cell table:style-name="ce4" office:value-type="string" calcext:value-type="string">
            <text:p>I moved to a new town.</text:p>
          </table:table-cell>
          <table:table-cell table:style-name="ce2" office:value-type="float" office:value="727" calcext:value-type="float">
            <text:p>727</text:p>
          </table:table-cell>
          <table:table-cell table:style-name="ce4" office:value-type="string" calcext:value-type="string">
            <text:p>When I moved to a new town_comma_ it was hard to make new friend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That sounds difficult. Did you try talking to people in your neighborh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they are all o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2" calcext:value-type="float">
            <text:p>742</text:p>
          </table:table-cell>
          <table:table-cell table:style-name="ce4" office:value-type="string" calcext:value-type="string">
            <text:p>That always sucks. But old people are great and sometimes funny to hang out with. Maybe you should try giving them a g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29_conv:21259</text:p>
          </table:table-cell>
          <table:table-cell table:style-name="ce2" office:value-type="string" calcext:value-type="string">
            <text:p>content</text:p>
          </table:table-cell>
          <table:table-cell table:style-name="ce4" office:value-type="string" calcext:value-type="string">
            <text:p>Recently I was sitting outside relaxing with a drink in my backyard and just felt quite at peace with things and enjoyed the nice weather.</text:p>
          </table:table-cell>
          <table:table-cell table:style-name="ce2" office:value-type="float" office:value="558" calcext:value-type="float">
            <text:p>558</text:p>
          </table:table-cell>
          <table:table-cell table:style-name="ce4" office:value-type="string" calcext:value-type="string">
            <text:p>Recently I was sitting outside relaxing with a drink in my backyard and just felt quite at peace with things and enjoyed the nice weather.</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love peaceful moments while relaxing. i bet that moment was much needed . i really like nature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Yes I love nature as well. It's always nice to relax outsi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3" calcext:value-type="float">
            <text:p>743</text:p>
          </table:table-cell>
          <table:table-cell table:style-name="ce4" office:value-type="string" calcext:value-type="string">
            <text:p>i like to garden so i know what you mean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13_conv:3026</text:p>
          </table:table-cell>
          <table:table-cell table:style-name="ce2" office:value-type="string" calcext:value-type="string">
            <text:p>lonely</text:p>
          </table:table-cell>
          <table:table-cell table:style-name="ce4" office:value-type="string" calcext:value-type="string">
            <text:p>I haven't had a date in 4 years now. My last date was in high school_comma_ I'm so alone...</text:p>
          </table:table-cell>
          <table:table-cell table:style-name="ce2" office:value-type="float" office:value="269" calcext:value-type="float">
            <text:p>269</text:p>
          </table:table-cell>
          <table:table-cell table:style-name="ce4" office:value-type="string" calcext:value-type="string">
            <text:p>I haven't had a date in 4 years now. My last date was in high school_comma_ I'm so alon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Well there are always bigger fish in the sea trust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ank you_comma_ maybe I need to learn to love myself fir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That is also very important to lear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920_conv:9841</text:p>
          </table:table-cell>
          <table:table-cell table:style-name="ce2" office:value-type="string" calcext:value-type="string">
            <text:p>disgusted</text:p>
          </table:table-cell>
          <table:table-cell table:style-name="ce4" office:value-type="string" calcext:value-type="string">
            <text:p>My cat vomited on the couch tofay</text:p>
          </table:table-cell>
          <table:table-cell table:style-name="ce2" office:value-type="float" office:value="63" calcext:value-type="float">
            <text:p>63</text:p>
          </table:table-cell>
          <table:table-cell table:style-name="ce4" office:value-type="string" calcext:value-type="string">
            <text:p>My cat vomited on the couch to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no_comma_ is your cat ok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but it almost made me si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I can understand that_comma_ anytime I smell or see vomit I want to vomit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0_conv:10101</text:p>
          </table:table-cell>
          <table:table-cell table:style-name="ce2" office:value-type="string" calcext:value-type="string">
            <text:p>terrified</text:p>
          </table:table-cell>
          <table:table-cell table:style-name="ce4" office:value-type="string" calcext:value-type="string">
            <text:p>"I think my bofriend wants to break up. He wants to have a ""talk"""</text:p>
          </table:table-cell>
          <table:table-cell table:style-name="ce2" office:value-type="float" office:value="27" calcext:value-type="float">
            <text:p>27</text:p>
          </table:table-cell>
          <table:table-cell table:style-name="ce4" office:value-type="string" calcext:value-type="string">
            <text:p>My boyfriend wants to have a </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 w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a ""talk"" I think he wants to break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oh i thought he wanted a baby.. dump him fir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thinking about that_comma_ but what if that's no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99_conv:15399</text:p>
          </table:table-cell>
          <table:table-cell table:style-name="ce2" office:value-type="string" calcext:value-type="string">
            <text:p>nostalgic</text:p>
          </table:table-cell>
          <table:table-cell table:style-name="ce4" office:value-type="string" calcext:value-type="string">
            <text:p>I went to my grandparents' apartment. They have passed_comma_ but my aunt uses it now. It brought back many memories. </text:p>
          </table:table-cell>
          <table:table-cell table:style-name="ce2" office:value-type="float" office:value="409" calcext:value-type="float">
            <text:p>409</text:p>
          </table:table-cell>
          <table:table-cell table:style-name="ce4" office:value-type="string" calcext:value-type="string">
            <text:p>I visited the apartment my grandparents used to live in. It brought back a lot of old memories.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Hopefully it brought back good ones. Were you close to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Yes_comma_ we saw them every week. They were very kind and I miss them.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t's good you have those great memories_comma_ th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543_conv:9086</text:p>
          </table:table-cell>
          <table:table-cell table:style-name="ce2" office:value-type="string" calcext:value-type="string">
            <text:p>surprised</text:p>
          </table:table-cell>
          <table:table-cell table:style-name="ce4" office:value-type="string" calcext:value-type="string">
            <text:p>My father bought me a new car which I had not expected.</text:p>
          </table:table-cell>
          <table:table-cell table:style-name="ce2" office:value-type="float" office:value="59" calcext:value-type="float">
            <text:p>59</text:p>
          </table:table-cell>
          <table:table-cell table:style-name="ce4" office:value-type="string" calcext:value-type="string">
            <text:p>My father bought me a new car_comma_ despite saying the day before that he would not buy it for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Wow_comma_ that's really nice of your father! What type of car did he ge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a I was so surprised! He got me a Mazda!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That's nice that you can depend on your fa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538_conv:17076</text:p>
          </table:table-cell>
          <table:table-cell table:style-name="ce2" office:value-type="string" calcext:value-type="string">
            <text:p>anticipating</text:p>
          </table:table-cell>
          <table:table-cell table:style-name="ce4" office:value-type="string" calcext:value-type="string">
            <text:p>I'm getting some dim sum this weekend. Hadn't had any for too long.</text:p>
          </table:table-cell>
          <table:table-cell table:style-name="ce2" office:value-type="float" office:value="1" calcext:value-type="float">
            <text:p>1</text:p>
          </table:table-cell>
          <table:table-cell table:style-name="ce4" office:value-type="string" calcext:value-type="string">
            <text:p>I'm getting some dim sum this weekend. Hadn't had any for too lo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don't think I have ever had some_comma_ what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re's various dishes actually. It's a Chinese dish of small steamed or fried savory dumplings containing various fillings_comma_ served as a snack or main cour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sounds delicious_comma_ you are making my mouth water. <text:s/>Have fun this weekend...I know you wi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38_conv:13876</text:p>
          </table:table-cell>
          <table:table-cell table:style-name="ce2" office:value-type="string" calcext:value-type="string">
            <text:p>annoyed</text:p>
          </table:table-cell>
          <table:table-cell table:style-name="ce4" office:value-type="string" calcext:value-type="string">
            <text:p>I got called into work on a Saturday! So frustrating.</text:p>
          </table:table-cell>
          <table:table-cell table:style-name="ce2" office:value-type="float" office:value="332" calcext:value-type="float">
            <text:p>332</text:p>
          </table:table-cell>
          <table:table-cell table:style-name="ce4" office:value-type="string" calcext:value-type="string">
            <text:p>I got called into work on a Saturday! So frustrat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used to have to be on call and I hated it_comma_ especially after I worked all wee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 it's a big pain_comma_ but that's life/work I gue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s true_comma_ that is part of it_comma_ I gues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20_conv:24241</text:p>
          </table:table-cell>
          <table:table-cell table:style-name="ce2" office:value-type="string" calcext:value-type="string">
            <text:p>excited</text:p>
          </table:table-cell>
          <table:table-cell table:style-name="ce4" office:value-type="string" calcext:value-type="string">
            <text:p>I should be getting the latest model phone_comma_ I cannot wait. It is getting close to my birthday.</text:p>
          </table:table-cell>
          <table:table-cell table:style-name="ce2" office:value-type="float" office:value="653" calcext:value-type="float">
            <text:p>653</text:p>
          </table:table-cell>
          <table:table-cell table:style-name="ce4" office:value-type="string" calcext:value-type="string">
            <text:p>It is getting close to my birthday and I am planning to get the latest iPhone_comma_ I can't wai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that's a good present! I'm sure you are excited to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am it is going to be costly but I deserve to treat my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That's right_comma_ you do. I have a hard time doing that myself and should realize I deserve it as well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ou need to treat yourself_comma_ especially working hard someti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86_conv:3573</text:p>
          </table:table-cell>
          <table:table-cell table:style-name="ce2" office:value-type="string" calcext:value-type="string">
            <text:p>furious</text:p>
          </table:table-cell>
          <table:table-cell table:style-name="ce4" office:value-type="string" calcext:value-type="string">
            <text:p>The people that bring more luggage than expected in the airplane are making me angry.</text:p>
          </table:table-cell>
          <table:table-cell table:style-name="ce2" office:value-type="float" office:value="7" calcext:value-type="float">
            <text:p>7</text:p>
          </table:table-cell>
          <table:table-cell table:style-name="ce4" office:value-type="string" calcext:value-type="string">
            <text:p>The people that bring more cabin luggage than expected in the airplane are making me angr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That shouldn't be allowed in the first 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t shouldn't. They break stuff in our luggage by forcing to put their luggage. I got a laptop broken because of this on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my. I would be angry if that happened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63_conv:9326</text:p>
          </table:table-cell>
          <table:table-cell table:style-name="ce2" office:value-type="string" calcext:value-type="string">
            <text:p>devastated</text:p>
          </table:table-cell>
          <table:table-cell table:style-name="ce4" office:value-type="string" calcext:value-type="string">
            <text:p>I made plans for my dream vacation. I had been looking forward to this trip for over two years. I broke my leg and was unable to make the trip.</text:p>
          </table:table-cell>
          <table:table-cell table:style-name="ce2" office:value-type="float" office:value="226" calcext:value-type="float">
            <text:p>226</text:p>
          </table:table-cell>
          <table:table-cell table:style-name="ce4" office:value-type="string" calcext:value-type="string">
            <text:p>I made plans for my dream vacation. I had been looking forward to this trip for over two years. I broke my leg and was unable to make the trip</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 sorry to hear that buddy.. where were you planning to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Hawaii. I have wanted to go there for a very long time. Stupid le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Yeah_comma_ i can sense how you feel.. It is ok buddy_comma_ you will make it there soon en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03_conv:20206</text:p>
          </table:table-cell>
          <table:table-cell table:style-name="ce2" office:value-type="string" calcext:value-type="string">
            <text:p>ashamed</text:p>
          </table:table-cell>
          <table:table-cell table:style-name="ce4" office:value-type="string" calcext:value-type="string">
            <text:p>I had to borrow money from my parents to pay the mortgage. I am having trouble making ends meet. </text:p>
          </table:table-cell>
          <table:table-cell table:style-name="ce2" office:value-type="float" office:value="410" calcext:value-type="float">
            <text:p>410</text:p>
          </table:table-cell>
          <table:table-cell table:style-name="ce4" office:value-type="string" calcext:value-type="string">
            <text:p>I had to borrow money from my parents to pay the mortgage. I am having trouble making ends mee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am sorry to hear that_comma_ <text:s/>I hope it is only a temporarily situation and you will be on your feet in no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Thanks I hope so too. I recently took on a second part time job so that should help. These are tough times for a lot of peopl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 I know. <text:s/>It hasn't been easy for me either_comma_ but I believe think will go our way pretty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 just keep buying lottery tickets! A girl can drea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166_conv:8332</text:p>
          </table:table-cell>
          <table:table-cell table:style-name="ce2" office:value-type="string" calcext:value-type="string">
            <text:p>anxious</text:p>
          </table:table-cell>
          <table:table-cell table:style-name="ce4" office:value-type="string" calcext:value-type="string">
            <text:p>I am not looking forward to my job interview_comma_ I do not want to do poorly</text:p>
          </table:table-cell>
          <table:table-cell table:style-name="ce2" office:value-type="float" office:value="10" calcext:value-type="float">
            <text:p>10</text:p>
          </table:table-cell>
          <table:table-cell table:style-name="ce4" office:value-type="string" calcext:value-type="string">
            <text:p>I am not looking forward to my job interview_comma_ I do not want to do poorl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ou are going to nail it I bet. When is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am not sure exactly yet_comma_ I just got asked to intervie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Read up about it on glassdoor thats a good one online! good luck :)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151_conv:16303</text:p>
          </table:table-cell>
          <table:table-cell table:style-name="ce2" office:value-type="string" calcext:value-type="string">
            <text:p>proud</text:p>
          </table:table-cell>
          <table:table-cell table:style-name="ce4" office:value-type="string" calcext:value-type="string">
            <text:p>My oldest son got the A honor roll last year and I was super proud.</text:p>
          </table:table-cell>
          <table:table-cell table:style-name="ce2" office:value-type="float" office:value="53" calcext:value-type="float">
            <text:p>53</text:p>
          </table:table-cell>
          <table:table-cell table:style-name="ce4" office:value-type="string" calcext:value-type="string">
            <text:p>I was so proud of my oldest son. He finished 6th grade on the A honor roll.</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Congratulations! That's getting to the point where you look at their homework and realize you forgot how difficult it was_comma_ h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Oh yeah especially the ma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h Lord_comma_ I have forgotten almost everything I learned in Algebra and beyo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ame! i have to use calculators all the time for easy caluclation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7_conv:2135</text:p>
          </table:table-cell>
          <table:table-cell table:style-name="ce2" office:value-type="string" calcext:value-type="string">
            <text:p>furious</text:p>
          </table:table-cell>
          <table:table-cell table:style-name="ce4" office:value-type="string" calcext:value-type="string">
            <text:p>my child lied to me </text:p>
          </table:table-cell>
          <table:table-cell table:style-name="ce2" office:value-type="float" office:value="11" calcext:value-type="float">
            <text:p>11</text:p>
          </table:table-cell>
          <table:table-cell table:style-name="ce4" office:value-type="string" calcext:value-type="string">
            <text:p>I am trying to keep my cool but its pretty hard right now.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 sounds like trouble. What exactly is going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it is.. I caught my child telling a lie to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Dang! I'm not a parent_comma_ but I have siblings who have done the same (and of course I've done it to my parents_comma_ too). Any idea what you're going to d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33_conv:14666</text:p>
          </table:table-cell>
          <table:table-cell table:style-name="ce2" office:value-type="string" calcext:value-type="string">
            <text:p>impressed</text:p>
          </table:table-cell>
          <table:table-cell table:style-name="ce4" office:value-type="string" calcext:value-type="string">
            <text:p>I'm impressed by the contestants on Face Off and their abilities to imagine and create new creatures.</text:p>
          </table:table-cell>
          <table:table-cell table:style-name="ce2" office:value-type="float" office:value="66" calcext:value-type="float">
            <text:p>66</text:p>
          </table:table-cell>
          <table:table-cell table:style-name="ce4" office:value-type="string" calcext:value-type="string">
            <text:p>I'm so taken by the talents of contestants on the show Face Off -- have you ever seen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ave_comma_ thats a very cool sh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eir abilities to both imagine and create their characters is incred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ey are very talented on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07_conv:14015</text:p>
          </table:table-cell>
          <table:table-cell table:style-name="ce2" office:value-type="string" calcext:value-type="string">
            <text:p>prepared</text:p>
          </table:table-cell>
          <table:table-cell table:style-name="ce4" office:value-type="string" calcext:value-type="string">
            <text:p>Getting my things ready for florida</text:p>
          </table:table-cell>
          <table:table-cell table:style-name="ce2" office:value-type="float" office:value="389" calcext:value-type="float">
            <text:p>389</text:p>
          </table:table-cell>
          <table:table-cell table:style-name="ce4" office:value-type="string" calcext:value-type="string">
            <text:p>Getting my bags packed and ready to go!</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where you going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e family and I are headed to florida in a couple weeks! <text:s/>Can't wait. <text:s/>Gonna pack a bunch of sunscreen :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nice _comma_ i have a friend who lives in florida hope you all enjoy it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nk you! <text:s/>We can't wait to g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19_conv:10038</text:p>
          </table:table-cell>
          <table:table-cell table:style-name="ce2" office:value-type="string" calcext:value-type="string">
            <text:p>furious</text:p>
          </table:table-cell>
          <table:table-cell table:style-name="ce4" office:value-type="string" calcext:value-type="string">
            <text:p>I won tickets to a concert and when we got there_comma_ they were supposed to have the tickets at the box office and they didn't so the refused us no matter how much proof we gave that we won. <text:s/>It was ridiculous!</text:p>
          </table:table-cell>
          <table:table-cell table:style-name="ce2" office:value-type="float" office:value="438" calcext:value-type="float">
            <text:p>438</text:p>
          </table:table-cell>
          <table:table-cell table:style-name="ce4" office:value-type="string" calcext:value-type="string">
            <text:p>I won tickets to a concert and when we got there_comma_ they were supposed to have the tickets at the box office and they didn't so the refused us no matter how much proof we gave that we won. It was ridiculou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insane!! were you able to get in? and what conce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t was the worst day ever. <text:s/>I was so mad. <text:s/>No! <text:s/>No matter what we said or even showed them_comma_ they wouldn't let us in. <text:s/>We even called the local magazine that we won it through but they were clo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shoot thats a bummer! hopefully they will make it up to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48_conv:7097</text:p>
          </table:table-cell>
          <table:table-cell table:style-name="ce2" office:value-type="string" calcext:value-type="string">
            <text:p>impressed</text:p>
          </table:table-cell>
          <table:table-cell table:style-name="ce4" office:value-type="string" calcext:value-type="string">
            <text:p>I watched the UFC fights last night. <text:s/>I didn't think it would happen but Dillishaw knocked out Corey again.</text:p>
          </table:table-cell>
          <table:table-cell table:style-name="ce2" office:value-type="float" office:value="274" calcext:value-type="float">
            <text:p>274</text:p>
          </table:table-cell>
          <table:table-cell table:style-name="ce4" office:value-type="string" calcext:value-type="string">
            <text:p>Did you watch the UFC fights last nigh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love combat spor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didn't think it would happen but to see Dillishaw get another knockout in first round was a surpri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Dillishaw is a warrior_comma_ <text:s/>Do you think very highly of conno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59_conv:2719</text:p>
          </table:table-cell>
          <table:table-cell table:style-name="ce2" office:value-type="string" calcext:value-type="string">
            <text:p>disappointed</text:p>
          </table:table-cell>
          <table:table-cell table:style-name="ce4" office:value-type="string" calcext:value-type="string">
            <text:p>I just expecting a win from Croatia. But France did it. Though I'm not a fan of either. I just expected Croatia.</text:p>
          </table:table-cell>
          <table:table-cell table:style-name="ce2" office:value-type="float" office:value="43" calcext:value-type="float">
            <text:p>43</text:p>
          </table:table-cell>
          <table:table-cell table:style-name="ce4" office:value-type="string" calcext:value-type="string">
            <text:p>The football fever ended finally. But I expect a win from Croatia.</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know_comma_ but now we have another kind of football season coming up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I just waiting for that curiousl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Me too_comma_ I am so excited_comma_ since the Eagles just won last ye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02_conv:15205</text:p>
          </table:table-cell>
          <table:table-cell table:style-name="ce2" office:value-type="string" calcext:value-type="string">
            <text:p>annoyed</text:p>
          </table:table-cell>
          <table:table-cell table:style-name="ce4" office:value-type="string" calcext:value-type="string">
            <text:p>I was supposed to meet my mother for lunch yesterday_comma_ and she never showed up. I sat by myself for 30 minutes.</text:p>
          </table:table-cell>
          <table:table-cell table:style-name="ce2" office:value-type="float" office:value="377" calcext:value-type="float">
            <text:p>377</text:p>
          </table:table-cell>
          <table:table-cell table:style-name="ce4" office:value-type="string" calcext:value-type="string">
            <text:p>I was supposed to meet my mother for lunch yesterday_comma_ and she never showed up. What a pai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7" calcext:value-type="float">
            <text:p>377</text:p>
          </table:table-cell>
          <table:table-cell table:style-name="ce4" office:value-type="string" calcext:value-type="string">
            <text:p>I sat by myself for 30 minutes. I was not very happy by the 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it goes better next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837_conv:5674</text:p>
          </table:table-cell>
          <table:table-cell table:style-name="ce2" office:value-type="string" calcext:value-type="string">
            <text:p>jealous</text:p>
          </table:table-cell>
          <table:table-cell table:style-name="ce4" office:value-type="string" calcext:value-type="string">
            <text:p>My sister is always the sibling that my parents talk about. Sometimes I wonder if they even notice me.</text:p>
          </table:table-cell>
          <table:table-cell table:style-name="ce2" office:value-type="float" office:value="320" calcext:value-type="float">
            <text:p>320</text:p>
          </table:table-cell>
          <table:table-cell table:style-name="ce4" office:value-type="string" calcext:value-type="string">
            <text:p>My sister is always the sibling that my parents talk about. Sometimes I wonder if they even notice m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am sorry to hear that. Have you ever talked to your parents about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haven't. I'm scared that it would just make the situation worse. Do you think I should tell them how I fee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Yes_comma_ you do.Otherwise_comma_ you are going to carry that pain the rest of your li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158_conv:12316</text:p>
          </table:table-cell>
          <table:table-cell table:style-name="ce2" office:value-type="string" calcext:value-type="string">
            <text:p>excited</text:p>
          </table:table-cell>
          <table:table-cell table:style-name="ce4" office:value-type="string" calcext:value-type="string">
            <text:p>I am looking forward to this weekend. We are going to play videogames</text:p>
          </table:table-cell>
          <table:table-cell table:style-name="ce2" office:value-type="float" office:value="126" calcext:value-type="float">
            <text:p>126</text:p>
          </table:table-cell>
          <table:table-cell table:style-name="ce4" office:value-type="string" calcext:value-type="string">
            <text:p>I am looking forward to this weekend. We are going to play videogame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Nice! i just picked up the new madden so i will be gaming all weekend as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h man_comma_ I want to play that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t is really good_comma_ they fixed alot of things from last year to make it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10_conv:8620</text:p>
          </table:table-cell>
          <table:table-cell table:style-name="ce2" office:value-type="string" calcext:value-type="string">
            <text:p>hopeful</text:p>
          </table:table-cell>
          <table:table-cell table:style-name="ce4" office:value-type="string" calcext:value-type="string">
            <text:p>I applied for a better position within my job_comma_ crossing my fingers I hear positive news!</text:p>
          </table:table-cell>
          <table:table-cell table:style-name="ce2" office:value-type="float" office:value="397" calcext:value-type="float">
            <text:p>397</text:p>
          </table:table-cell>
          <table:table-cell table:style-name="ce4" office:value-type="string" calcext:value-type="string">
            <text:p>I applied for a better position within my job_comma_ crossing my fingers I hear positive new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reat you showed the initiative to apply. <text:s/>It is common to be a bit nerv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s_comma_ I'm eager to hear back alread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Just think positive thoughts and I am sure you will get the news shortl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39_conv:21679</text:p>
          </table:table-cell>
          <table:table-cell table:style-name="ce2" office:value-type="string" calcext:value-type="string">
            <text:p>caring</text:p>
          </table:table-cell>
          <table:table-cell table:style-name="ce4" office:value-type="string" calcext:value-type="string">
            <text:p>My husband was recently sick and I felt awful for him_comma_ so I did everything I could to make him feel better. He requested soup and a back massage.</text:p>
          </table:table-cell>
          <table:table-cell table:style-name="ce2" office:value-type="float" office:value="57" calcext:value-type="float">
            <text:p>57</text:p>
          </table:table-cell>
          <table:table-cell table:style-name="ce4" office:value-type="string" calcext:value-type="string">
            <text:p>I wanted to make my husband feel better since he was sick for a few weeks. I made him soup_comma_ rubbed his back_comma_ and ran him hot bath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You are the best wife ever! I can't believe how lucky he 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Thank you! I wanted him to know he is cared about and that I wanted him to feel better. I would want the same done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What did he get sick with? I hope it's not contagiou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He had the flu unfortunately. I'm so glad I didn't end up getting him_comma_ but just thankful he is better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36_conv:12073</text:p>
          </table:table-cell>
          <table:table-cell table:style-name="ce2" office:value-type="string" calcext:value-type="string">
            <text:p>afraid</text:p>
          </table:table-cell>
          <table:table-cell table:style-name="ce4" office:value-type="string" calcext:value-type="string">
            <text:p>There was a dog outside my house the other night just howling at my window. I don't own a dog and I'm on my own 3 acres of land. </text:p>
          </table:table-cell>
          <table:table-cell table:style-name="ce2" office:value-type="float" office:value="313" calcext:value-type="float">
            <text:p>313</text:p>
          </table:table-cell>
          <table:table-cell table:style-name="ce4" office:value-type="string" calcext:value-type="string">
            <text:p>I heard this god awful howling the other night at like 2am right outside my window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that sounds spook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t was! I was so scared to be honest with you! The worst part is that I don't own a dog eit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oh no i hope you stay sa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262_conv:24525</text:p>
          </table:table-cell>
          <table:table-cell table:style-name="ce2" office:value-type="string" calcext:value-type="string">
            <text:p>lonely</text:p>
          </table:table-cell>
          <table:table-cell table:style-name="ce4" office:value-type="string" calcext:value-type="string">
            <text:p>I was at the store and it was like I was the only one in there. I felt weird.</text:p>
          </table:table-cell>
          <table:table-cell table:style-name="ce2" office:value-type="float" office:value="241" calcext:value-type="float">
            <text:p>241</text:p>
          </table:table-cell>
          <table:table-cell table:style-name="ce4" office:value-type="string" calcext:value-type="string">
            <text:p>I was at the store and it was like I was the only one in there. I felt weir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strange_comma_ i would have got out of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id_comma_ but I had to get some things before I lef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 would be a little spooked out by being al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01_conv:13803</text:p>
          </table:table-cell>
          <table:table-cell table:style-name="ce2" office:value-type="string" calcext:value-type="string">
            <text:p>grateful</text:p>
          </table:table-cell>
          <table:table-cell table:style-name="ce4" office:value-type="string" calcext:value-type="string">
            <text:p>I couldn't make to dinner on time with my friends.</text:p>
          </table:table-cell>
          <table:table-cell table:style-name="ce2" office:value-type="float" office:value="1" calcext:value-type="float">
            <text:p>1</text:p>
          </table:table-cell>
          <table:table-cell table:style-name="ce4" office:value-type="string" calcext:value-type="string">
            <text:p>I couldn't make to dinner on time with my friends</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aww im sorry. <text:s/>did they leave withou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No. They actually wai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at was really nice of them. <text:s/>you have some really good frien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27_conv:11455</text:p>
          </table:table-cell>
          <table:table-cell table:style-name="ce2" office:value-type="string" calcext:value-type="string">
            <text:p>disgusted</text:p>
          </table:table-cell>
          <table:table-cell table:style-name="ce4" office:value-type="string" calcext:value-type="string">
            <text:p>I once had to clean out my grandfathers old closet.</text:p>
          </table:table-cell>
          <table:table-cell table:style-name="ce2" office:value-type="float" office:value="445" calcext:value-type="float">
            <text:p>445</text:p>
          </table:table-cell>
          <table:table-cell table:style-name="ce4" office:value-type="string" calcext:value-type="string">
            <text:p>I was cleaning out my grandfathers closet finding old moldy clothe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thrown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almost did_comma_ I had to leave the room for a seco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uld have left the entire hou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99_conv:7599</text:p>
          </table:table-cell>
          <table:table-cell table:style-name="ce2" office:value-type="string" calcext:value-type="string">
            <text:p>lonely</text:p>
          </table:table-cell>
          <table:table-cell table:style-name="ce4" office:value-type="string" calcext:value-type="string">
            <text:p>when my girl friend left me</text:p>
          </table:table-cell>
          <table:table-cell table:style-name="ce2" office:value-type="float" office:value="321" calcext:value-type="float">
            <text:p>321</text:p>
          </table:table-cell>
          <table:table-cell table:style-name="ce4" office:value-type="string" calcext:value-type="string">
            <text:p>a while back when my girl friend left me <text:s/>i was a little bummed out about it for a while _comma_ everything was different for me</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s not cool_comma_ I hope you find someone ne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eah me too thank you for that _comma_ i feel a whole lot better now after time passed - time for the most all heals all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is is tru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768_conv:5536</text:p>
          </table:table-cell>
          <table:table-cell table:style-name="ce2" office:value-type="string" calcext:value-type="string">
            <text:p>anxious</text:p>
          </table:table-cell>
          <table:table-cell table:style-name="ce4" office:value-type="string" calcext:value-type="string">
            <text:p>One time in school_comma_ I was asked to give a speech in front of the class. I really don't like speeches and was nervous leading up to the speech.</text:p>
          </table:table-cell>
          <table:table-cell table:style-name="ce2" office:value-type="float" office:value="419" calcext:value-type="float">
            <text:p>419</text:p>
          </table:table-cell>
          <table:table-cell table:style-name="ce4" office:value-type="string" calcext:value-type="string">
            <text:p>I had to give a speech one time in school and I was very nervous for i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can be nerve wrecking. How did you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9" calcext:value-type="float">
            <text:p>419</text:p>
          </table:table-cell>
          <table:table-cell table:style-name="ce4" office:value-type="string" calcext:value-type="string">
            <text:p>I was nervous the whole time. But I managed to get through it. I'm sure everyone could t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at kind of grade did you ge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66_conv:11332</text:p>
          </table:table-cell>
          <table:table-cell table:style-name="ce2" office:value-type="string" calcext:value-type="string">
            <text:p>embarrassed</text:p>
          </table:table-cell>
          <table:table-cell table:style-name="ce4" office:value-type="string" calcext:value-type="string">
            <text:p>Apparently I forgot to wear a belt today and I think that for half of the day everyone could see my underwear!!!</text:p>
          </table:table-cell>
          <table:table-cell table:style-name="ce2" office:value-type="float" office:value="27" calcext:value-type="float">
            <text:p>27</text:p>
          </table:table-cell>
          <table:table-cell table:style-name="ce4" office:value-type="string" calcext:value-type="string">
            <text:p>I forgot to wear a belt today. That is a no no for m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eah thats annoying _comma_ its happened to me bef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for half the day people could see my underwear. I went and bought 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 used rope from the warehouse once as a bel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eachers used to make boys use tap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46_conv:18292</text:p>
          </table:table-cell>
          <table:table-cell table:style-name="ce2" office:value-type="string" calcext:value-type="string">
            <text:p>grateful</text:p>
          </table:table-cell>
          <table:table-cell table:style-name="ce4" office:value-type="string" calcext:value-type="string">
            <text:p>I couldn't pay for all my groceries and someone came up from the line behind me and paid for the rest. <text:s/>I was so touched!</text:p>
          </table:table-cell>
          <table:table-cell table:style-name="ce2" office:value-type="float" office:value="438" calcext:value-type="float">
            <text:p>438</text:p>
          </table:table-cell>
          <table:table-cell table:style-name="ce4" office:value-type="string" calcext:value-type="string">
            <text:p>I couldn't pay for all my groceries and someone came up from the line behind me and paid for the rest. I was so touche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Wow_comma_ how amazing is that!? I wish someone would do that for me! I mean_comma_ I don't think I buy more than $30 of groceries at a time since it's just me_comma_ but sti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couldn't stop thanking him and crying. <text:s/>I was about to put 15 things back and really didn't have enough to cover things for my family of four. There are good people out there and I'm going to pay it forward for 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4" calcext:value-type="float">
            <text:p>644</text:p>
          </table:table-cell>
          <table:table-cell table:style-name="ce4" office:value-type="string" calcext:value-type="string">
            <text:p>That's a wonderful idea_comma_ I love that! And you know_comma_ if you find you can't quite do the exact same thing for someone else_comma_ you can always donate food to a food bank or something. It's the exact same thing_comma_ and it'll make you feel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02_conv:15605</text:p>
          </table:table-cell>
          <table:table-cell table:style-name="ce2" office:value-type="string" calcext:value-type="string">
            <text:p>terrified</text:p>
          </table:table-cell>
          <table:table-cell table:style-name="ce4" office:value-type="string" calcext:value-type="string">
            <text:p>Last winter I was out on my porch at 4 am. I suddenly noticed a large figure dressed all in black approaching me. My heart was in my mouth!</text:p>
          </table:table-cell>
          <table:table-cell table:style-name="ce2" office:value-type="float" office:value="343" calcext:value-type="float">
            <text:p>343</text:p>
          </table:table-cell>
          <table:table-cell table:style-name="ce4" office:value-type="string" calcext:value-type="string">
            <text:p>Last winter I was out on my porch at 4 am. Suddenly a large figure dressed in black was walking towards me. My heart was beating like a drum!</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Was it a gho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wasn't sure at first and_comma_ being in a wheelchair_comma_ had nowhere to go. Then the dark figure stopped in front of me. I thought I'd had it. Turns out it was my neighbor who couldn't sleep_comma_ walking her do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h_comma_that was so hillari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is now. But it sure wasn't at the time. I was frantically looking around for something to beat my "attacker" off wit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47_conv:23294</text:p>
          </table:table-cell>
          <table:table-cell table:style-name="ce2" office:value-type="string" calcext:value-type="string">
            <text:p>ashamed</text:p>
          </table:table-cell>
          <table:table-cell table:style-name="ce4" office:value-type="string" calcext:value-type="string">
            <text:p>About 5 years ago_comma_ I went to a swimming pool. In the showers_comma_ some kids made fun of my body. I felt bad about it.</text:p>
          </table:table-cell>
          <table:table-cell table:style-name="ce2" office:value-type="float" office:value="7" calcext:value-type="float">
            <text:p>7</text:p>
          </table:table-cell>
          <table:table-cell table:style-name="ce4" office:value-type="string" calcext:value-type="string">
            <text:p>About 5 years ago_comma_ I went to a swimming pool. In the showers_comma_ some kids made fun of my body. I felt bad abou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kids can be so hurtful_comma_ be happy about who you a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I know I should but I wanted to hi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m sorry about that! hopefully that kid has learned better by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962_conv:9925</text:p>
          </table:table-cell>
          <table:table-cell table:style-name="ce2" office:value-type="string" calcext:value-type="string">
            <text:p>anxious</text:p>
          </table:table-cell>
          <table:table-cell table:style-name="ce4" office:value-type="string" calcext:value-type="string">
            <text:p>A game that i love comes out friday and i cant wait</text:p>
          </table:table-cell>
          <table:table-cell table:style-name="ce2" office:value-type="float" office:value="524" calcext:value-type="float">
            <text:p>524</text:p>
          </table:table-cell>
          <table:table-cell table:style-name="ce4" office:value-type="string" calcext:value-type="string">
            <text:p>Madden comes out this friday and i can not wait</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stop playing videogames years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i play them during my free time alo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prefer to read books on my free time because I am grown up</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_conv:27</text:p>
          </table:table-cell>
          <table:table-cell table:style-name="ce2" office:value-type="string" calcext:value-type="string">
            <text:p>proud</text:p>
          </table:table-cell>
          <table:table-cell table:style-name="ce4" office:value-type="string" calcext:value-type="string">
            <text:p>I felt proud when I had accomplished a dream that I wanted to do for a long time. </text:p>
          </table:table-cell>
          <table:table-cell table:style-name="ce2" office:value-type="float" office:value="18" calcext:value-type="float">
            <text:p>18</text:p>
          </table:table-cell>
          <table:table-cell table:style-name="ce4" office:value-type="string" calcext:value-type="string">
            <text:p>I felt proud when I had accomplished a dream that I wanted to do for a long time. It was absailing!!</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 calcext:value-type="float">
            <text:p>15</text:p>
          </table:table-cell>
          <table:table-cell table:style-name="ce4" office:value-type="string" calcext:value-type="string">
            <text:p>I'm not familiar with abseiling_comma_ but I'm glad that you felt good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 calcext:value-type="float">
            <text:p>18</text:p>
          </table:table-cell>
          <table:table-cell table:style-name="ce4" office:value-type="string" calcext:value-type="string">
            <text:p>absailing_comma_ its when you rappeling down a building. What have you down that amaz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 calcext:value-type="float">
            <text:p>15</text:p>
          </table:table-cell>
          <table:table-cell table:style-name="ce4" office:value-type="string" calcext:value-type="string">
            <text:p>Oh_comma_ I see. No_comma_ I've never don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 calcext:value-type="float">
            <text:p>18</text:p>
          </table:table-cell>
          <table:table-cell table:style-name="ce4" office:value-type="string" calcext:value-type="string">
            <text:p>so what have you d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424_conv:24848</text:p>
          </table:table-cell>
          <table:table-cell table:style-name="ce2" office:value-type="string" calcext:value-type="string">
            <text:p>sentimental</text:p>
          </table:table-cell>
          <table:table-cell table:style-name="ce4" office:value-type="string" calcext:value-type="string">
            <text:p>I found some pictures of my grandma in the attic last night</text:p>
          </table:table-cell>
          <table:table-cell table:style-name="ce2" office:value-type="float" office:value="389" calcext:value-type="float">
            <text:p>389</text:p>
          </table:table-cell>
          <table:table-cell table:style-name="ce4" office:value-type="string" calcext:value-type="string">
            <text:p>I was going through the stuff in my attic last nigh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Did you find anything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I found some old pictures of when us kids used to go to my grandma's house for xma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hat a wonderful memory.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reminds me of the good old days. <text:s/>I miss my grandma. <text:s/>She passed away about 15 years ag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98_conv:8797</text:p>
          </table:table-cell>
          <table:table-cell table:style-name="ce2" office:value-type="string" calcext:value-type="string">
            <text:p>disgusted</text:p>
          </table:table-cell>
          <table:table-cell table:style-name="ce4" office:value-type="string" calcext:value-type="string">
            <text:p>My dog pooped on my head yesterday. Never felt so disgusted.</text:p>
          </table:table-cell>
          <table:table-cell table:style-name="ce2" office:value-type="float" office:value="209" calcext:value-type="float">
            <text:p>209</text:p>
          </table:table-cell>
          <table:table-cell table:style-name="ce4" office:value-type="string" calcext:value-type="string">
            <text:p>My dog pooped all over my head yesterday. Smelled kinda gross and I was quite disguste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Why did he do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have no idea. Maybe he was irked about the food I put out for him the other 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f he wasn't happy with the food_comma_ there arebetter ways to tell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0_conv:1301</text:p>
          </table:table-cell>
          <table:table-cell table:style-name="ce2" office:value-type="string" calcext:value-type="string">
            <text:p>prepared</text:p>
          </table:table-cell>
          <table:table-cell table:style-name="ce4" office:value-type="string" calcext:value-type="string">
            <text:p>I had been grinding at home trying to build my website when this girl I hadn't heard from since high school called. She said she was in town and wanted to catch up. <text:s/>Deciding I needed a break from work I turned off my laptop_comma_ threw on some fresh khakis and air nikes and 2 condoms just in case. <text:s/>Turned out it's always better safe than sorry.</text:p>
          </table:table-cell>
          <table:table-cell table:style-name="ce2" office:value-type="float" office:value="119" calcext:value-type="float">
            <text:p>119</text:p>
          </table:table-cell>
          <table:table-cell table:style-name="ce4" office:value-type="string" calcext:value-type="string">
            <text:p>I had gotten a random call from a girl I hadn't talked to since high school. <text:s/>Turned out she was in my neck of the woods and wanted to catch up. So I threw on some fresh khakis and air nikes and 2 condoms just in case. Turned out it's always better safe than sorry.</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at is true_comma_ but why the air nikes? Haven't you heard about their effect on wom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 enlighten me plea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0" calcext:value-type="float">
            <text:p>190</text:p>
          </table:table-cell>
          <table:table-cell table:style-name="ce4" office:value-type="string" calcext:value-type="string">
            <text:p>They're known to cause erectile dysfunction? There's chemicals in the laces_comma_ dude! A conspiracy I tell you! Done by OBAM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man well thankfully I was born with adamantium cartilege...because she wasn't complaining she literally just left br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8_conv:157</text:p>
          </table:table-cell>
          <table:table-cell table:style-name="ce2" office:value-type="string" calcext:value-type="string">
            <text:p>sad</text:p>
          </table:table-cell>
          <table:table-cell table:style-name="ce4" office:value-type="string" calcext:value-type="string">
            <text:p>when my dog died </text:p>
          </table:table-cell>
          <table:table-cell table:style-name="ce2" office:value-type="float" office:value="11" calcext:value-type="float">
            <text:p>11</text:p>
          </table:table-cell>
          <table:table-cell table:style-name="ce4" office:value-type="string" calcext:value-type="string">
            <text:p>I had to put my dog to sleep and it was super stressing! :(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I'm sorry to hear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nks_comma_ it always sucks when you have to say goodbye.. but shes better off now without pain. Do you have any pet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My apartment won't allow_comma_ but we are moving soon I hope to get a c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70_conv:17740</text:p>
          </table:table-cell>
          <table:table-cell table:style-name="ce2" office:value-type="string" calcext:value-type="string">
            <text:p>impressed</text:p>
          </table:table-cell>
          <table:table-cell table:style-name="ce4" office:value-type="string" calcext:value-type="string">
            <text:p>I was stuck on a specific part of a video game for several weeks. My friend tried it and beat it on the first try!</text:p>
          </table:table-cell>
          <table:table-cell table:style-name="ce2" office:value-type="float" office:value="503" calcext:value-type="float">
            <text:p>503</text:p>
          </table:table-cell>
          <table:table-cell table:style-name="ce4" office:value-type="string" calcext:value-type="string">
            <text:p>I've been stuck for several weeks on a part in this video game I've been playing...</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is it really hard? or you just have not have that much time to pa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s pretty tough. But it doesn't matter now... I let a friend of mine have a try_comma_ and he got through it right away! It was pretty impressive to s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yeah some people are just naturaly good at video ga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4_conv:2169</text:p>
          </table:table-cell>
          <table:table-cell table:style-name="ce2" office:value-type="string" calcext:value-type="string">
            <text:p>surprised</text:p>
          </table:table-cell>
          <table:table-cell table:style-name="ce4" office:value-type="string" calcext:value-type="string">
            <text:p>It was my birthday last weekend. Instead of dinner as planned_comma_ they gave me a weekend trip to NYC.</text:p>
          </table:table-cell>
          <table:table-cell table:style-name="ce2" office:value-type="float" office:value="1" calcext:value-type="float">
            <text:p>1</text:p>
          </table:table-cell>
          <table:table-cell table:style-name="ce4" office:value-type="string" calcext:value-type="string">
            <text:p>It was my birthday last weekend. Instead of dinner as planned_comma_ they gave me a weekend trip to NYC.</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nice gift for bithday. That is very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s. It was very kind of them. I was not expecting it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even better when you don't expect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9_conv:1558</text:p>
          </table:table-cell>
          <table:table-cell table:style-name="ce2" office:value-type="string" calcext:value-type="string">
            <text:p>anticipating</text:p>
          </table:table-cell>
          <table:table-cell table:style-name="ce4" office:value-type="string" calcext:value-type="string">
            <text:p>I'm going on a date this weekend. I'm pretty anxious about it.</text:p>
          </table:table-cell>
          <table:table-cell table:style-name="ce2" office:value-type="float" office:value="27" calcext:value-type="float">
            <text:p>27</text:p>
          </table:table-cell>
          <table:table-cell table:style-name="ce4" office:value-type="string" calcext:value-type="string">
            <text:p>I haven't been on a date in a while. I have one this weeke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o you know where you're going y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re going to a restaurant I like. If the date is bad I know the food will be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that's a nice plan. I hope you enjoy yourse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ope so to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142_conv:18284</text:p>
          </table:table-cell>
          <table:table-cell table:style-name="ce2" office:value-type="string" calcext:value-type="string">
            <text:p>angry</text:p>
          </table:table-cell>
          <table:table-cell table:style-name="ce4" office:value-type="string" calcext:value-type="string">
            <text:p>I am kind of mad about tomorrow. My team meeting has been pushed up on short notice</text:p>
          </table:table-cell>
          <table:table-cell table:style-name="ce2" office:value-type="float" office:value="126" calcext:value-type="float">
            <text:p>126</text:p>
          </table:table-cell>
          <table:table-cell table:style-name="ce4" office:value-type="string" calcext:value-type="string">
            <text:p>I am mad about tomorrow. My team meeting has been pushed up on short notic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Oh no_comma_ I hate when that happe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I guess I will have to prepare even more ton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Good luck_comma_ lots of coffe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10_conv:19421</text:p>
          </table:table-cell>
          <table:table-cell table:style-name="ce2" office:value-type="string" calcext:value-type="string">
            <text:p>excited</text:p>
          </table:table-cell>
          <table:table-cell table:style-name="ce4" office:value-type="string" calcext:value-type="string">
            <text:p>I am going back to school. I never thought I would. I can't wait</text:p>
          </table:table-cell>
          <table:table-cell table:style-name="ce2" office:value-type="float" office:value="27" calcext:value-type="float">
            <text:p>27</text:p>
          </table:table-cell>
          <table:table-cell table:style-name="ce4" office:value-type="string" calcext:value-type="string">
            <text:p>I am going back to school after 15 year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Wow that_comma_s exciting! What are you planning on majoring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s a psych major before. I am going to see how well that goes first. I might be too old to remember all that stu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That's a very interesting field. Are you nerv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because everyone will probably be younger_comma_ but I am determined to get a degr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4" calcext:value-type="float">
            <text:p>554</text:p>
          </table:table-cell>
          <table:table-cell table:style-name="ce4" office:value-type="string" calcext:value-type="string">
            <text:p>Much luck t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5_conv:1690</text:p>
          </table:table-cell>
          <table:table-cell table:style-name="ce2" office:value-type="string" calcext:value-type="string">
            <text:p>guilty</text:p>
          </table:table-cell>
          <table:table-cell table:style-name="ce4" office:value-type="string" calcext:value-type="string">
            <text:p>i took my son to the park yesterday and he fell and hit his face</text:p>
          </table:table-cell>
          <table:table-cell table:style-name="ce2" office:value-type="float" office:value="52" calcext:value-type="float">
            <text:p>52</text:p>
          </table:table-cell>
          <table:table-cell table:style-name="ce4" office:value-type="string" calcext:value-type="string">
            <text:p>hey. i took my son to the park yesterday and he was going down the slide and i didn't catch him. he fell and hit his face _comma_ i feel so bad abou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Oh no! I hate to hear that he is hurt. But you shouldn't feel bad. It happens all the time. Kids will find a thousand ways to get hur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ell me about it :) he keeps bumping his head_comma_ scraping his knees. such a busy body!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 calcext:value-type="float">
            <text:p>17</text:p>
          </table:table-cell>
          <table:table-cell table:style-name="ce4" office:value-type="string" calcext:value-type="string">
            <text:p>My daughter is the same way! She gets bumped and scraped way more than my son_comma_ but she just goes right on. How is your son to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37_conv:7674</text:p>
          </table:table-cell>
          <table:table-cell table:style-name="ce2" office:value-type="string" calcext:value-type="string">
            <text:p>caring</text:p>
          </table:table-cell>
          <table:table-cell table:style-name="ce4" office:value-type="string" calcext:value-type="string">
            <text:p>Met with my friend who I haven't seen in 4 years. Feels like we never left each other.</text:p>
          </table:table-cell>
          <table:table-cell table:style-name="ce2" office:value-type="float" office:value="1" calcext:value-type="float">
            <text:p>1</text:p>
          </table:table-cell>
          <table:table-cell table:style-name="ce4" office:value-type="string" calcext:value-type="string">
            <text:p>Met with my friend who I haven't seen in 4 years. Feels like we never left each othe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sn't it amazing how true friendship stands the test of time and distan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it is. Good friends are really hard to f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That's so true! I live 700 miles away from my best friend and when we get together it's just like old tim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609_conv:5218</text:p>
          </table:table-cell>
          <table:table-cell table:style-name="ce2" office:value-type="string" calcext:value-type="string">
            <text:p>terrified</text:p>
          </table:table-cell>
          <table:table-cell table:style-name="ce4" office:value-type="string" calcext:value-type="string">
            <text:p><text:s/>I have to go to a company presentation and make a speech. I'm so nervous that I might mess it up</text:p>
          </table:table-cell>
          <table:table-cell table:style-name="ce2" office:value-type="float" office:value="234" calcext:value-type="float">
            <text:p>234</text:p>
          </table:table-cell>
          <table:table-cell table:style-name="ce4" office:value-type="string" calcext:value-type="string">
            <text:p>In a few days I need to go to a company presentation and make a big speec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ow_comma_ I bet that's exciting_comma_ but also makes you a bit nervous. Congratulations though_comma_ I'm sure you are proud to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am! But_comma_ yes_comma_ you are right. I am extremely nervous about it. What if I mess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Well_comma_ I would probably feel the same way_comma_ but I'm sure you will be great. If they didn't have confidence in your abilities_comma_ they wouldn't have chosen you to do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63_conv:17927</text:p>
          </table:table-cell>
          <table:table-cell table:style-name="ce2" office:value-type="string" calcext:value-type="string">
            <text:p>joyful</text:p>
          </table:table-cell>
          <table:table-cell table:style-name="ce4" office:value-type="string" calcext:value-type="string">
            <text:p>I was at the store and I dropped my wallet without knowing. Luckily some nice man gave it to me later in the trip! I was so surprised! </text:p>
          </table:table-cell>
          <table:table-cell table:style-name="ce2" office:value-type="float" office:value="241" calcext:value-type="float">
            <text:p>241</text:p>
          </table:table-cell>
          <table:table-cell table:style-name="ce4" office:value-type="string" calcext:value-type="string">
            <text:p>I was at the store and I dropped my wallet without knowing. Luckily some nice man gave it to me later in the trip! I was so surprise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Wow_comma_ thats really lucky of you. <text:s/>Its good to find nice people out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t is! That has never happened to me bef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Good thing you found that guy and not someone els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80_conv:15560</text:p>
          </table:table-cell>
          <table:table-cell table:style-name="ce2" office:value-type="string" calcext:value-type="string">
            <text:p>disappointed</text:p>
          </table:table-cell>
          <table:table-cell table:style-name="ce4" office:value-type="string" calcext:value-type="string">
            <text:p>I was let down in trying to pay a bill today.</text:p>
          </table:table-cell>
          <table:table-cell table:style-name="ce2" office:value-type="float" office:value="225" calcext:value-type="float">
            <text:p>225</text:p>
          </table:table-cell>
          <table:table-cell table:style-name="ce4" office:value-type="string" calcext:value-type="string">
            <text:p>I went online to pay my internet bill today and their payment system was offline. I was so let down.</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e irony that the internet bill could not be paid online is kind of funny. <text:s/>But I can see how that would be a let down and inconveni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asked them about it_comma_ they said it would be back up later today...so not too b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That is good. <text:s/>I like to pay most of my bills onlin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1_conv:2303</text:p>
          </table:table-cell>
          <table:table-cell table:style-name="ce2" office:value-type="string" calcext:value-type="string">
            <text:p>joyful</text:p>
          </table:table-cell>
          <table:table-cell table:style-name="ce4" office:value-type="string" calcext:value-type="string">
            <text:p>work is going good </text:p>
          </table:table-cell>
          <table:table-cell table:style-name="ce2" office:value-type="float" office:value="11" calcext:value-type="float">
            <text:p>11</text:p>
          </table:table-cell>
          <table:table-cell table:style-name="ce4" office:value-type="string" calcext:value-type="string">
            <text:p>Im feeling pretty good today.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Oh really? Is there any specific reason wh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ts been a good day at work_comma_ it just put me in a good moo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That's great! Do you have good days oft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90_conv:11381</text:p>
          </table:table-cell>
          <table:table-cell table:style-name="ce2" office:value-type="string" calcext:value-type="string">
            <text:p>grateful</text:p>
          </table:table-cell>
          <table:table-cell table:style-name="ce4" office:value-type="string" calcext:value-type="string">
            <text:p>I am so happy I can afford every my kids and I need. I wish we could splurge more often though.</text:p>
          </table:table-cell>
          <table:table-cell table:style-name="ce2" office:value-type="float" office:value="262" calcext:value-type="float">
            <text:p>262</text:p>
          </table:table-cell>
          <table:table-cell table:style-name="ce4" office:value-type="string" calcext:value-type="string">
            <text:p>I feel blessed that I can take care of my kids myself without struggl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because you worked hard and never gave up! I'm proud of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still work hard. I just wish I could splurge sometimes. Thats the only 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One day you'll be able to. Just keep your head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Can that day be next week? l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499_conv:6999</text:p>
          </table:table-cell>
          <table:table-cell table:style-name="ce2" office:value-type="string" calcext:value-type="string">
            <text:p>anxious</text:p>
          </table:table-cell>
          <table:table-cell table:style-name="ce4" office:value-type="string" calcext:value-type="string">
            <text:p>Whenever I go to family get together_comma_ I always feel extremely anxious and out of place</text:p>
          </table:table-cell>
          <table:table-cell table:style-name="ce2" office:value-type="float" office:value="448" calcext:value-type="float">
            <text:p>448</text:p>
          </table:table-cell>
          <table:table-cell table:style-name="ce4" office:value-type="string" calcext:value-type="string">
            <text:p>Anytime I have a family get together coming up_comma_ like during the holidays_comma_ I get super anxious and worry non-stop abou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Same here. <text:s/>Is it because of needed prepartations or because of family dram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ah for the most part_comma_ I enjoy one side of my family_comma_ but other side_comma_ I could care less for. <text:s/>Lots of drama and subtle remar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Drama is never good. <text:s/>I usually don't re-invite people who bring it with the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50_conv:20100</text:p>
          </table:table-cell>
          <table:table-cell table:style-name="ce2" office:value-type="string" calcext:value-type="string">
            <text:p>trusting</text:p>
          </table:table-cell>
          <table:table-cell table:style-name="ce4" office:value-type="string" calcext:value-type="string">
            <text:p>A friend of mine is trying to open a business managing money for other people. <text:s/>I believe I am going to give him my savings to manage_comma_ I believe he is a reliable peron.</text:p>
          </table:table-cell>
          <table:table-cell table:style-name="ce2" office:value-type="float" office:value="203" calcext:value-type="float">
            <text:p>203</text:p>
          </table:table-cell>
          <table:table-cell table:style-name="ce4" office:value-type="string" calcext:value-type="string">
            <text:p>I am thinking about giving my savings to a friend who is opening a business to manage investment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Could turn out good_comma_ Could turn out bad. How well do you know your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was a friend from high school and I believe he is a reliable per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Well i wish you the best of luck and hope it goe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72_conv:13145</text:p>
          </table:table-cell>
          <table:table-cell table:style-name="ce2" office:value-type="string" calcext:value-type="string">
            <text:p>guilty</text:p>
          </table:table-cell>
          <table:table-cell table:style-name="ce4" office:value-type="string" calcext:value-type="string">
            <text:p>I stole my brothers copy of Purple Rain.</text:p>
          </table:table-cell>
          <table:table-cell table:style-name="ce2" office:value-type="float" office:value="4" calcext:value-type="float">
            <text:p>4</text:p>
          </table:table-cell>
          <table:table-cell table:style-name="ce4" office:value-type="string" calcext:value-type="string">
            <text:p>I stole my brothers copy of Purple Rain.</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s that a prince albu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he was the best musician ev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ell give it back :) Stealing is not r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167_conv:24335</text:p>
          </table:table-cell>
          <table:table-cell table:style-name="ce2" office:value-type="string" calcext:value-type="string">
            <text:p>confident</text:p>
          </table:table-cell>
          <table:table-cell table:style-name="ce4" office:value-type="string" calcext:value-type="string">
            <text:p>I have fixed up house to the best of my ability. I feel very certain that it will sell very quickly.</text:p>
          </table:table-cell>
          <table:table-cell table:style-name="ce2" office:value-type="float" office:value="725" calcext:value-type="float">
            <text:p>725</text:p>
          </table:table-cell>
          <table:table-cell table:style-name="ce4" office:value-type="string" calcext:value-type="string">
            <text:p>I have fixed up house to the best of my ability. I feel very certain that it will sell very quickl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certainly hope so_comma_ <text:s/>Why do you want to mov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I am moving to a smaller house with a big yard where life will be a lot easier. Less house to clean and more time outsid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t sounds great_comma_ That is how I like my houses to b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99_conv:7799</text:p>
          </table:table-cell>
          <table:table-cell table:style-name="ce2" office:value-type="string" calcext:value-type="string">
            <text:p>anxious</text:p>
          </table:table-cell>
          <table:table-cell table:style-name="ce4" office:value-type="string" calcext:value-type="string">
            <text:p>I sent an email I shouldn't have sent_comma_ and for about a week I obsessed over it. Thankfully nothing came of it and all that worrying was for nothing.</text:p>
          </table:table-cell>
          <table:table-cell table:style-name="ce2" office:value-type="float" office:value="473" calcext:value-type="float">
            <text:p>473</text:p>
          </table:table-cell>
          <table:table-cell table:style-name="ce4" office:value-type="string" calcext:value-type="string">
            <text:p>I sent an email I shouldn't have sent. I'd been drinking and totally should have saved it rather than sending it when I di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all do things we regret when drin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True. The funny thing was I obsessed over it for days_comma_ worrying I made a mistake. And absolutely nothing happened! I worried for no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usually how it goe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37_conv:12674</text:p>
          </table:table-cell>
          <table:table-cell table:style-name="ce2" office:value-type="string" calcext:value-type="string">
            <text:p>annoyed</text:p>
          </table:table-cell>
          <table:table-cell table:style-name="ce4" office:value-type="string" calcext:value-type="string">
            <text:p>i really felt upset when someone i have really helped gave me a slap</text:p>
          </table:table-cell>
          <table:table-cell table:style-name="ce2" office:value-type="float" office:value="191" calcext:value-type="float">
            <text:p>191</text:p>
          </table:table-cell>
          <table:table-cell table:style-name="ce4" office:value-type="string" calcext:value-type="string">
            <text:p>i had helped him to secure a good job_comma_ and he became rich_comma_ One day he saw me discussing with his fiancee_comma_ he didnt ask question first_comma_ he just came there and slapped me_comma_ we now engaged in a serious fight</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such a bizarre sto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1" calcext:value-type="float">
            <text:p>191</text:p>
          </table:table-cell>
          <table:table-cell table:style-name="ce4" office:value-type="string" calcext:value-type="string">
            <text:p>yea...it 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it gets resolv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29_conv:11659</text:p>
          </table:table-cell>
          <table:table-cell table:style-name="ce2" office:value-type="string" calcext:value-type="string">
            <text:p>afraid</text:p>
          </table:table-cell>
          <table:table-cell table:style-name="ce4" office:value-type="string" calcext:value-type="string">
            <text:p>I kept hearing odd sounds at night... I think there is a racoon in the attic!</text:p>
          </table:table-cell>
          <table:table-cell table:style-name="ce2" office:value-type="float" office:value="397" calcext:value-type="float">
            <text:p>397</text:p>
          </table:table-cell>
          <table:table-cell table:style-name="ce4" office:value-type="string" calcext:value-type="string">
            <text:p>I keet hearing odd sounds at night... I think there is a racoon in the attic!</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think it's time to call the animal protection un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will do that... they creep me ou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0" calcext:value-type="float">
            <text:p>210</text:p>
          </table:table-cell>
          <table:table-cell table:style-name="ce4" office:value-type="string" calcext:value-type="string">
            <text:p>I believe you will be fi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04_conv:409</text:p>
          </table:table-cell>
          <table:table-cell table:style-name="ce2" office:value-type="string" calcext:value-type="string">
            <text:p>jealous</text:p>
          </table:table-cell>
          <table:table-cell table:style-name="ce4" office:value-type="string" calcext:value-type="string">
            <text:p>I am so jealous of my co-worker.He got the promotion I had my eye on it.</text:p>
          </table:table-cell>
          <table:table-cell table:style-name="ce2" office:value-type="float" office:value="75" calcext:value-type="float">
            <text:p>75</text:p>
          </table:table-cell>
          <table:table-cell table:style-name="ce4" office:value-type="string" calcext:value-type="string">
            <text:p>My co-worker got the promotion I had my eye on it.I am so mad and jealou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 calcext:value-type="float">
            <text:p>82</text:p>
          </table:table-cell>
          <table:table-cell table:style-name="ce4" office:value-type="string" calcext:value-type="string">
            <text:p>Damn_comma_ that sucks. What field do you work 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work in Banking and insurance. I have more experience than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 calcext:value-type="float">
            <text:p>82</text:p>
          </table:table-cell>
          <table:table-cell table:style-name="ce4" office:value-type="string" calcext:value-type="string">
            <text:p>Why did he get the promotion ove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19_conv:3239</text:p>
          </table:table-cell>
          <table:table-cell table:style-name="ce2" office:value-type="string" calcext:value-type="string">
            <text:p>grateful</text:p>
          </table:table-cell>
          <table:table-cell table:style-name="ce4" office:value-type="string" calcext:value-type="string">
            <text:p>I was glad my dad helped me change a tire once. It let me know what it took going forward</text:p>
          </table:table-cell>
          <table:table-cell table:style-name="ce2" office:value-type="float" office:value="126" calcext:value-type="float">
            <text:p>126</text:p>
          </table:table-cell>
          <table:table-cell table:style-name="ce4" office:value-type="string" calcext:value-type="string">
            <text:p>I was glad my dad showed me how to change a tire when I was young. It came in handy down the line</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Nice! Thinking about it...I'm 22 and still don't know how to change a tire haha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ou can learn eventu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should learn how to do it_comma_ it seems pretty basic?</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87_conv:23574</text:p>
          </table:table-cell>
          <table:table-cell table:style-name="ce2" office:value-type="string" calcext:value-type="string">
            <text:p>furious</text:p>
          </table:table-cell>
          <table:table-cell table:style-name="ce4" office:value-type="string" calcext:value-type="string">
            <text:p>I am upset the Eagles lost yesterday_comma_ they lost to the worst team in the league_comma_ and got shutout</text:p>
          </table:table-cell>
          <table:table-cell table:style-name="ce2" office:value-type="float" office:value="10" calcext:value-type="float">
            <text:p>10</text:p>
          </table:table-cell>
          <table:table-cell table:style-name="ce4" office:value-type="string" calcext:value-type="string">
            <text:p>I am upset the Eagles lost yesterday_comma_ they lost to the worst team in the league_comma_ and got shutou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ey just didnt play like a team and its no surprise t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uess not_comma_ but they will put it together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_comma_ they shouldnt be getting beat like that.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65_conv:12730</text:p>
          </table:table-cell>
          <table:table-cell table:style-name="ce2" office:value-type="string" calcext:value-type="string">
            <text:p>terrified</text:p>
          </table:table-cell>
          <table:table-cell table:style-name="ce4" office:value-type="string" calcext:value-type="string">
            <text:p>I am so afraid to break p with my boyfriend I dont want to break his heart</text:p>
          </table:table-cell>
          <table:table-cell table:style-name="ce2" office:value-type="float" office:value="27" calcext:value-type="float">
            <text:p>27</text:p>
          </table:table-cell>
          <table:table-cell table:style-name="ce4" office:value-type="string" calcext:value-type="string">
            <text:p>I want to break up with my boyfrie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Has he done something to make you want to break up with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just no he's not the one. I am scared I will break his hea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if you know he's not the one_comma_ it's better to do it now than years from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701_conv:19402</text:p>
          </table:table-cell>
          <table:table-cell table:style-name="ce2" office:value-type="string" calcext:value-type="string">
            <text:p>grateful</text:p>
          </table:table-cell>
          <table:table-cell table:style-name="ce4" office:value-type="string" calcext:value-type="string">
            <text:p>I am so glad I have good friends in my life. They always pick me up when I am down</text:p>
          </table:table-cell>
          <table:table-cell table:style-name="ce2" office:value-type="float" office:value="27" calcext:value-type="float">
            <text:p>27</text:p>
          </table:table-cell>
          <table:table-cell table:style-name="ce4" office:value-type="string" calcext:value-type="string">
            <text:p>I am so glad to have good friends</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ood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are always there when I need them. I got rid of the bad apples long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ts good that you have a support network like tha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is. They are llike famil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648_conv:9296</text:p>
          </table:table-cell>
          <table:table-cell table:style-name="ce2" office:value-type="string" calcext:value-type="string">
            <text:p>anxious</text:p>
          </table:table-cell>
          <table:table-cell table:style-name="ce4" office:value-type="string" calcext:value-type="string">
            <text:p>when i was getting ready to move and take a drive across the usa</text:p>
          </table:table-cell>
          <table:table-cell table:style-name="ce2" office:value-type="float" office:value="11" calcext:value-type="float">
            <text:p>11</text:p>
          </table:table-cell>
          <table:table-cell table:style-name="ce4" office:value-type="string" calcext:value-type="string">
            <text:p>I was so nervous and ready to start my move. It was such a long drive.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get it d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urprisingly yes_comma_ cant believe I did it. I left everything behind and only brought what I could fit inside my ca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a good star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216_conv:20433</text:p>
          </table:table-cell>
          <table:table-cell table:style-name="ce2" office:value-type="string" calcext:value-type="string">
            <text:p>caring</text:p>
          </table:table-cell>
          <table:table-cell table:style-name="ce4" office:value-type="string" calcext:value-type="string">
            <text:p>When my friend told me she was unable to have kids_comma_ I wanted her to know I was there for her. It must have been such a hard thing to go through_comma_ I could not imagine my life without my beautiful little boys.</text:p>
          </table:table-cell>
          <table:table-cell table:style-name="ce2" office:value-type="float" office:value="674" calcext:value-type="float">
            <text:p>674</text:p>
          </table:table-cell>
          <table:table-cell table:style-name="ce4" office:value-type="string" calcext:value-type="string">
            <text:p>My friend recently told me that she couldn't have kids_comma_ I tried my hardest to be there for he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Wow that would be terrible news. I can't imaged shit is taking it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4" calcext:value-type="float">
            <text:p>674</text:p>
          </table:table-cell>
          <table:table-cell table:style-name="ce4" office:value-type="string" calcext:value-type="string">
            <text:p>She is not at all_comma_ I have really been there for her_comma_ I have two boys of my own and could not imagine not being able to have kids of my 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Hopefully she has a supportive partner to help her as well. Glad you are there to help 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74_conv:7348</text:p>
          </table:table-cell>
          <table:table-cell table:style-name="ce2" office:value-type="string" calcext:value-type="string">
            <text:p>proud</text:p>
          </table:table-cell>
          <table:table-cell table:style-name="ce4" office:value-type="string" calcext:value-type="string">
            <text:p>I helped a friend of mine lose over 60 pounds.</text:p>
          </table:table-cell>
          <table:table-cell table:style-name="ce2" office:value-type="float" office:value="286" calcext:value-type="float">
            <text:p>286</text:p>
          </table:table-cell>
          <table:table-cell table:style-name="ce4" office:value-type="string" calcext:value-type="string">
            <text:p>I helped one of my close friends lose over 60 pounds last yea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Wow_comma_ you are a true friend. What did you do to help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taught them how to diet and exercise properly. But I have to give them huge credit for being consistent and sticking wi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Everyone could use a friend like you. You sound like a very motivating pers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498_conv:20996</text:p>
          </table:table-cell>
          <table:table-cell table:style-name="ce2" office:value-type="string" calcext:value-type="string">
            <text:p>lonely</text:p>
          </table:table-cell>
          <table:table-cell table:style-name="ce4" office:value-type="string" calcext:value-type="string">
            <text:p>My husband was out of town getting our new puppy this weekend and my son stayed overnight with his grandparents. It was just my infant daughter and I for a couple days. I actually kind of felt alone because she goes to bed so early and I had nobody to hang out with or talk to. </text:p>
          </table:table-cell>
          <table:table-cell table:style-name="ce2" office:value-type="float" office:value="435" calcext:value-type="float">
            <text:p>435</text:p>
          </table:table-cell>
          <table:table-cell table:style-name="ce4" office:value-type="string" calcext:value-type="string">
            <text:p>"I always think I want some ""me"" time_comma_ but this weekend my husband and our toddler son were both gone and I actually kind of felt bored and sad!"</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ah it really isn't for everyone_comma_ i like my alone time but only for a while. Afterwards i feel alone and wanting to talk to some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Exactly. We have an infant daughter_comma_ but she goes to bed so early that I had a lot of hours of doing nothing in particular.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Thats the perfect time to just pamper yourself. I cherish those few hours every da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90_conv:13780</text:p>
          </table:table-cell>
          <table:table-cell table:style-name="ce2" office:value-type="string" calcext:value-type="string">
            <text:p>annoyed</text:p>
          </table:table-cell>
          <table:table-cell table:style-name="ce4" office:value-type="string" calcext:value-type="string">
            <text:p>There is a fly in my house and I can't catch it! I really hate flies</text:p>
          </table:table-cell>
          <table:table-cell table:style-name="ce2" office:value-type="float" office:value="241" calcext:value-type="float">
            <text:p>241</text:p>
          </table:table-cell>
          <table:table-cell table:style-name="ce4" office:value-type="string" calcext:value-type="string">
            <text:p>There is a fly in my house and I can't catch it! I really hate flie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ey are really bad especially if you have pe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don't have any pets_comma_ but I want a c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You have to be careful with flies_comma_ because they can lay eggs in your pet's foo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44_conv:23489</text:p>
          </table:table-cell>
          <table:table-cell table:style-name="ce2" office:value-type="string" calcext:value-type="string">
            <text:p>guilty</text:p>
          </table:table-cell>
          <table:table-cell table:style-name="ce4" office:value-type="string" calcext:value-type="string">
            <text:p>I ate my wife's leftovers while she was taking a nap.</text:p>
          </table:table-cell>
          <table:table-cell table:style-name="ce2" office:value-type="float" office:value="524" calcext:value-type="float">
            <text:p>524</text:p>
          </table:table-cell>
          <table:table-cell table:style-name="ce4" office:value-type="string" calcext:value-type="string">
            <text:p>i ate my wife's leftovers while she was taking a nap</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aha. has she found out yet? i bet she was ma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nah she hasn't yet but she is going to be pi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would be to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21_conv:19842</text:p>
          </table:table-cell>
          <table:table-cell table:style-name="ce2" office:value-type="string" calcext:value-type="string">
            <text:p>hopeful</text:p>
          </table:table-cell>
          <table:table-cell table:style-name="ce4" office:value-type="string" calcext:value-type="string">
            <text:p>I borrowed some money from my friend. I've a confidence I'll repay this month to him.</text:p>
          </table:table-cell>
          <table:table-cell table:style-name="ce2" office:value-type="float" office:value="43" calcext:value-type="float">
            <text:p>43</text:p>
          </table:table-cell>
          <table:table-cell table:style-name="ce4" office:value-type="string" calcext:value-type="string">
            <text:p>I borrowed money from my frien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ere you in a tight spot? How much did you borr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_comma_ Medical emergency. I borrowed $5000. Hope I'll repay this mon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What a good friend to lend you money in your time of need. You should thank him and take him to dinner after everything is sort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49_conv:23299</text:p>
          </table:table-cell>
          <table:table-cell table:style-name="ce2" office:value-type="string" calcext:value-type="string">
            <text:p>apprehensive</text:p>
          </table:table-cell>
          <table:table-cell table:style-name="ce4" office:value-type="string" calcext:value-type="string">
            <text:p>I have a big interview next week and I am nervous. Im not sure if I should just cancel or not.</text:p>
          </table:table-cell>
          <table:table-cell table:style-name="ce2" office:value-type="float" office:value="297" calcext:value-type="float">
            <text:p>297</text:p>
          </table:table-cell>
          <table:table-cell table:style-name="ce4" office:value-type="string" calcext:value-type="string">
            <text:p>I have a big interview next week and I am so nervous. Im not sure if I should just cancel or no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ow! Why would you cancel? Is it a good opportuni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ts a great one but I dont know if I can handle the extra responsibility. Im just not 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Well that's your choice_comma_ but I say new adventures in life are profitabl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34_conv:23069</text:p>
          </table:table-cell>
          <table:table-cell table:style-name="ce2" office:value-type="string" calcext:value-type="string">
            <text:p>apprehensive</text:p>
          </table:table-cell>
          <table:table-cell table:style-name="ce4" office:value-type="string" calcext:value-type="string">
            <text:p>I'm going for an interview for a job on Monday and am feeling nauseated when I think about it.</text:p>
          </table:table-cell>
          <table:table-cell table:style-name="ce2" office:value-type="float" office:value="438" calcext:value-type="float">
            <text:p>438</text:p>
          </table:table-cell>
          <table:table-cell table:style-name="ce4" office:value-type="string" calcext:value-type="string">
            <text:p>I'm going for an interview for a job on Monday and am feeling nauseated when I think abou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Hey_comma_ I bet you'll do great! Nothing to stress abou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just really want this job more than any others and its hard to get in. <text:s/>I'll be crushed if I don't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Just try to stay positive and get a good night's rest the night before and I'm sure you'll do amazing! Just have to go in with confiden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81_conv:18962</text:p>
          </table:table-cell>
          <table:table-cell table:style-name="ce2" office:value-type="string" calcext:value-type="string">
            <text:p>proud</text:p>
          </table:table-cell>
          <table:table-cell table:style-name="ce4" office:value-type="string" calcext:value-type="string">
            <text:p>When i was won the title with my football team when i was younger.</text:p>
          </table:table-cell>
          <table:table-cell table:style-name="ce2" office:value-type="float" office:value="657" calcext:value-type="float">
            <text:p>657</text:p>
          </table:table-cell>
          <table:table-cell table:style-name="ce4" office:value-type="string" calcext:value-type="string">
            <text:p>We we playing 11 a side football on sundays and won the title as underdog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how long have you been pla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7" calcext:value-type="float">
            <text:p>657</text:p>
          </table:table-cell>
          <table:table-cell table:style-name="ce4" office:value-type="string" calcext:value-type="string">
            <text:p>We had been playing as a team for just over a year together! Now i no longer pl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Have you thought about getting back int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7" calcext:value-type="float">
            <text:p>657</text:p>
          </table:table-cell>
          <table:table-cell table:style-name="ce4" office:value-type="string" calcext:value-type="string">
            <text:p>I have but no longer have the time due to work!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777_conv:7554</text:p>
          </table:table-cell>
          <table:table-cell table:style-name="ce2" office:value-type="string" calcext:value-type="string">
            <text:p>surprised</text:p>
          </table:table-cell>
          <table:table-cell table:style-name="ce4" office:value-type="string" calcext:value-type="string">
            <text:p>Our daughter's dance program sent out new tuition notices. <text:s/>They decided to change the entire pay structure and it's going to cost us a lot more to send her now.</text:p>
          </table:table-cell>
          <table:table-cell table:style-name="ce2" office:value-type="float" office:value="56" calcext:value-type="float">
            <text:p>56</text:p>
          </table:table-cell>
          <table:table-cell table:style-name="ce4" office:value-type="string" calcext:value-type="string">
            <text:p>Our daughter's dance program sent out new tuition notices. <text:s/>They've decided to change the pay structure and everything at the last minut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so mean! I think they should honor the original prices they se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 agree_comma_ but they've decided to change how they run the entire place over the summer apparently. <text:s/>It's going to cost us quite a bit more and we had no war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think that's unethical. I would switch to a new one if I could (and all her friends weren't the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21_conv:15442</text:p>
          </table:table-cell>
          <table:table-cell table:style-name="ce2" office:value-type="string" calcext:value-type="string">
            <text:p>joyful</text:p>
          </table:table-cell>
          <table:table-cell table:style-name="ce4" office:value-type="string" calcext:value-type="string">
            <text:p>I have been jobless for 14 months. Last week_comma_ I finally got a job. I am so happy.</text:p>
          </table:table-cell>
          <table:table-cell table:style-name="ce2" office:value-type="float" office:value="7" calcext:value-type="float">
            <text:p>7</text:p>
          </table:table-cell>
          <table:table-cell table:style-name="ce4" office:value-type="string" calcext:value-type="string">
            <text:p>I have been jobless for 14 months. Last week_comma_ I finally got a job. I am so happy.</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m very happy for you_comma_ thank God you could get a job_comma_ that's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an now pay my bills. It is a relie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0" calcext:value-type="float">
            <text:p>350</text:p>
          </table:table-cell>
          <table:table-cell table:style-name="ce4" office:value-type="string" calcext:value-type="string">
            <text:p>I imagine it was very complicated for you when you did not have a job_comma_ that happened to me once and I felt very distress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174_conv:16349</text:p>
          </table:table-cell>
          <table:table-cell table:style-name="ce2" office:value-type="string" calcext:value-type="string">
            <text:p>surprised</text:p>
          </table:table-cell>
          <table:table-cell table:style-name="ce4" office:value-type="string" calcext:value-type="string">
            <text:p>When I was a kid_comma_ my sister would wear a fake werewolf mask and pop up in the window to scare me.</text:p>
          </table:table-cell>
          <table:table-cell table:style-name="ce2" office:value-type="float" office:value="302" calcext:value-type="float">
            <text:p>302</text:p>
          </table:table-cell>
          <table:table-cell table:style-name="ce4" office:value-type="string" calcext:value-type="string">
            <text:p>My sister just put on a halloween mask and jumped in the window! I jumped out of my sea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must've been scary_comma_ what kind of mas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 was the most realistic werewolf mask I've ever se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o you plan on getting her back la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think I'm going to have t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aybe try a freddy mask this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89_conv:2579</text:p>
          </table:table-cell>
          <table:table-cell table:style-name="ce2" office:value-type="string" calcext:value-type="string">
            <text:p>proud</text:p>
          </table:table-cell>
          <table:table-cell table:style-name="ce4" office:value-type="string" calcext:value-type="string">
            <text:p>I gratuated from college with the highest score in the past 20 years</text:p>
          </table:table-cell>
          <table:table-cell table:style-name="ce2" office:value-type="float" office:value="47" calcext:value-type="float">
            <text:p>47</text:p>
          </table:table-cell>
          <table:table-cell table:style-name="ce4" office:value-type="string" calcext:value-type="string">
            <text:p>I just got back from my graduation! can you imagine after 5 years i graduated with the highest score of my college in the past 20 years!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ow that is a long time a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 calcext:value-type="float">
            <text:p>47</text:p>
          </table:table-cell>
          <table:table-cell table:style-name="ce4" office:value-type="string" calcext:value-type="string">
            <text:p>Yes! i studied so hard_comma_ can you imagine how i feel? i cannot believ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where did you go to colleg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14_conv:23228</text:p>
          </table:table-cell>
          <table:table-cell table:style-name="ce2" office:value-type="string" calcext:value-type="string">
            <text:p>proud</text:p>
          </table:table-cell>
          <table:table-cell table:style-name="ce4" office:value-type="string" calcext:value-type="string">
            <text:p>I just learned that my niece was invited to the honor program in her new high school.</text:p>
          </table:table-cell>
          <table:table-cell table:style-name="ce2" office:value-type="float" office:value="203" calcext:value-type="float">
            <text:p>203</text:p>
          </table:table-cell>
          <table:table-cell table:style-name="ce4" office:value-type="string" calcext:value-type="string">
            <text:p>I just learned that my niece was invited to the honor program in her new high school</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Aw_comma_ nice! That's kind of cool_comma_ actually. I hope you really encourage her to stick to it and do well. Sometimes there can be a lot of expectations that come with that stuff_comma_ so whatever you can do to not add pressure to it would be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Thank you for the advise_comma_ I'll do my best not to pressure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 think her parents or her peers_comma_ or even herself probably_comma_ may put <text:s/>a lot of expectations on her. While you want to reassure and encourage her_comma_ it's good to not make her plan too far ahead in the future and put all that weight on her. It's what my parents did with me_comma_ and I resented them for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152_conv:22304</text:p>
          </table:table-cell>
          <table:table-cell table:style-name="ce2" office:value-type="string" calcext:value-type="string">
            <text:p>furious</text:p>
          </table:table-cell>
          <table:table-cell table:style-name="ce4" office:value-type="string" calcext:value-type="string">
            <text:p>my dog shredded my son's favorite toy. <text:s/>I don't know what happened_comma_ he hasn't ripped anything up like that for years.</text:p>
          </table:table-cell>
          <table:table-cell table:style-name="ce2" office:value-type="float" office:value="527" calcext:value-type="float">
            <text:p>527</text:p>
          </table:table-cell>
          <table:table-cell table:style-name="ce4" office:value-type="string" calcext:value-type="string">
            <text:p>My dog shredded my son's favorite to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How old is your 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2 years. <text:s/>IDK what happened_comma_ my dog hasn't ripped anything up since he was a pupp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 calcext:value-type="float">
            <text:p>14</text:p>
          </table:table-cell>
          <table:table-cell table:style-name="ce4" office:value-type="string" calcext:value-type="string">
            <text:p>Thats a doggy for ya. Gotta love them thoug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500_conv:23001</text:p>
          </table:table-cell>
          <table:table-cell table:style-name="ce2" office:value-type="string" calcext:value-type="string">
            <text:p>content</text:p>
          </table:table-cell>
          <table:table-cell table:style-name="ce4" office:value-type="string" calcext:value-type="string">
            <text:p>We went to the mountains to hike. <text:s/>It was very peaceful and nice to be in nature.</text:p>
          </table:table-cell>
          <table:table-cell table:style-name="ce2" office:value-type="float" office:value="830" calcext:value-type="float">
            <text:p>830</text:p>
          </table:table-cell>
          <table:table-cell table:style-name="ce4" office:value-type="string" calcext:value-type="string">
            <text:p>I had a great time this weeken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Oh yeah? Nice to hear. What exactly did you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We took a trip to the mountains to hike. <text:s/>So nice to be away from the city outside in nat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That's awesome_comma_ I'm from Kansas and first went to Colorado just a couple years ago. It was beauti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That sounds fun. <text:s/>I haven't been to Colorado yet. <text:s/>I'd like to 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I agree though_comma_ always a good time to get away and explore some nature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It's very relaxing. <text:s/>There was a lot of people. <text:s/>More than I expected to s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5" calcext:value-type="float">
            <text:p>835</text:p>
          </table:table-cell>
          <table:table-cell table:style-name="ce4" office:value-type="string" calcext:value-type="string">
            <text:p>Well I'm pleased to hear you had a fun time. Hope you get to do it again so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991_conv:3983</text:p>
          </table:table-cell>
          <table:table-cell table:style-name="ce2" office:value-type="string" calcext:value-type="string">
            <text:p>nostalgic</text:p>
          </table:table-cell>
          <table:table-cell table:style-name="ce4" office:value-type="string" calcext:value-type="string">
            <text:p>We watched "The Land Before Time" in class.</text:p>
          </table:table-cell>
          <table:table-cell table:style-name="ce2" office:value-type="float" office:value="250" calcext:value-type="float">
            <text:p>250</text:p>
          </table:table-cell>
          <table:table-cell table:style-name="ce4" office:value-type="string" calcext:value-type="string">
            <text:p>Yesterday we watched "The Land Before Time" in class. That movie brings back so many memorie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movie is a classic! I loved it as a ki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Yes_comma_ I remember we used to call one of my friends Petrie because he looked exactly like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Hahah! That is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85_conv:11771</text:p>
          </table:table-cell>
          <table:table-cell table:style-name="ce2" office:value-type="string" calcext:value-type="string">
            <text:p>nostalgic</text:p>
          </table:table-cell>
          <table:table-cell table:style-name="ce4" office:value-type="string" calcext:value-type="string">
            <text:p>I enjoy looking at old pictures</text:p>
          </table:table-cell>
          <table:table-cell table:style-name="ce2" office:value-type="float" office:value="397" calcext:value-type="float">
            <text:p>397</text:p>
          </table:table-cell>
          <table:table-cell table:style-name="ce4" office:value-type="string" calcext:value-type="string">
            <text:p>I enjoy looking at old pictures and remebering past memorie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I do too. It always brings back so many good memori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Yeah it's nice looking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Yes it is. Sometimes I wish you could just go back to that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62_conv:13724</text:p>
          </table:table-cell>
          <table:table-cell table:style-name="ce2" office:value-type="string" calcext:value-type="string">
            <text:p>caring</text:p>
          </table:table-cell>
          <table:table-cell table:style-name="ce4" office:value-type="string" calcext:value-type="string">
            <text:p><text:s/>love my neices and nephews like they are my own children. I do the same for all of them</text:p>
          </table:table-cell>
          <table:table-cell table:style-name="ce2" office:value-type="float" office:value="262" calcext:value-type="float">
            <text:p>262</text:p>
          </table:table-cell>
          <table:table-cell table:style-name="ce4" office:value-type="string" calcext:value-type="string">
            <text:p>I love my neices and nephews so muc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great_comma_ do you get to see them mu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All the time. I treat them the same as my own kids. They are the b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is really good that you get to see them all the time. <text:s/>Do you have kids_comma_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ave three kids. Three neices and one nephe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64_conv:8528</text:p>
          </table:table-cell>
          <table:table-cell table:style-name="ce2" office:value-type="string" calcext:value-type="string">
            <text:p>disappointed</text:p>
          </table:table-cell>
          <table:table-cell table:style-name="ce4" office:value-type="string" calcext:value-type="string">
            <text:p>I got very upset when France won the world cup. Croatia should have won!</text:p>
          </table:table-cell>
          <table:table-cell table:style-name="ce2" office:value-type="float" office:value="261" calcext:value-type="float">
            <text:p>261</text:p>
          </table:table-cell>
          <table:table-cell table:style-name="ce4" office:value-type="string" calcext:value-type="string">
            <text:p>Have you seen fifa world cup final?</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No I haven'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I got very upset When France won. Croatia should have w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hate it when my team loses too. All that time invested for a loss is disappointing.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97_conv:14195</text:p>
          </table:table-cell>
          <table:table-cell table:style-name="ce2" office:value-type="string" calcext:value-type="string">
            <text:p>sentimental</text:p>
          </table:table-cell>
          <table:table-cell table:style-name="ce4" office:value-type="string" calcext:value-type="string">
            <text:p>Everytime I see roses I think of my grandma.</text:p>
          </table:table-cell>
          <table:table-cell table:style-name="ce2" office:value-type="float" office:value="4" calcext:value-type="float">
            <text:p>4</text:p>
          </table:table-cell>
          <table:table-cell table:style-name="ce4" office:value-type="string" calcext:value-type="string">
            <text:p>Everytime I see roses_comma_ I think of my grandma.</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Nice association. Do you have any memory attached t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She use to have a rose gard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Do you visit her oft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14_conv:13629</text:p>
          </table:table-cell>
          <table:table-cell table:style-name="ce2" office:value-type="string" calcext:value-type="string">
            <text:p>grateful</text:p>
          </table:table-cell>
          <table:table-cell table:style-name="ce4" office:value-type="string" calcext:value-type="string">
            <text:p>A friend of mine drove me to work when my car broke down. <text:s/>I would have been in trouble otherwise</text:p>
          </table:table-cell>
          <table:table-cell table:style-name="ce2" office:value-type="float" office:value="111" calcext:value-type="float">
            <text:p>111</text:p>
          </table:table-cell>
          <table:table-cell table:style-name="ce4" office:value-type="string" calcext:value-type="string">
            <text:p>A friend of mine drove me to work when my car broke dow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 of them_comma_ did you do anything to pay them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 took him out to dinner later on_comma_ he's a good fri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ice of you_comma_ glad you have supportive friend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289_conv:10579</text:p>
          </table:table-cell>
          <table:table-cell table:style-name="ce2" office:value-type="string" calcext:value-type="string">
            <text:p>annoyed</text:p>
          </table:table-cell>
          <table:table-cell table:style-name="ce4" office:value-type="string" calcext:value-type="string">
            <text:p>I woke up a lot last night and felt like I didn't sleep at all. So I was not in the best mood all day and everything was getting on my nerves. Can't wait for this day to be DONE</text:p>
          </table:table-cell>
          <table:table-cell table:style-name="ce2" office:value-type="float" office:value="296" calcext:value-type="float">
            <text:p>296</text:p>
          </table:table-cell>
          <table:table-cell table:style-name="ce4" office:value-type="string" calcext:value-type="string">
            <text:p><text:s/>woke up a lot last night and felt like I didn't sleep at all. So I was not in the best mood all day and everything was getting on my nerve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hate that feeling! <text:s/>Do you have that happen often? <text:s/>I feel you. I've been losing sleep every night recently. <text:s/>Are you in front of blue light computer screens or phones a lo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But I normally sleep pretty good. I am so exhausted by bed time- I woke up a bunch last night to go to the bathroom? So annoy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drives me crazy too! <text:s/>I can't get back to sleep once I wake up to go to the bathroom. <text:s/>Hope you get some smooth zzzzz's tonigh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need them_comma_ thank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99_conv:22599</text:p>
          </table:table-cell>
          <table:table-cell table:style-name="ce2" office:value-type="string" calcext:value-type="string">
            <text:p>disappointed</text:p>
          </table:table-cell>
          <table:table-cell table:style-name="ce4" office:value-type="string" calcext:value-type="string">
            <text:p>I bought some cheap stocks hoping that they would go up in price. They didn't.</text:p>
          </table:table-cell>
          <table:table-cell table:style-name="ce2" office:value-type="float" office:value="804" calcext:value-type="float">
            <text:p>804</text:p>
          </table:table-cell>
          <table:table-cell table:style-name="ce4" office:value-type="string" calcext:value-type="string">
            <text:p>I bought some cheap stocks hoping that they would go up in price. They didn'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Oh no! I used to be a financial advisor so I'm sure that was frustrating. I hope you didn't lose too much mon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4" calcext:value-type="float">
            <text:p>804</text:p>
          </table:table-cell>
          <table:table-cell table:style-name="ce4" office:value-type="string" calcext:value-type="string">
            <text:p>Not too much. I only put in what I could afford to lo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0" calcext:value-type="float">
            <text:p>740</text:p>
          </table:table-cell>
          <table:table-cell table:style-name="ce4" office:value-type="string" calcext:value-type="string">
            <text:p>As much as I hate they didn't go up in price for you_comma_ I'm so happy that you didn't overdo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02_conv:19604</text:p>
          </table:table-cell>
          <table:table-cell table:style-name="ce2" office:value-type="string" calcext:value-type="string">
            <text:p>surprised</text:p>
          </table:table-cell>
          <table:table-cell table:style-name="ce4" office:value-type="string" calcext:value-type="string">
            <text:p>My boss called me into his office the other day and told me I was getting 12 hours of leave! <text:s/>I had no idea I was getting it and was quite taken aback!</text:p>
          </table:table-cell>
          <table:table-cell table:style-name="ce2" office:value-type="float" office:value="277" calcext:value-type="float">
            <text:p>277</text:p>
          </table:table-cell>
          <table:table-cell table:style-name="ce4" office:value-type="string" calcext:value-type="string">
            <text:p>My boss called me into his office the other day and told me I was getting 12 hours of leave! <text:s/>I had no idea I was getting it and was quite taken abac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id your boss tell you wh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guess my metrics were all better than my coworkers. <text:s/>It was a great little bon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Oh so it was a positive thing...that's great_comma_ well I hope you enjoy your mini vacation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67_conv:14335</text:p>
          </table:table-cell>
          <table:table-cell table:style-name="ce2" office:value-type="string" calcext:value-type="string">
            <text:p>lonely</text:p>
          </table:table-cell>
          <table:table-cell table:style-name="ce4" office:value-type="string" calcext:value-type="string">
            <text:p>I'm all alone since I fed my family to the pigs.</text:p>
          </table:table-cell>
          <table:table-cell table:style-name="ce2" office:value-type="float" office:value="196" calcext:value-type="float">
            <text:p>196</text:p>
          </table:table-cell>
          <table:table-cell table:style-name="ce4" office:value-type="string" calcext:value-type="string">
            <text:p>I'm all alone now.</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pity. But why are you alo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 fed my family to the pigs. Then the pigs died from food poison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that was so me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They deserved it. They all had to di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03_conv:9406</text:p>
          </table:table-cell>
          <table:table-cell table:style-name="ce2" office:value-type="string" calcext:value-type="string">
            <text:p>nostalgic</text:p>
          </table:table-cell>
          <table:table-cell table:style-name="ce4" office:value-type="string" calcext:value-type="string">
            <text:p>I used to love playing pokemon with my friends what a great game that was as a kid</text:p>
          </table:table-cell>
          <table:table-cell table:style-name="ce2" office:value-type="float" office:value="10" calcext:value-type="float">
            <text:p>10</text:p>
          </table:table-cell>
          <table:table-cell table:style-name="ce4" office:value-type="string" calcext:value-type="string">
            <text:p>I used to love playing pokemon with my friends what a great game that was as a ki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s it was! I loved collecting the cards. They have pokemon go now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have played that_comma_ I love it_comma_ I cannot wait for the new pokemon game for the swit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ext:s/>I liked it too it was fun to get out and get walking.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1_conv:1402</text:p>
          </table:table-cell>
          <table:table-cell table:style-name="ce2" office:value-type="string" calcext:value-type="string">
            <text:p>ashamed</text:p>
          </table:table-cell>
          <table:table-cell table:style-name="ce4" office:value-type="string" calcext:value-type="string">
            <text:p>I thought she wanted to do it. I didn't force anything</text:p>
          </table:table-cell>
          <table:table-cell table:style-name="ce2" office:value-type="float" office:value="188" calcext:value-type="float">
            <text:p>188</text:p>
          </table:table-cell>
          <table:table-cell table:style-name="ce4" office:value-type="string" calcext:value-type="string">
            <text:p>I never thought she would tell anyone and make it seem like I did something wrong. I didn't force her</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Oh no how horr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ye and so I had to leave the country because of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oh n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793_conv:15587</text:p>
          </table:table-cell>
          <table:table-cell table:style-name="ce2" office:value-type="string" calcext:value-type="string">
            <text:p>disgusted</text:p>
          </table:table-cell>
          <table:table-cell table:style-name="ce4" office:value-type="string" calcext:value-type="string">
            <text:p>I left some food in the microwave while I went on a trip a while ago. That was such a bad move_comma_</text:p>
          </table:table-cell>
          <table:table-cell table:style-name="ce2" office:value-type="float" office:value="128" calcext:value-type="float">
            <text:p>128</text:p>
          </table:table-cell>
          <table:table-cell table:style-name="ce4" office:value-type="string" calcext:value-type="string">
            <text:p>I left some food in the microwave on accident while I left my house to take a trip.</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re will surely be maggots on that when you get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That's exactly what happened and I swore to never make the mistake again_comma_ as long as i can help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ll never go to your house in that shap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71_conv:3743</text:p>
          </table:table-cell>
          <table:table-cell table:style-name="ce2" office:value-type="string" calcext:value-type="string">
            <text:p>sad</text:p>
          </table:table-cell>
          <table:table-cell table:style-name="ce4" office:value-type="string" calcext:value-type="string">
            <text:p>I got into an argument with my husband last night.</text:p>
          </table:table-cell>
          <table:table-cell table:style-name="ce2" office:value-type="float" office:value="344" calcext:value-type="float">
            <text:p>344</text:p>
          </table:table-cell>
          <table:table-cell table:style-name="ce4" office:value-type="string" calcext:value-type="string">
            <text:p>I hate to let people into my personal life but I got into an argument with my husband last night. <text:s/>It was aweful. <text:s/>I felt so small.</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m sorry to hear that. i hate when my wife and i argue. are you feeling any better? did you have a chance to talk to your husband after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He woke this morning not saying anything_comma_ but I know its got to be on his mind. <text:s/>Mostly we just keep to ourselves until one of us speaks about something off the conversation then we slowly ease back into being the same. <text:s/>Im feeling a little better. <text:s/>I know he doesnt mean the things he say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 hope everything will go back to normal asap and i hope he will apologize for making you feel sm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Awwwwe thank you for listening. <text:s/>Sometimes it just feels better to get it out. <text:s/>Im sure I will be alright. <text:s/>Got my big girl panties on here. <text:s/>LOL. <text:s/>Besides_comma_ after being together 13 years. <text:s/>Were bound to argue at some point in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538_conv:5077</text:p>
          </table:table-cell>
          <table:table-cell table:style-name="ce2" office:value-type="string" calcext:value-type="string">
            <text:p>anxious</text:p>
          </table:table-cell>
          <table:table-cell table:style-name="ce4" office:value-type="string" calcext:value-type="string">
            <text:p>I am worried about how I'll pay rent on time.</text:p>
          </table:table-cell>
          <table:table-cell table:style-name="ce2" office:value-type="float" office:value="152" calcext:value-type="float">
            <text:p>152</text:p>
          </table:table-cell>
          <table:table-cell table:style-name="ce4" office:value-type="string" calcext:value-type="string">
            <text:p>I am worried about how I will pay rent on time this month.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o hear that_comma_ did you lose your job?</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Yes I did _comma_ and now I work from home full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things work out for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065_conv:24130</text:p>
          </table:table-cell>
          <table:table-cell table:style-name="ce2" office:value-type="string" calcext:value-type="string">
            <text:p>embarrassed</text:p>
          </table:table-cell>
          <table:table-cell table:style-name="ce4" office:value-type="string" calcext:value-type="string">
            <text:p>My husband and I were out to dinner with some coworkers of mine and my husband farted right in the middle of it.</text:p>
          </table:table-cell>
          <table:table-cell table:style-name="ce2" office:value-type="float" office:value="99" calcext:value-type="float">
            <text:p>99</text:p>
          </table:table-cell>
          <table:table-cell table:style-name="ce4" office:value-type="string" calcext:value-type="string">
            <text:p>My husband and I were out to dinner with some coworkers of mine and my husband farted right in the middle of it.</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Oh my gosh! That is so funny. Was he really embarrass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 think I was more embarrassed than he was!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I can understand that. But its still really funny. My husband is the one to get more embarrassed over things lik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536_conv:7072</text:p>
          </table:table-cell>
          <table:table-cell table:style-name="ce2" office:value-type="string" calcext:value-type="string">
            <text:p>hopeful</text:p>
          </table:table-cell>
          <table:table-cell table:style-name="ce4" office:value-type="string" calcext:value-type="string">
            <text:p>I should hear this week whether or not I was accepted into law school <text:s/>I hope to start in the spring.</text:p>
          </table:table-cell>
          <table:table-cell table:style-name="ce2" office:value-type="float" office:value="274" calcext:value-type="float">
            <text:p>274</text:p>
          </table:table-cell>
          <table:table-cell table:style-name="ce4" office:value-type="string" calcext:value-type="string">
            <text:p>I am waiting to hear back on whether or not I got accepted into law school</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impressive. Which law school have you appli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Syracuse Universi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have a friend who recently graduated from there and have landed a job in a law fir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845_conv:3690</text:p>
          </table:table-cell>
          <table:table-cell table:style-name="ce2" office:value-type="string" calcext:value-type="string">
            <text:p>apprehensive</text:p>
          </table:table-cell>
          <table:table-cell table:style-name="ce4" office:value-type="string" calcext:value-type="string">
            <text:p>this car nearly hit me head on while driving down the freeway at a medium speed</text:p>
          </table:table-cell>
          <table:table-cell table:style-name="ce2" office:value-type="float" office:value="271" calcext:value-type="float">
            <text:p>271</text:p>
          </table:table-cell>
          <table:table-cell table:style-name="ce4" office:value-type="string" calcext:value-type="string">
            <text:p>i was driving down the road when this car was speeding towards me_comma_ nearly hit me head on</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 <text:s/>I am glad to hear you managed to avoid the collis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people will never learn not to spe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oung people never appreciate the danger of speed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558_conv:19117</text:p>
          </table:table-cell>
          <table:table-cell table:style-name="ce2" office:value-type="string" calcext:value-type="string">
            <text:p>disgusted</text:p>
          </table:table-cell>
          <table:table-cell table:style-name="ce4" office:value-type="string" calcext:value-type="string">
            <text:p>I hate when i wash dishes and touch food</text:p>
          </table:table-cell>
          <table:table-cell table:style-name="ce2" office:value-type="float" office:value="50" calcext:value-type="float">
            <text:p>50</text:p>
          </table:table-cell>
          <table:table-cell table:style-name="ce4" office:value-type="string" calcext:value-type="string">
            <text:p>i hate when i do dishes and touch food that was on the plate1! so gross. makes me wanna throw up</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Really? It doesn't bother me at all. I wonder why you feel that 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because the food is all soggy and mushy. i don't know_comma_ such a yucky feel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ell_comma_ most people have intense likes and dislikes. Personally_comma_ I can't stand cigar smoke_comma_ but some people love it! I guess in your case_comma_ you need to scrape the food off the plate fir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39_conv:878</text:p>
          </table:table-cell>
          <table:table-cell table:style-name="ce2" office:value-type="string" calcext:value-type="string">
            <text:p>guilty</text:p>
          </table:table-cell>
          <table:table-cell table:style-name="ce4" office:value-type="string" calcext:value-type="string">
            <text:p>I went into my cousins kitchen and drank all his beer.</text:p>
          </table:table-cell>
          <table:table-cell table:style-name="ce2" office:value-type="float" office:value="46" calcext:value-type="float">
            <text:p>46</text:p>
          </table:table-cell>
          <table:table-cell table:style-name="ce4" office:value-type="string" calcext:value-type="string">
            <text:p>So last night I snuck into the kitchen at my cousins house.</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I hope they are good cook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 just drank all his be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8" calcext:value-type="float">
            <text:p>158</text:p>
          </table:table-cell>
          <table:table-cell table:style-name="ce4" office:value-type="string" calcext:value-type="string">
            <text:p>That's funn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feel bad so I need to replace it in the morn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23_conv:15246</text:p>
          </table:table-cell>
          <table:table-cell table:style-name="ce2" office:value-type="string" calcext:value-type="string">
            <text:p>caring</text:p>
          </table:table-cell>
          <table:table-cell table:style-name="ce4" office:value-type="string" calcext:value-type="string">
            <text:p>i loved taking care of my sisters pet the other day</text:p>
          </table:table-cell>
          <table:table-cell table:style-name="ce2" office:value-type="float" office:value="238" calcext:value-type="float">
            <text:p>238</text:p>
          </table:table-cell>
          <table:table-cell table:style-name="ce4" office:value-type="string" calcext:value-type="string">
            <text:p>i loved taking care of my sisters pet the other day</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kind of pet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 bearded drag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s that a kind of lizar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48_conv:1296</text:p>
          </table:table-cell>
          <table:table-cell table:style-name="ce2" office:value-type="string" calcext:value-type="string">
            <text:p>content</text:p>
          </table:table-cell>
          <table:table-cell table:style-name="ce4" office:value-type="string" calcext:value-type="string">
            <text:p>I really wanted to keep my A in computer science back in freshman year. Although I really tried_comma_ I got a B and it made me a little upset but I was pretty happy either way.</text:p>
          </table:table-cell>
          <table:table-cell table:style-name="ce2" office:value-type="float" office:value="55" calcext:value-type="float">
            <text:p>55</text:p>
          </table:table-cell>
          <table:table-cell table:style-name="ce4" office:value-type="string" calcext:value-type="string">
            <text:p>As much as I wanted to keep my A in computer science back in freshman year_comma_ it didn't work out and I got a B.</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not too bad. Computer science isn't easy by any standar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t really wasn't. I was pretty happy with my B either way to be hon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s cool. I'm studying biochem at the momen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56_conv:14713</text:p>
          </table:table-cell>
          <table:table-cell table:style-name="ce2" office:value-type="string" calcext:value-type="string">
            <text:p>nostalgic</text:p>
          </table:table-cell>
          <table:table-cell table:style-name="ce4" office:value-type="string" calcext:value-type="string">
            <text:p>I still have the computer my dad got me back in 1998 or so.</text:p>
          </table:table-cell>
          <table:table-cell table:style-name="ce2" office:value-type="float" office:value="1" calcext:value-type="float">
            <text:p>1</text:p>
          </table:table-cell>
          <table:table-cell table:style-name="ce4" office:value-type="string" calcext:value-type="string">
            <text:p>I still have the computer my dad got me back in 1998 or so.</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is so cool. i loved the old school comput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They seem so fast to me back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 know right. and the aol and dial up screeching in the backgrou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66_conv:22532</text:p>
          </table:table-cell>
          <table:table-cell table:style-name="ce2" office:value-type="string" calcext:value-type="string">
            <text:p>surprised</text:p>
          </table:table-cell>
          <table:table-cell table:style-name="ce4" office:value-type="string" calcext:value-type="string">
            <text:p>I had a meeting this morning_comma_ which is typically pointless. However_comma_ they actually followed the agenda and had some meaningful conversations.</text:p>
          </table:table-cell>
          <table:table-cell table:style-name="ce2" office:value-type="float" office:value="305" calcext:value-type="float">
            <text:p>305</text:p>
          </table:table-cell>
          <table:table-cell table:style-name="ce4" office:value-type="string" calcext:value-type="string">
            <text:p>I really loathe meetings. <text:s/>They're usually so pointless.</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i completely agree. though_comma_ i'm remote so i am never sitting in the same room as others so i can distract myself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That must be nice . . . I'm in person. <text:s/>However_comma_ I actually had a productive meeting this morning. <text:s/>How novel that wa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2" calcext:value-type="float">
            <text:p>812</text:p>
          </table:table-cell>
          <table:table-cell table:style-name="ce4" office:value-type="string" calcext:value-type="string">
            <text:p>lol. it kinda is. i moved about 3 hours south of my office a few years ago and since even at the office my work involves connecting to remote data centers it hasn't changed my job any.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356_conv:18713</text:p>
          </table:table-cell>
          <table:table-cell table:style-name="ce2" office:value-type="string" calcext:value-type="string">
            <text:p>angry</text:p>
          </table:table-cell>
          <table:table-cell table:style-name="ce4" office:value-type="string" calcext:value-type="string">
            <text:p>someone almost killed me the other day</text:p>
          </table:table-cell>
          <table:table-cell table:style-name="ce2" office:value-type="float" office:value="63" calcext:value-type="float">
            <text:p>63</text:p>
          </table:table-cell>
          <table:table-cell table:style-name="ce4" office:value-type="string" calcext:value-type="string">
            <text:p>someone almost killed me the other 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hat?!?! how? what happend if you dont mind me as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car almost hit me_comma_ was sca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ow. glad to hear you are o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47_conv:8495</text:p>
          </table:table-cell>
          <table:table-cell table:style-name="ce2" office:value-type="string" calcext:value-type="string">
            <text:p>hopeful</text:p>
          </table:table-cell>
          <table:table-cell table:style-name="ce4" office:value-type="string" calcext:value-type="string">
            <text:p>I found a real estate lady who said she could sell my house fairly quickly. </text:p>
          </table:table-cell>
          <table:table-cell table:style-name="ce2" office:value-type="float" office:value="40" calcext:value-type="float">
            <text:p>40</text:p>
          </table:table-cell>
          <table:table-cell table:style-name="ce4" office:value-type="string" calcext:value-type="string">
            <text:p>I am hoping to sell my house soon and move near my cous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Has it been on the market lo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No_comma_ the <text:s/>real estate lady said she would be by Wednesday. Can't wait to get out of here. It's in a flood zo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would be stressed each time it rains. I rented a place down state and Hurricane Sandy flooded our house. I can't imagine owning a place in a flood zo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s_comma_ that is it. Too stressful_comma_ but it's in a good area and someone could raise it if they wanted t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806_conv:23612</text:p>
          </table:table-cell>
          <table:table-cell table:style-name="ce2" office:value-type="string" calcext:value-type="string">
            <text:p>joyful</text:p>
          </table:table-cell>
          <table:table-cell table:style-name="ce4" office:value-type="string" calcext:value-type="string">
            <text:p>My best friend is coming to visit me tomorrow. <text:s/>I am so happy to see her.</text:p>
          </table:table-cell>
          <table:table-cell table:style-name="ce2" office:value-type="float" office:value="322" calcext:value-type="float">
            <text:p>322</text:p>
          </table:table-cell>
          <table:table-cell table:style-name="ce4" office:value-type="string" calcext:value-type="string">
            <text:p>My best friend is coming to visit me tomorrow. </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Cool! <text:s/>What are you all gonna do?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e are going to go clubbing! I am so happy to see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wesome!! <text:s/>I hope you have fun and be saf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106_conv:12212</text:p>
          </table:table-cell>
          <table:table-cell table:style-name="ce2" office:value-type="string" calcext:value-type="string">
            <text:p>hopeful</text:p>
          </table:table-cell>
          <table:table-cell table:style-name="ce4" office:value-type="string" calcext:value-type="string">
            <text:p>Recently applied for a new job and am waiting to hear if I got it.</text:p>
          </table:table-cell>
          <table:table-cell table:style-name="ce2" office:value-type="float" office:value="558" calcext:value-type="float">
            <text:p>558</text:p>
          </table:table-cell>
          <table:table-cell table:style-name="ce4" office:value-type="string" calcext:value-type="string">
            <text:p>I recently applied for a new job and am waiting to hear if I got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that is nerve-wracking! I hope you ge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8" calcext:value-type="float">
            <text:p>558</text:p>
          </table:table-cell>
          <table:table-cell table:style-name="ce4" office:value-type="string" calcext:value-type="string">
            <text:p>Thank you_comma_ I'm sure things will turn out ok either 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921_conv:17843</text:p>
          </table:table-cell>
          <table:table-cell table:style-name="ce2" office:value-type="string" calcext:value-type="string">
            <text:p>excited</text:p>
          </table:table-cell>
          <table:table-cell table:style-name="ce4" office:value-type="string" calcext:value-type="string">
            <text:p>The Ryder Cup golf tournament is coming up in September and I can't wait. I've been watching this tournament since I was a kid and love the format.</text:p>
          </table:table-cell>
          <table:table-cell table:style-name="ce2" office:value-type="float" office:value="343" calcext:value-type="float">
            <text:p>343</text:p>
          </table:table-cell>
          <table:table-cell table:style-name="ce4" office:value-type="string" calcext:value-type="string">
            <text:p>I'm getting really psyched about the upcoming Ryder Cup golf tournament. I've been watching it since I was a ki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m fascinated by how people can watch golf_comma_ I always found it really boring_comma_ but if you enjoy it then gre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ve been around the game all my life and just love both playing and watching. I'd imagine that_comma_ if you don't play_comma_ it would be pretty bor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Oh that totally changes things I guess_comma_ makes sen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think it's the format of this tournament that gets me addicted. It's not like regular tournaments_comma_ in that teams are playing against each o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315_conv:12630</text:p>
          </table:table-cell>
          <table:table-cell table:style-name="ce2" office:value-type="string" calcext:value-type="string">
            <text:p>angry</text:p>
          </table:table-cell>
          <table:table-cell table:style-name="ce4" office:value-type="string" calcext:value-type="string">
            <text:p>My dog pooped on the rug yesterday. I was so mad!</text:p>
          </table:table-cell>
          <table:table-cell table:style-name="ce2" office:value-type="float" office:value="209" calcext:value-type="float">
            <text:p>209</text:p>
          </table:table-cell>
          <table:table-cell table:style-name="ce4" office:value-type="string" calcext:value-type="string">
            <text:p>My dog pooped on the rug yesterday. I was so ma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s your dog still a pupp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he is_comma_ but I still had to clean it up. It was so gros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ure she will grow out of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hop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881_conv:21762</text:p>
          </table:table-cell>
          <table:table-cell table:style-name="ce2" office:value-type="string" calcext:value-type="string">
            <text:p>faithful</text:p>
          </table:table-cell>
          <table:table-cell table:style-name="ce4" office:value-type="string" calcext:value-type="string">
            <text:p>My husband is the best. I love life with him.</text:p>
          </table:table-cell>
          <table:table-cell table:style-name="ce2" office:value-type="float" office:value="727" calcext:value-type="float">
            <text:p>727</text:p>
          </table:table-cell>
          <table:table-cell table:style-name="ce4" office:value-type="string" calcext:value-type="string">
            <text:p>My husband is my best friend. I am so glad I get to share life with him.</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t's awesome to have a partner like that. That's certainly why they call it ""the other hal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Yes_comma_ makes day to day life more enjoyabl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I second that. Finding that eternal partner is one of the greatest joys a human being can experien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7" calcext:value-type="float">
            <text:p>727</text:p>
          </table:table-cell>
          <table:table-cell table:style-name="ce4" office:value-type="string" calcext:value-type="string">
            <text:p>It has been a wonderful journey over the last 10 yea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Well I toast you to 10 more and beyon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871_conv:13742</text:p>
          </table:table-cell>
          <table:table-cell table:style-name="ce2" office:value-type="string" calcext:value-type="string">
            <text:p>prepared</text:p>
          </table:table-cell>
          <table:table-cell table:style-name="ce4" office:value-type="string" calcext:value-type="string">
            <text:p>I have a big exam_comma_ I have been studying like crazy. I hope I do well_comma_ I need to good on this exam.</text:p>
          </table:table-cell>
          <table:table-cell table:style-name="ce2" office:value-type="float" office:value="481" calcext:value-type="float">
            <text:p>481</text:p>
          </table:table-cell>
          <table:table-cell table:style-name="ce4" office:value-type="string" calcext:value-type="string">
            <text:p>I have a big exam for college coming up_comma_ I have been studying day and nigh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hat's the exam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t is for my molecular biology class_comma_ I feel pretty good that I am going to Ace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wish you good luck!</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001_conv:22002</text:p>
          </table:table-cell>
          <table:table-cell table:style-name="ce2" office:value-type="string" calcext:value-type="string">
            <text:p>confident</text:p>
          </table:table-cell>
          <table:table-cell table:style-name="ce4" office:value-type="string" calcext:value-type="string">
            <text:p>I interviewed for a job. <text:s/>I know I gave great answers to their questions and walked away feeling like I had the job.</text:p>
          </table:table-cell>
          <table:table-cell table:style-name="ce2" office:value-type="float" office:value="318" calcext:value-type="float">
            <text:p>318</text:p>
          </table:table-cell>
          <table:table-cell table:style-name="ce4" office:value-type="string" calcext:value-type="string">
            <text:p>I interviewed for a job. <text:s/>I know I gave great answers to their questions and walked away feeling like the job was min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Hey_comma_ that's awesome! I hope you get it. When do you hea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Probably next week sometime. I'm really excit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ell I hope you do. What kind of job is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040_conv:12081</text:p>
          </table:table-cell>
          <table:table-cell table:style-name="ce2" office:value-type="string" calcext:value-type="string">
            <text:p>lonely</text:p>
          </table:table-cell>
          <table:table-cell table:style-name="ce4" office:value-type="string" calcext:value-type="string">
            <text:p>My wife is on a business trip for two weeks. I'm starting to miss her a lot.</text:p>
          </table:table-cell>
          <table:table-cell table:style-name="ce2" office:value-type="float" office:value="286" calcext:value-type="float">
            <text:p>286</text:p>
          </table:table-cell>
          <table:table-cell table:style-name="ce4" office:value-type="string" calcext:value-type="string">
            <text:p>My wife went on a business trip for two weeks. At first I thought it'd be awesome to have the house to myself_comma_ but I'm starting to miss her now.</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Aw_comma_ that's never fun. <text:s/>My husband used to travel all the time for work and it was so lonely. <text:s/>I'm glad she won't be gone too long. <text:s/>I took advantage of the times he was gone to clean and organize and fix things to surprise him when he retur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Yeah_comma_ this first week was pretty productive_comma_ actually. I fixed a few things around the house and then just relaxed. But now the fun is over and my emotions are getting to me. But hey_comma_ not long left to wa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Wow_comma_ you're on top of things! Being apart does make the heart grow fonder. :) Make (or carry out) her a romantic dinner when she gets back. Go out with a friend while she's gon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31_conv:10062</text:p>
          </table:table-cell>
          <table:table-cell table:style-name="ce2" office:value-type="string" calcext:value-type="string">
            <text:p>furious</text:p>
          </table:table-cell>
          <table:table-cell table:style-name="ce4" office:value-type="string" calcext:value-type="string">
            <text:p>I was furious to hear that my dental bill was three times of what I was expecting!</text:p>
          </table:table-cell>
          <table:table-cell table:style-name="ce2" office:value-type="float" office:value="448" calcext:value-type="float">
            <text:p>448</text:p>
          </table:table-cell>
          <table:table-cell table:style-name="ce4" office:value-type="string" calcext:value-type="string">
            <text:p>I was furious today when I heard my dental bill was going to be three times more than what I expected!</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no. that is horr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Yes_comma_ but I suppose it's worth it in the long run. <text:s/>Don't want to end up with no tee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oh goodness i know righ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686_conv:7372</text:p>
          </table:table-cell>
          <table:table-cell table:style-name="ce2" office:value-type="string" calcext:value-type="string">
            <text:p>disappointed</text:p>
          </table:table-cell>
          <table:table-cell table:style-name="ce4" office:value-type="string" calcext:value-type="string">
            <text:p>I was supposed to meet a good friend for dinner at a local pub recently. I waited 2 hours and then called him. He said he couldn't be bothered going out and had forgotten to call me. I am not too happy with him right now.</text:p>
          </table:table-cell>
          <table:table-cell table:style-name="ce2" office:value-type="float" office:value="343" calcext:value-type="float">
            <text:p>343</text:p>
          </table:table-cell>
          <table:table-cell table:style-name="ce4" office:value-type="string" calcext:value-type="string">
            <text:p>I waited for a good friend of mine at a local pub recently - 2 hours I waited. Eventually I got hold of him and he said he couldn't be bothered going out and had forgotten to call. Not too impressed_comma_ frankl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What did you do after waiting for 2 hou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bought a pint of beer and a curry and joined another single woman at a table. We had a fine time_comma_ but I sure am wondering about my friendshi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Silver linings do happen_comma_ maybe is was a good thing your friend forgot about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Could be. I just feel he was being rather inconsiderate_comma_ which is not something I'd expect of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Maybe not a true friend after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Kind of what I was thinking. I won't be arranging to meet him again for a while_comma_ that's for s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872_conv:17744</text:p>
          </table:table-cell>
          <table:table-cell table:style-name="ce2" office:value-type="string" calcext:value-type="string">
            <text:p>content</text:p>
          </table:table-cell>
          <table:table-cell table:style-name="ce4" office:value-type="string" calcext:value-type="string">
            <text:p>When my neighbors were away for a week I enjoyed a new lease of life. Peace and quiet_comma_ able to do what I wanted_comma_ when I wanted. It was lovely.</text:p>
          </table:table-cell>
          <table:table-cell table:style-name="ce2" office:value-type="float" office:value="343" calcext:value-type="float">
            <text:p>343</text:p>
          </table:table-cell>
          <table:table-cell table:style-name="ce4" office:value-type="string" calcext:value-type="string">
            <text:p>I had the most wonderful week recently. My neighbors weren't here and I could do whatever I wanted without them stomping on my head!</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That sounds like a relie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t was. I can't even brush my teeth at 8am without one or the other of them thumping around upstai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It seems like it's a lot of ruckus_comma_ I've visited friends who have your situation and I can only imagin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blessed week was so peaceful and calming. Everything felt right in my world. Then they came bac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Glad you enjoyed that short period of peace. Maybe soon you will get new neighbors or you can get a better pla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etting a new apartment soon. At least the new neighbors will hopefully be at work during the d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3" calcext:value-type="float">
            <text:p>643</text:p>
          </table:table-cell>
          <table:table-cell table:style-name="ce4" office:value-type="string" calcext:value-type="string">
            <text:p>Oh_comma_ good. I'm sure it will be an improvement from your current situati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345_conv:10691</text:p>
          </table:table-cell>
          <table:table-cell table:style-name="ce2" office:value-type="string" calcext:value-type="string">
            <text:p>terrified</text:p>
          </table:table-cell>
          <table:table-cell table:style-name="ce4" office:value-type="string" calcext:value-type="string">
            <text:p>I was scared the other day when I walked upon a snake in my backyard.</text:p>
          </table:table-cell>
          <table:table-cell table:style-name="ce2" office:value-type="float" office:value="225" calcext:value-type="float">
            <text:p>225</text:p>
          </table:table-cell>
          <table:table-cell table:style-name="ce4" office:value-type="string" calcext:value-type="string">
            <text:p>I happened to walk up on a snake in my backyard a few days ago.</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9" calcext:value-type="float">
            <text:p>539</text:p>
          </table:table-cell>
          <table:table-cell table:style-name="ce4" office:value-type="string" calcext:value-type="string">
            <text:p>and what happened nex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 killed it_comma_ and burned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9" calcext:value-type="float">
            <text:p>539</text:p>
          </table:table-cell>
          <table:table-cell table:style-name="ce4" office:value-type="string" calcext:value-type="string">
            <text:p>why? He did not do anything bad to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358_conv:2716</text:p>
          </table:table-cell>
          <table:table-cell table:style-name="ce2" office:value-type="string" calcext:value-type="string">
            <text:p>annoyed</text:p>
          </table:table-cell>
          <table:table-cell table:style-name="ce4" office:value-type="string" calcext:value-type="string">
            <text:p>In the queue at the supermarket</text:p>
          </table:table-cell>
          <table:table-cell table:style-name="ce2" office:value-type="float" office:value="196" calcext:value-type="float">
            <text:p>196</text:p>
          </table:table-cell>
          <table:table-cell table:style-name="ce4" office:value-type="string" calcext:value-type="string">
            <text:p>I find queuing at the supermarket very frustrat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 as well_comma_ how long does it take you to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t really very long_comma_ but it's the other people who annoy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makes sense_comma_ but I guess everyone needs f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but they could at least have their money ready by the time they reach the ti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352_conv:4704</text:p>
          </table:table-cell>
          <table:table-cell table:style-name="ce2" office:value-type="string" calcext:value-type="string">
            <text:p>hopeful</text:p>
          </table:table-cell>
          <table:table-cell table:style-name="ce4" office:value-type="string" calcext:value-type="string">
            <text:p>Even though I failed my driving test 2 times_comma_ I was encouraged and passed on my third try!</text:p>
          </table:table-cell>
          <table:table-cell table:style-name="ce2" office:value-type="float" office:value="386" calcext:value-type="float">
            <text:p>386</text:p>
          </table:table-cell>
          <table:table-cell table:style-name="ce4" office:value-type="string" calcext:value-type="string">
            <text:p>I failed my driving test twice_comma_ but I was really encouraged and did better the next tim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Well that's good_comma_ sometimes it's our failures that really show us what we're made of.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6" calcext:value-type="float">
            <text:p>386</text:p>
          </table:table-cell>
          <table:table-cell table:style-name="ce4" office:value-type="string" calcext:value-type="string">
            <text:p>I agree_comma_ I practiced and practiced and I was pleased when I passed my third time. Persistence is ke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Congratulations. I am in my twenties and still can't drive so hopefully I will get my license next yea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04_conv:20008</text:p>
          </table:table-cell>
          <table:table-cell table:style-name="ce2" office:value-type="string" calcext:value-type="string">
            <text:p>surprised</text:p>
          </table:table-cell>
          <table:table-cell table:style-name="ce4" office:value-type="string" calcext:value-type="string">
            <text:p>My little cousin gifted me for my birthday. I was so happy. He spent for me from his savings</text:p>
          </table:table-cell>
          <table:table-cell table:style-name="ce2" office:value-type="float" office:value="43" calcext:value-type="float">
            <text:p>43</text:p>
          </table:table-cell>
          <table:table-cell table:style-name="ce4" office:value-type="string" calcext:value-type="string">
            <text:p>My little cousin gifted me for my birthday</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Very sweet of him. Did he surprise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eah definitely. it was very pleasant one at that. he earned that money while doing chores at ho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Nice! Hes a sweet kid. I bet that brought you joy a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773_conv:21547</text:p>
          </table:table-cell>
          <table:table-cell table:style-name="ce2" office:value-type="string" calcext:value-type="string">
            <text:p>furious</text:p>
          </table:table-cell>
          <table:table-cell table:style-name="ce4" office:value-type="string" calcext:value-type="string">
            <text:p>I hated group projects but when I had to work with a partner for my senior thesis and he did nothing. I was so mad_comma_ I spent weeks on it and he took most of the credit for it.</text:p>
          </table:table-cell>
          <table:table-cell table:style-name="ce2" office:value-type="float" office:value="408" calcext:value-type="float">
            <text:p>408</text:p>
          </table:table-cell>
          <table:table-cell table:style-name="ce4" office:value-type="string" calcext:value-type="string">
            <text:p>I had to work with a partner for my senior thesis and he did nothing! Do you like group work?</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Oh I hate group work for that exact reason. I'd rather just have company while I did the wor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Me too! I spent months on it and we ended up with the same grad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0" calcext:value-type="float">
            <text:p>710</text:p>
          </table:table-cell>
          <table:table-cell table:style-name="ce4" office:value-type="string" calcext:value-type="string">
            <text:p>What a shame. I wouldn't make them my partner again. (and I might venture so far as to notify the professo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44_conv:3089</text:p>
          </table:table-cell>
          <table:table-cell table:style-name="ce2" office:value-type="string" calcext:value-type="string">
            <text:p>disgusted</text:p>
          </table:table-cell>
          <table:table-cell table:style-name="ce4" office:value-type="string" calcext:value-type="string">
            <text:p>My best friend's husband cheated on her with his sister in law!</text:p>
          </table:table-cell>
          <table:table-cell table:style-name="ce2" office:value-type="float" office:value="220" calcext:value-type="float">
            <text:p>220</text:p>
          </table:table-cell>
          <table:table-cell table:style-name="ce4" office:value-type="string" calcext:value-type="string">
            <text:p>I guarantee you have never heard a thing more vile. My best friend's husband cheated on her with his sister in law!</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t is awful. I hope she has friends and family she can lean on during this tough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She does but I imagine it's going to be very hard for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wouldn't wish that on my worst enemy. <text:s/>I feel so bad for 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1_conv:2003</text:p>
          </table:table-cell>
          <table:table-cell table:style-name="ce2" office:value-type="string" calcext:value-type="string">
            <text:p>devastated</text:p>
          </table:table-cell>
          <table:table-cell table:style-name="ce4" office:value-type="string" calcext:value-type="string">
            <text:p>I am heartbroken that Lebron left for LA</text:p>
          </table:table-cell>
          <table:table-cell table:style-name="ce2" office:value-type="float" office:value="274" calcext:value-type="float">
            <text:p>274</text:p>
          </table:table-cell>
          <table:table-cell table:style-name="ce4" office:value-type="string" calcext:value-type="string">
            <text:p>Lebron needs to stay in Cleveland</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already left for the Laker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But his home is in Clevel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e technically is from Akron not Clevela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know but now I am afraid he will never retur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452_conv:22905</text:p>
          </table:table-cell>
          <table:table-cell table:style-name="ce2" office:value-type="string" calcext:value-type="string">
            <text:p>angry</text:p>
          </table:table-cell>
          <table:table-cell table:style-name="ce4" office:value-type="string" calcext:value-type="string">
            <text:p>Someone ran over my mailbox this morning. They left it totally demolished.</text:p>
          </table:table-cell>
          <table:table-cell table:style-name="ce2" office:value-type="float" office:value="816" calcext:value-type="float">
            <text:p>816</text:p>
          </table:table-cell>
          <table:table-cell table:style-name="ce4" office:value-type="string" calcext:value-type="string">
            <text:p>I went outside to get my paper this morning. Someone had ran over my mailbox!</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O no! Can you fix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No_comma_ it's completely demolished! I'm feeling pretty annoy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t is not hard to build a mailbox im sure you can do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54_conv:16108</text:p>
          </table:table-cell>
          <table:table-cell table:style-name="ce2" office:value-type="string" calcext:value-type="string">
            <text:p>grateful</text:p>
          </table:table-cell>
          <table:table-cell table:style-name="ce4" office:value-type="string" calcext:value-type="string">
            <text:p>My mom let me move back in her when my relationship didn't work out. I'm so thankful to have such a good mother.</text:p>
          </table:table-cell>
          <table:table-cell table:style-name="ce2" office:value-type="float" office:value="99" calcext:value-type="float">
            <text:p>99</text:p>
          </table:table-cell>
          <table:table-cell table:style-name="ce4" office:value-type="string" calcext:value-type="string">
            <text:p>My mom let me move back in her when my relationship didn't work ou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That's super nice of h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ext:s/>I'm so thankful to have such a good mother. She is the be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Good parents are super usefu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57_conv:10115</text:p>
          </table:table-cell>
          <table:table-cell table:style-name="ce2" office:value-type="string" calcext:value-type="string">
            <text:p>terrified</text:p>
          </table:table-cell>
          <table:table-cell table:style-name="ce4" office:value-type="string" calcext:value-type="string">
            <text:p>Recently this strange man was following me around the store_comma_ and then followed me out to the parking lot. He kept asking me dumb questions_comma_ I couldn't tell if he was just awkward or sizing me up to rob me or what.</text:p>
          </table:table-cell>
          <table:table-cell table:style-name="ce2" office:value-type="float" office:value="473" calcext:value-type="float">
            <text:p>473</text:p>
          </table:table-cell>
          <table:table-cell table:style-name="ce4" office:value-type="string" calcext:value-type="string">
            <text:p>The other day this creepy guy followed me around the store and chased me out to the parking lot. He just wouldn't take a hin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very creepy_comma_ did he say anything to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Yeah that's what made it weird_comma_ it was kind of like he was trying to hit on me but just awkward. But he was really pushy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ose are definitely the scary types_comma_ they don't recognize social cues at a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I hope that's all it was and not that he had some bad motiv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06_conv:20213</text:p>
          </table:table-cell>
          <table:table-cell table:style-name="ce2" office:value-type="string" calcext:value-type="string">
            <text:p>excited</text:p>
          </table:table-cell>
          <table:table-cell table:style-name="ce4" office:value-type="string" calcext:value-type="string">
            <text:p>My brother and a bunch of our friends planned to go to a 15-person cottage in July. I could not wait for all the fun and games we would experience!</text:p>
          </table:table-cell>
          <table:table-cell table:style-name="ce2" office:value-type="float" office:value="580" calcext:value-type="float">
            <text:p>580</text:p>
          </table:table-cell>
          <table:table-cell table:style-name="ce4" office:value-type="string" calcext:value-type="string">
            <text:p>My brother and a bunch of our friends planned to go to a 15-person cottage in July.</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 my_comma_ that sounds like an absolute bl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 was. At that time_comma_ I couldn't wait for all the fun and games we would experien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Did you stay for long? That would be a great vacation.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e stayed for only 4 days because it cost us about $200 each for four days and nights_comma_ but I hope we can book it for a whole week or two next summ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What a great time! Is the cottage on a la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t's very close to a lake_comma_ it probably takes a two minute hike down through a patch of trees and tall grass to get the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ounds like heav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022_conv:16044</text:p>
          </table:table-cell>
          <table:table-cell table:style-name="ce2" office:value-type="string" calcext:value-type="string">
            <text:p>sad</text:p>
          </table:table-cell>
          <table:table-cell table:style-name="ce4" office:value-type="string" calcext:value-type="string">
            <text:p>My dog died 5 minutes ago. I am so distraught.</text:p>
          </table:table-cell>
          <table:table-cell table:style-name="ce2" office:value-type="float" office:value="209" calcext:value-type="float">
            <text:p>209</text:p>
          </table:table-cell>
          <table:table-cell table:style-name="ce4" office:value-type="string" calcext:value-type="string">
            <text:p>My dog died 5 minutes ago. I am so distraught.</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a real bummer. Maybe you should take some time to reflect on their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think you are right. I am so upset that I am afraid that I am going to electrocute myself with all the tears splashing on my keybo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_comma_ no need to talk to me about it right now. Think about all the good times you had toge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00_conv:9400</text:p>
          </table:table-cell>
          <table:table-cell table:style-name="ce2" office:value-type="string" calcext:value-type="string">
            <text:p>surprised</text:p>
          </table:table-cell>
          <table:table-cell table:style-name="ce4" office:value-type="string" calcext:value-type="string">
            <text:p>My cat jumped on me while I was sleeping.</text:p>
          </table:table-cell>
          <table:table-cell table:style-name="ce2" office:value-type="float" office:value="288" calcext:value-type="float">
            <text:p>288</text:p>
          </table:table-cell>
          <table:table-cell table:style-name="ce4" office:value-type="string" calcext:value-type="string">
            <text:p>I was fast asleep this morning when my cat pounced on me and jolted me awake.</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ve had pets to do that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t came out of nowhere. I almost fell out of b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ll_comma_ I guess it really loves yo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452_conv:22904</text:p>
          </table:table-cell>
          <table:table-cell table:style-name="ce2" office:value-type="string" calcext:value-type="string">
            <text:p>proud</text:p>
          </table:table-cell>
          <table:table-cell table:style-name="ce4" office:value-type="string" calcext:value-type="string">
            <text:p>My brother graduated from medical school. it was huge for my family</text:p>
          </table:table-cell>
          <table:table-cell table:style-name="ce2" office:value-type="float" office:value="46" calcext:value-type="float">
            <text:p>46</text:p>
          </table:table-cell>
          <table:table-cell table:style-name="ce4" office:value-type="string" calcext:value-type="string">
            <text:p>I am so happy for my brother. he was in college for years getting his degree now he is dont with medical schoo</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s a big accomplishment! I bet your're prou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 are! we are throwing him a party this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That sounds like it will be so fun! I bet you all have a fabulous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459_conv:18919</text:p>
          </table:table-cell>
          <table:table-cell table:style-name="ce2" office:value-type="string" calcext:value-type="string">
            <text:p>guilty</text:p>
          </table:table-cell>
          <table:table-cell table:style-name="ce4" office:value-type="string" calcext:value-type="string">
            <text:p>I went to the grocery store the other day and pushed a cart into a parked car on accident_comma_ but I didn't say anything.</text:p>
          </table:table-cell>
          <table:table-cell table:style-name="ce2" office:value-type="float" office:value="294" calcext:value-type="float">
            <text:p>294</text:p>
          </table:table-cell>
          <table:table-cell table:style-name="ce4" office:value-type="string" calcext:value-type="string">
            <text:p>I went to the grocery store the other day and pushed a cart into a parked car on accident_comma_ but I didn't say anyth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Oh no! Did it leave a d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A dent and a scratch. <text:s/>I feel bad about it_comma_ but I couldn't pay for it_comma_ so I didn't know what to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I know how you feel. If I had an accident like that I wouldnt be able to pay eith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04_conv:2008</text:p>
          </table:table-cell>
          <table:table-cell table:style-name="ce2" office:value-type="string" calcext:value-type="string">
            <text:p>surprised</text:p>
          </table:table-cell>
          <table:table-cell table:style-name="ce4" office:value-type="string" calcext:value-type="string">
            <text:p>I got my paycheck and there was more money than I was expecting.</text:p>
          </table:table-cell>
          <table:table-cell table:style-name="ce2" office:value-type="float" office:value="226" calcext:value-type="float">
            <text:p>226</text:p>
          </table:table-cell>
          <table:table-cell table:style-name="ce4" office:value-type="string" calcext:value-type="string">
            <text:p>I got my paycheck and there was more money than I was expecting</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great_comma_ did you spend it on anything co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_comma_ I decided to save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smart as well_comma_ future you will appreciat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09_conv:21219</text:p>
          </table:table-cell>
          <table:table-cell table:style-name="ce2" office:value-type="string" calcext:value-type="string">
            <text:p>faithful</text:p>
          </table:table-cell>
          <table:table-cell table:style-name="ce4" office:value-type="string" calcext:value-type="string">
            <text:p>I feel like all couples should stay by each others side no matter what. Even if there is temptation to go astray you should always make the right decision. I had that problem once when a really good looking guy was hitting on me_comma_ but I stayed true to my feelings not giving in to urges</text:p>
          </table:table-cell>
          <table:table-cell table:style-name="ce2" office:value-type="float" office:value="341" calcext:value-type="float">
            <text:p>341</text:p>
          </table:table-cell>
          <table:table-cell table:style-name="ce4" office:value-type="string" calcext:value-type="string">
            <text:p>I have been married and had someone hit on me recently_comma_ he was pretty good looking</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Oh_comma_ you go girl! What did you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1" calcext:value-type="float">
            <text:p>341</text:p>
          </table:table-cell>
          <table:table-cell table:style-name="ce4" office:value-type="string" calcext:value-type="string">
            <text:p>It was flattering of course_comma_ but I love my husband and would not ruin our relationship for a few moments of pleas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Awww_comma_ what a sweet woman you are. There aren't too many like you out there anymor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1" calcext:value-type="float">
            <text:p>341</text:p>
          </table:table-cell>
          <table:table-cell table:style-name="ce4" office:value-type="string" calcext:value-type="string">
            <text:p>You have to think about your family_comma_ your kids_comma_ all of those you would hurt_comma_ for w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246_conv:12492</text:p>
          </table:table-cell>
          <table:table-cell table:style-name="ce2" office:value-type="string" calcext:value-type="string">
            <text:p>afraid</text:p>
          </table:table-cell>
          <table:table-cell table:style-name="ce4" office:value-type="string" calcext:value-type="string">
            <text:p>I am a bit scared for the weekend to come. I don't know what will happen between me and another person and I hate the unknown.</text:p>
          </table:table-cell>
          <table:table-cell table:style-name="ce2" office:value-type="float" office:value="296" calcext:value-type="float">
            <text:p>296</text:p>
          </table:table-cell>
          <table:table-cell table:style-name="ce4" office:value-type="string" calcext:value-type="string">
            <text:p>I am a bit scared for the weekend to come. </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hat's happening this week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don't know what will happen between me and another person and I hate the unknow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ope it turns out o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 you! I do too oh my gosh!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238_conv:8476</text:p>
          </table:table-cell>
          <table:table-cell table:style-name="ce2" office:value-type="string" calcext:value-type="string">
            <text:p>embarrassed</text:p>
          </table:table-cell>
          <table:table-cell table:style-name="ce4" office:value-type="string" calcext:value-type="string">
            <text:p>I was walking my motorcycle out of a parking spot a couple of weeks ago and accidentally laid it on its side. <text:s/>I felt humiliated_comma_ especially since there were a bunch of people that saw me drop it.</text:p>
          </table:table-cell>
          <table:table-cell table:style-name="ce2" office:value-type="float" office:value="277" calcext:value-type="float">
            <text:p>277</text:p>
          </table:table-cell>
          <table:table-cell table:style-name="ce4" office:value-type="string" calcext:value-type="string">
            <text:p>I was walking my motorcycle out of a parking spot a couple of weeks ago and accidentally laid it on its side. I felt humiliated_comma_ especially since there were a bunch of people that saw me drop it.</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that stinks i'm sorr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t's all good. <text:s/>All it really hurt was my eg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at least you didn't damage your bik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530_conv:11060</text:p>
          </table:table-cell>
          <table:table-cell table:style-name="ce2" office:value-type="string" calcext:value-type="string">
            <text:p>proud</text:p>
          </table:table-cell>
          <table:table-cell table:style-name="ce4" office:value-type="string" calcext:value-type="string">
            <text:p>I felt this way when my son took his first steps.</text:p>
          </table:table-cell>
          <table:table-cell table:style-name="ce2" office:value-type="float" office:value="123" calcext:value-type="float">
            <text:p>123</text:p>
          </table:table-cell>
          <table:table-cell table:style-name="ce4" office:value-type="string" calcext:value-type="string">
            <text:p>My son took his first steps a few days ago.</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great! I must have been so cool to se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 was so excit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gr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962_conv:13924</text:p>
          </table:table-cell>
          <table:table-cell table:style-name="ce2" office:value-type="string" calcext:value-type="string">
            <text:p>nostalgic</text:p>
          </table:table-cell>
          <table:table-cell table:style-name="ce4" office:value-type="string" calcext:value-type="string">
            <text:p>im going to a concert on sunday and i am out of my mind about it</text:p>
          </table:table-cell>
          <table:table-cell table:style-name="ce2" office:value-type="float" office:value="524" calcext:value-type="float">
            <text:p>524</text:p>
          </table:table-cell>
          <table:table-cell table:style-name="ce4" office:value-type="string" calcext:value-type="string">
            <text:p>im going to a concert on sunday_comma_ and im out of my mind about i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ounds fun_comma_ what conce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breaking ben and 5 finger death punch</text:p>
          </table:table-cell>
          <table:table-cell table:number-columns-repeated="59"/>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bet you are going with your da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877_conv:23754</text:p>
          </table:table-cell>
          <table:table-cell table:style-name="ce2" office:value-type="string" calcext:value-type="string">
            <text:p>disgusted</text:p>
          </table:table-cell>
          <table:table-cell table:style-name="ce4" office:value-type="string" calcext:value-type="string">
            <text:p>when my food wasnt cooked right</text:p>
          </table:table-cell>
          <table:table-cell table:style-name="ce2" office:value-type="float" office:value="514" calcext:value-type="float">
            <text:p>514</text:p>
          </table:table-cell>
          <table:table-cell table:style-name="ce4" office:value-type="string" calcext:value-type="string">
            <text:p>i had to send my food back tonight at the restaurant. we were at my favorite restaurant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why did you have to send it back? what happe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am normally not picky with mistakes on my food_comma__comma__comma_but i ordered a chicken sandwch and the chicken was still very pink/ red in the midd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good thing you returned it! rare or whatever they call it meat is actually very dangerous for you espcially coming from a restaurant good thing you did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837_conv:11675</text:p>
          </table:table-cell>
          <table:table-cell table:style-name="ce2" office:value-type="string" calcext:value-type="string">
            <text:p>afraid</text:p>
          </table:table-cell>
          <table:table-cell table:style-name="ce4" office:value-type="string" calcext:value-type="string">
            <text:p>A man was chasing after me because I did not give him money. <text:s/>I was scared for my life.</text:p>
          </table:table-cell>
          <table:table-cell table:style-name="ce2" office:value-type="float" office:value="322" calcext:value-type="float">
            <text:p>322</text:p>
          </table:table-cell>
          <table:table-cell table:style-name="ce4" office:value-type="string" calcext:value-type="string">
            <text:p>A man was chasing after me because I did not give him mone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id he catch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 was scared for my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ll at least you were unharm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950_conv:21901</text:p>
          </table:table-cell>
          <table:table-cell table:style-name="ce2" office:value-type="string" calcext:value-type="string">
            <text:p>afraid</text:p>
          </table:table-cell>
          <table:table-cell table:style-name="ce4" office:value-type="string" calcext:value-type="string">
            <text:p>I lost my wallet while out shopping. It took hours to find it.</text:p>
          </table:table-cell>
          <table:table-cell table:style-name="ce2" office:value-type="float" office:value="35" calcext:value-type="float">
            <text:p>35</text:p>
          </table:table-cell>
          <table:table-cell table:style-name="ce4" office:value-type="string" calcext:value-type="string">
            <text:p>I was out shopping with my wife the other day_comma_ and I lost my wallet. It was so nerve racking to not know what happened to i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bet it was! Did you end up finding it or did you have to cancel all of your card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was very lucky_comma_ and an employee at the electronics store we had been to called me to tell me they had my wallet and I could come pick i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awesome! <text:s/>I know stores will typically hold onto a lost wallet but calling you is going above and beyond what the norm i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06_conv:3413</text:p>
          </table:table-cell>
          <table:table-cell table:style-name="ce2" office:value-type="string" calcext:value-type="string">
            <text:p>grateful</text:p>
          </table:table-cell>
          <table:table-cell table:style-name="ce4" office:value-type="string" calcext:value-type="string">
            <text:p>My dad bought me my first car!</text:p>
          </table:table-cell>
          <table:table-cell table:style-name="ce2" office:value-type="float" office:value="9" calcext:value-type="float">
            <text:p>9</text:p>
          </table:table-cell>
          <table:table-cell table:style-name="ce4" office:value-type="string" calcext:value-type="string">
            <text:p>My dad bought me my first car a few weeks ago!</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at kin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one i asked for_comma_ and it's 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Nice_comma_ was model i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s a Fusion_comma_ best of the be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88_conv:14376</text:p>
          </table:table-cell>
          <table:table-cell table:style-name="ce2" office:value-type="string" calcext:value-type="string">
            <text:p>disgusted</text:p>
          </table:table-cell>
          <table:table-cell table:style-name="ce4" office:value-type="string" calcext:value-type="string">
            <text:p>I saw someone take something from the trash and eat it right in front of me</text:p>
          </table:table-cell>
          <table:table-cell table:style-name="ce2" office:value-type="float" office:value="516" calcext:value-type="float">
            <text:p>516</text:p>
          </table:table-cell>
          <table:table-cell table:style-name="ce4" office:value-type="string" calcext:value-type="string">
            <text:p>I saw someone eating something they picked up from the tras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uck. I suppose some people need to do that to survive thoug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But they had no need to do it_comma_ they just thought it was still edibl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Did you say anything to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Yes_comma_ it happened at the food court_comma_ I asked them not to do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did they s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They said it was okay because they just put it in the trash_comma_ so it didn't got dirt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2249_conv:24498</text:p>
          </table:table-cell>
          <table:table-cell table:style-name="ce2" office:value-type="string" calcext:value-type="string">
            <text:p>confident</text:p>
          </table:table-cell>
          <table:table-cell table:style-name="ce4" office:value-type="string" calcext:value-type="string">
            <text:p>I think I will be successful. I love life</text:p>
          </table:table-cell>
          <table:table-cell table:style-name="ce2" office:value-type="float" office:value="64" calcext:value-type="float">
            <text:p>64</text:p>
          </table:table-cell>
          <table:table-cell table:style-name="ce4" office:value-type="string" calcext:value-type="string">
            <text:p>I think I will have success in my life. I love life these day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great_comma_ did something recently happ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recently finished a new album I have been working 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Awesome! What type of music?</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482_conv:2964</text:p>
          </table:table-cell>
          <table:table-cell table:style-name="ce2" office:value-type="string" calcext:value-type="string">
            <text:p>proud</text:p>
          </table:table-cell>
          <table:table-cell table:style-name="ce4" office:value-type="string" calcext:value-type="string">
            <text:p>My daughter is great.</text:p>
          </table:table-cell>
          <table:table-cell table:style-name="ce2" office:value-type="float" office:value="75" calcext:value-type="float">
            <text:p>75</text:p>
          </table:table-cell>
          <table:table-cell table:style-name="ce4" office:value-type="string" calcext:value-type="string">
            <text:p>My daughter is grea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 do you think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She was just accepted to Harvar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will be her majo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90_conv:22781</text:p>
          </table:table-cell>
          <table:table-cell table:style-name="ce2" office:value-type="string" calcext:value-type="string">
            <text:p>proud</text:p>
          </table:table-cell>
          <table:table-cell table:style-name="ce4" office:value-type="string" calcext:value-type="string">
            <text:p>By brother won a scratch off sticker lottery ticket! He is giving most of it to charity.</text:p>
          </table:table-cell>
          <table:table-cell table:style-name="ce2" office:value-type="float" office:value="725" calcext:value-type="float">
            <text:p>725</text:p>
          </table:table-cell>
          <table:table-cell table:style-name="ce4" office:value-type="string" calcext:value-type="string">
            <text:p>By brother won a scratch off sticker lottery ticket! He is giving most of it to charity.</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Wow! <text:s/>How much did he w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He won like $40_comma_000. He is a good man to give it all away to a good cau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That is awesome that he gave it away! <text:s/>Maybe good karma will let him win agai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697_conv:3394</text:p>
          </table:table-cell>
          <table:table-cell table:style-name="ce2" office:value-type="string" calcext:value-type="string">
            <text:p>anticipating</text:p>
          </table:table-cell>
          <table:table-cell table:style-name="ce4" office:value-type="string" calcext:value-type="string">
            <text:p>I am so ready for the mid term elections.</text:p>
          </table:table-cell>
          <table:table-cell table:style-name="ce2" office:value-type="float" office:value="4" calcext:value-type="float">
            <text:p>4</text:p>
          </table:table-cell>
          <table:table-cell table:style-name="ce4" office:value-type="string" calcext:value-type="string">
            <text:p>I am so ready for the midterm election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Me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hope the Republicans wi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Oh_comma_ man. Why is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983_conv:11967</text:p>
          </table:table-cell>
          <table:table-cell table:style-name="ce2" office:value-type="string" calcext:value-type="string">
            <text:p>anticipating</text:p>
          </table:table-cell>
          <table:table-cell table:style-name="ce4" office:value-type="string" calcext:value-type="string">
            <text:p>I'm going back to college at 36 and start next week. <text:s/></text:p>
          </table:table-cell>
          <table:table-cell table:style-name="ce2" office:value-type="float" office:value="438" calcext:value-type="float">
            <text:p>438</text:p>
          </table:table-cell>
          <table:table-cell table:style-name="ce4" office:value-type="string" calcext:value-type="string">
            <text:p>I'm going back to college at 36 and start next week.</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That's exciting! How do you feel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looking forward to it and a bit nervous but I don't usually get intimidated about new things like that. <text:s/>I really want to get my nursing degree so its wor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That sounds great. I hope it goes wel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771_conv:23542</text:p>
          </table:table-cell>
          <table:table-cell table:style-name="ce2" office:value-type="string" calcext:value-type="string">
            <text:p>trusting</text:p>
          </table:table-cell>
          <table:table-cell table:style-name="ce4" office:value-type="string" calcext:value-type="string">
            <text:p>allowing my neighbor to babysit my twins</text:p>
          </table:table-cell>
          <table:table-cell table:style-name="ce2" office:value-type="float" office:value="514" calcext:value-type="float">
            <text:p>514</text:p>
          </table:table-cell>
          <table:table-cell table:style-name="ce4" office:value-type="string" calcext:value-type="string">
            <text:p>its so hard to find a reliable person to babysit nowaday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can understand your frustrati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ah_comma_there are a lot of creepers or malicious people in the wor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ure you can find a friend to help ou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685_conv:11370</text:p>
          </table:table-cell>
          <table:table-cell table:style-name="ce2" office:value-type="string" calcext:value-type="string">
            <text:p>caring</text:p>
          </table:table-cell>
          <table:table-cell table:style-name="ce4" office:value-type="string" calcext:value-type="string">
            <text:p>I am sending my daughter to school with extra supplies this year. I know sometimes there are kids that don't have everything</text:p>
          </table:table-cell>
          <table:table-cell table:style-name="ce2" office:value-type="float" office:value="262" calcext:value-type="float">
            <text:p>262</text:p>
          </table:table-cell>
          <table:table-cell table:style-name="ce4" office:value-type="string" calcext:value-type="string">
            <text:p>I am sending my daughter to school with extra suppies this yea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a smart move! Good think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noticed last year a lot of kids didnt have everything. I hate to se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s so nice of you to help them out! I'm sure they're really thankfu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the least I can do</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645_conv:13290</text:p>
          </table:table-cell>
          <table:table-cell table:style-name="ce2" office:value-type="string" calcext:value-type="string">
            <text:p>anxious</text:p>
          </table:table-cell>
          <table:table-cell table:style-name="ce4" office:value-type="string" calcext:value-type="string">
            <text:p>Going to the dentist always worries me.</text:p>
          </table:table-cell>
          <table:table-cell table:style-name="ce2" office:value-type="float" office:value="288" calcext:value-type="float">
            <text:p>288</text:p>
          </table:table-cell>
          <table:table-cell table:style-name="ce4" office:value-type="string" calcext:value-type="string">
            <text:p>Going to the dentist always has me on edge. I hate i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hate going to the dentist_comma_ too. You just gotta go through with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 know...it's a necessary evil. But it hurts so mu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By now_comma_ wish it was less painful_comma_ hu?</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774_conv:3549</text:p>
          </table:table-cell>
          <table:table-cell table:style-name="ce2" office:value-type="string" calcext:value-type="string">
            <text:p>annoyed</text:p>
          </table:table-cell>
          <table:table-cell table:style-name="ce4" office:value-type="string" calcext:value-type="string">
            <text:p>i can't believe what just happened\</text:p>
          </table:table-cell>
          <table:table-cell table:style-name="ce2" office:value-type="float" office:value="333" calcext:value-type="float">
            <text:p>333</text:p>
          </table:table-cell>
          <table:table-cell table:style-name="ce4" office:value-type="string" calcext:value-type="string">
            <text:p>my dad told me i can't go to the party tonigh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not? That doesn't sound fu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3" calcext:value-type="float">
            <text:p>333</text:p>
          </table:table-cell>
          <table:table-cell table:style-name="ce4" office:value-type="string" calcext:value-type="string">
            <text:p>Not at all fun. We got into a huge argument about me using the car earlier and then he said my punishment was i can't go to the part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 the hear that_comma_ maybe next ti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388_conv:14777</text:p>
          </table:table-cell>
          <table:table-cell table:style-name="ce2" office:value-type="string" calcext:value-type="string">
            <text:p>confident</text:p>
          </table:table-cell>
          <table:table-cell table:style-name="ce4" office:value-type="string" calcext:value-type="string">
            <text:p>I asked my friend to get some stuff for a party_comma_ I knew I could count on him though.</text:p>
          </table:table-cell>
          <table:table-cell table:style-name="ce2" office:value-type="float" office:value="100" calcext:value-type="float">
            <text:p>100</text:p>
          </table:table-cell>
          <table:table-cell table:style-name="ce4" office:value-type="string" calcext:value-type="string">
            <text:p>I asked my friend to get some stuff for a party_comma_ I knew I could count on him though.</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good to have friends you can count on like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Yeah it makes you grateful to have people in your life like that_comma_ gotta hold on to the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re right. They're pretty ra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208_conv:20417</text:p>
          </table:table-cell>
          <table:table-cell table:style-name="ce2" office:value-type="string" calcext:value-type="string">
            <text:p>lonely</text:p>
          </table:table-cell>
          <table:table-cell table:style-name="ce4" office:value-type="string" calcext:value-type="string">
            <text:p>I don't work or go anywhere most of the time. I always feel like I'm waiting for my boyfriend to spent time with me</text:p>
          </table:table-cell>
          <table:table-cell table:style-name="ce2" office:value-type="float" office:value="659" calcext:value-type="float">
            <text:p>659</text:p>
          </table:table-cell>
          <table:table-cell table:style-name="ce4" office:value-type="string" calcext:value-type="string">
            <text:p>I don't work or really go anywhere. I feel like I'm always wait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hat are you waiting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Usually it's for my boyfriend to get home so he can spend time with me. poor guy.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Oh I totally know how that goes. I moved to small town and didn't have many friends at first. Once I had my son and made more friends it got way better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033_conv:18067</text:p>
          </table:table-cell>
          <table:table-cell table:style-name="ce2" office:value-type="string" calcext:value-type="string">
            <text:p>anticipating</text:p>
          </table:table-cell>
          <table:table-cell table:style-name="ce4" office:value-type="string" calcext:value-type="string">
            <text:p>Anxious awaiting son to start college</text:p>
          </table:table-cell>
          <table:table-cell table:style-name="ce2" office:value-type="float" office:value="562" calcext:value-type="float">
            <text:p>562</text:p>
          </table:table-cell>
          <table:table-cell table:style-name="ce4" office:value-type="string" calcext:value-type="string">
            <text:p>My eldest son is off and is starting his first year in college. <text:s/>Im so nervous for him!</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don't be. i'm sure you raised him right. he will be starting his new adventu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I think it's more stressful for me than it is for him! <text:s/>I just want the best for him_comma_ just not used to not being there with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m sure he's cool as a cucumber while you are a nervous wreck. it will be fin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Thanks! <text:s/>I m sure it will be to just have to get over it and let him grow up. <text:s/>Gotta lose the control freak in me at some point r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 will be find. have a little fiath in him and you will se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2" calcext:value-type="float">
            <text:p>562</text:p>
          </table:table-cell>
          <table:table-cell table:style-name="ce4" office:value-type="string" calcext:value-type="string">
            <text:p>Cant wait to see what he can do_comma_ <text:s/>Its exciting too! <tex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3" calcext:value-type="float">
            <text:p>463</text:p>
          </table:table-cell>
          <table:table-cell table:style-name="ce4" office:value-type="string" calcext:value-type="string">
            <text:p>it's very exciting. i wish you both all the be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18_conv:5836</text:p>
          </table:table-cell>
          <table:table-cell table:style-name="ce2" office:value-type="string" calcext:value-type="string">
            <text:p>sentimental</text:p>
          </table:table-cell>
          <table:table-cell table:style-name="ce4" office:value-type="string" calcext:value-type="string">
            <text:p>I miss Sunday dinners at my grandmothers. We would have so much fun.</text:p>
          </table:table-cell>
          <table:table-cell table:style-name="ce2" office:value-type="float" office:value="27" calcext:value-type="float">
            <text:p>27</text:p>
          </table:table-cell>
          <table:table-cell table:style-name="ce4" office:value-type="string" calcext:value-type="string">
            <text:p>I was just thinking about the Sunday dinners we use to have at my grannys.</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o you not have them anymor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She passed awa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m sorry to hear tha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s okay. She was very i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she is in a better plac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65_conv:3131</text:p>
          </table:table-cell>
          <table:table-cell table:style-name="ce2" office:value-type="string" calcext:value-type="string">
            <text:p>afraid</text:p>
          </table:table-cell>
          <table:table-cell table:style-name="ce4" office:value-type="string" calcext:value-type="string">
            <text:p>We had a bad storm and the power was out for hours during the night.</text:p>
          </table:table-cell>
          <table:table-cell table:style-name="ce2" office:value-type="float" office:value="226" calcext:value-type="float">
            <text:p>226</text:p>
          </table:table-cell>
          <table:table-cell table:style-name="ce4" office:value-type="string" calcext:value-type="string">
            <text:p>We had a bad storm and the power was out for hours during the nigh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t just started storming here. I hope we don't lose pow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Storms are so unpredictable. It's best to be prepared when you know they are com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eep saying we will get some flashlights_comma_ the ones only phone are only good if the phone is charged.</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467_conv:16935</text:p>
          </table:table-cell>
          <table:table-cell table:style-name="ce2" office:value-type="string" calcext:value-type="string">
            <text:p>impressed</text:p>
          </table:table-cell>
          <table:table-cell table:style-name="ce4" office:value-type="string" calcext:value-type="string">
            <text:p>My brother taught me a lesson on beer. It was pretty cool</text:p>
          </table:table-cell>
          <table:table-cell table:style-name="ce2" office:value-type="float" office:value="126" calcext:value-type="float">
            <text:p>126</text:p>
          </table:table-cell>
          <table:table-cell table:style-name="ce4" office:value-type="string" calcext:value-type="string">
            <text:p>My brother taught me some things about beer last week. It was pretty cool</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at did you lear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About different styles of beer and beer glass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s co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94_conv:14388</text:p>
          </table:table-cell>
          <table:table-cell table:style-name="ce2" office:value-type="string" calcext:value-type="string">
            <text:p>ashamed</text:p>
          </table:table-cell>
          <table:table-cell table:style-name="ce4" office:value-type="string" calcext:value-type="string">
            <text:p>I just ate a whole pack of cookies</text:p>
          </table:table-cell>
          <table:table-cell table:style-name="ce2" office:value-type="float" office:value="196" calcext:value-type="float">
            <text:p>196</text:p>
          </table:table-cell>
          <table:table-cell table:style-name="ce4" office:value-type="string" calcext:value-type="string">
            <text:p>I just ate a whole pack of cookies. I feel like such a pig.</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 that makes me feel rubbish to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Yeah - but they tasted really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def worth 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330_conv:18661</text:p>
          </table:table-cell>
          <table:table-cell table:style-name="ce2" office:value-type="string" calcext:value-type="string">
            <text:p>content</text:p>
          </table:table-cell>
          <table:table-cell table:style-name="ce4" office:value-type="string" calcext:value-type="string">
            <text:p>I feel good. Everything finally seems to be working out.</text:p>
          </table:table-cell>
          <table:table-cell table:style-name="ce2" office:value-type="float" office:value="397" calcext:value-type="float">
            <text:p>397</text:p>
          </table:table-cell>
          <table:table-cell table:style-name="ce4" office:value-type="string" calcext:value-type="string">
            <text:p>I feel good. Everything finally seems to be working out.</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That's great! What are some things you're enjoying about life right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Finally having a steady job and no work on weekends lo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man_comma_ having weekends off is such a deal breaker for me too.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95_conv:990</text:p>
          </table:table-cell>
          <table:table-cell table:style-name="ce2" office:value-type="string" calcext:value-type="string">
            <text:p>excited</text:p>
          </table:table-cell>
          <table:table-cell table:style-name="ce4" office:value-type="string" calcext:value-type="string">
            <text:p>Going to California for the first time.</text:p>
          </table:table-cell>
          <table:table-cell table:style-name="ce2" office:value-type="float" office:value="145" calcext:value-type="float">
            <text:p>145</text:p>
          </table:table-cell>
          <table:table-cell table:style-name="ce4" office:value-type="string" calcext:value-type="string">
            <text:p>I recently got to visit California for the first time. It's a pretty incredible plac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6" calcext:value-type="float">
            <text:p>176</text:p>
          </table:table-cell>
          <table:table-cell table:style-name="ce4" office:value-type="string" calcext:value-type="string">
            <text:p>I've always wanted to go there! What did you like most about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The weather. It's the same temperature and humidity everyday. Makes packing eas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6" calcext:value-type="float">
            <text:p>176</text:p>
          </table:table-cell>
          <table:table-cell table:style-name="ce4" office:value-type="string" calcext:value-type="string">
            <text:p>I bet! I'm guessing it must be good weather_comma_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5" calcext:value-type="float">
            <text:p>145</text:p>
          </table:table-cell>
          <table:table-cell table:style-name="ce4" office:value-type="string" calcext:value-type="string">
            <text:p>Oh yea. Just above 70 with a light breez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594_conv:13189</text:p>
          </table:table-cell>
          <table:table-cell table:style-name="ce2" office:value-type="string" calcext:value-type="string">
            <text:p>furious</text:p>
          </table:table-cell>
          <table:table-cell table:style-name="ce4" office:value-type="string" calcext:value-type="string">
            <text:p>Someone at work was working on a task with me...They had no idea how to do it right but kept attacking me for not doing it right. They could not speak or read english well so they couldn't do it well..yet I was the one being attacked??</text:p>
          </table:table-cell>
          <table:table-cell table:style-name="ce2" office:value-type="float" office:value="296" calcext:value-type="float">
            <text:p>296</text:p>
          </table:table-cell>
          <table:table-cell table:style-name="ce4" office:value-type="string" calcext:value-type="string">
            <text:p>Someone at work was working on a task with me...They had no idea how to do it right but kept attacking me for not doing it right.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That would annoy me so much. Can you take it up with managem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am thinking about it. They could not speak or read english well so they couldn't do it well..yet I was the one being attacked? They said I wasn't doing it right lol! And kept repeating questions for me to answer but wouldn't listen to the answers???? GRRR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a tough situation. Just make sure and document everyth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81_conv:20363</text:p>
          </table:table-cell>
          <table:table-cell table:style-name="ce2" office:value-type="string" calcext:value-type="string">
            <text:p>sentimental</text:p>
          </table:table-cell>
          <table:table-cell table:style-name="ce4" office:value-type="string" calcext:value-type="string">
            <text:p>I have this knife that I carry everyday. My dad gave it to me before he died.</text:p>
          </table:table-cell>
          <table:table-cell table:style-name="ce2" office:value-type="float" office:value="76" calcext:value-type="float">
            <text:p>76</text:p>
          </table:table-cell>
          <table:table-cell table:style-name="ce4" office:value-type="string" calcext:value-type="string">
            <text:p>I have this knife that I carry everyday. My dad gave it to me before he died.</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Oh that's really nice to have something you can remember him by. It must be very special to you.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 calcext:value-type="float">
            <text:p>76</text:p>
          </table:table-cell>
          <table:table-cell table:style-name="ce4" office:value-type="string" calcext:value-type="string">
            <text:p>It is_comma_ it's like he's always with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s very sweet. I am certain he is with you.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074_conv:10148</text:p>
          </table:table-cell>
          <table:table-cell table:style-name="ce2" office:value-type="string" calcext:value-type="string">
            <text:p>confident</text:p>
          </table:table-cell>
          <table:table-cell table:style-name="ce4" office:value-type="string" calcext:value-type="string">
            <text:p>When I took my PA school exam.</text:p>
          </table:table-cell>
          <table:table-cell table:style-name="ce2" office:value-type="float" office:value="385" calcext:value-type="float">
            <text:p>385</text:p>
          </table:table-cell>
          <table:table-cell table:style-name="ce4" office:value-type="string" calcext:value-type="string">
            <text:p>You know_comma_ I really feel great about taking my certification boards.</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 is it fo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Getting my certificate to be a Physician Assistan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pretty cool. I am a Pharmacy Tec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That's awesome. I think boards are easy if you remember that they are always testing you on a simple concept_comma_ so any answer that seems like you'd have to overthink it is wro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is so true. That certification was really easy. I was nervous for no rea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 know_comma_ right!? Congratulations on your exam_comma_ as well.</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will do gre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90_conv:14381</text:p>
          </table:table-cell>
          <table:table-cell table:style-name="ce2" office:value-type="string" calcext:value-type="string">
            <text:p>nostalgic</text:p>
          </table:table-cell>
          <table:table-cell table:style-name="ce4" office:value-type="string" calcext:value-type="string">
            <text:p>I saw these kids walking aruond in their football uniforms and it reminded me of my high school days.</text:p>
          </table:table-cell>
          <table:table-cell table:style-name="ce2" office:value-type="float" office:value="525" calcext:value-type="float">
            <text:p>525</text:p>
          </table:table-cell>
          <table:table-cell table:style-name="ce4" office:value-type="string" calcext:value-type="string">
            <text:p>I saw a couple of kids walking around in their high school football uniforms after practice the other day.</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h really?</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5" calcext:value-type="float">
            <text:p>525</text:p>
          </table:table-cell>
          <table:table-cell table:style-name="ce4" office:value-type="string" calcext:value-type="string">
            <text:p>Yeah it really took me back to when I was doing the same 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nostalgia is a real kicker</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620_conv:21240</text:p>
          </table:table-cell>
          <table:table-cell table:style-name="ce2" office:value-type="string" calcext:value-type="string">
            <text:p>caring</text:p>
          </table:table-cell>
          <table:table-cell table:style-name="ce4" office:value-type="string" calcext:value-type="string">
            <text:p>My dog got very sick and didn't leave her bed for weeks. <text:s/>I was so concerned that I stayed with her most of that time. <text:s/>I'd lay beside her bed with her_comma_ trying to comfort her and make sure she had everything she needed.</text:p>
          </table:table-cell>
          <table:table-cell table:style-name="ce2" office:value-type="float" office:value="254" calcext:value-type="float">
            <text:p>254</text:p>
          </table:table-cell>
          <table:table-cell table:style-name="ce4" office:value-type="string" calcext:value-type="string">
            <text:p>My dog got very sick and lay in bed for a couple weeks. <text:s/>I was so concerne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hat is so sad i hope your pet gets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She did get better eventually. <text:s/>During that time I tried to tend to her as much as I coul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hat is so sweet_comma_ i think that is why she got better_comma_ your caring way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612_conv:23224</text:p>
          </table:table-cell>
          <table:table-cell table:style-name="ce2" office:value-type="string" calcext:value-type="string">
            <text:p>trusting</text:p>
          </table:table-cell>
          <table:table-cell table:style-name="ce4" office:value-type="string" calcext:value-type="string">
            <text:p>My nephew took me riding with him after he got his drivers license. I had to believe that he would keep us safe.</text:p>
          </table:table-cell>
          <table:table-cell table:style-name="ce2" office:value-type="float" office:value="548" calcext:value-type="float">
            <text:p>548</text:p>
          </table:table-cell>
          <table:table-cell table:style-name="ce4" office:value-type="string" calcext:value-type="string">
            <text:p>My nephew took me riding with him after he got his drivers license. I had to believe that he would keep us saf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Did he live up to the belie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t was a bit scary but we surviv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That's great! <text:s/>I'm sure he appreciated that you trusted him.</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29_conv:2258</text:p>
          </table:table-cell>
          <table:table-cell table:style-name="ce2" office:value-type="string" calcext:value-type="string">
            <text:p>annoyed</text:p>
          </table:table-cell>
          <table:table-cell table:style-name="ce4" office:value-type="string" calcext:value-type="string">
            <text:p>I am never late for anything_comma_ but now I am always late for work or barely on time. It's driving me nuts. And it all started now that I have to carpool.</text:p>
          </table:table-cell>
          <table:table-cell table:style-name="ce2" office:value-type="float" office:value="243" calcext:value-type="float">
            <text:p>243</text:p>
          </table:table-cell>
          <table:table-cell table:style-name="ce4" office:value-type="string" calcext:value-type="string">
            <text:p>I had always been early to work and never late until this past month.</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s good to hear and d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t really_comma_ because now I am always late! It all started because of having to carpool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hate being lat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729_conv:9458</text:p>
          </table:table-cell>
          <table:table-cell table:style-name="ce2" office:value-type="string" calcext:value-type="string">
            <text:p>excited</text:p>
          </table:table-cell>
          <table:table-cell table:style-name="ce4" office:value-type="string" calcext:value-type="string">
            <text:p>I can't wait for this weekend.</text:p>
          </table:table-cell>
          <table:table-cell table:style-name="ce2" office:value-type="float" office:value="75" calcext:value-type="float">
            <text:p>75</text:p>
          </table:table-cell>
          <table:table-cell table:style-name="ce4" office:value-type="string" calcext:value-type="string">
            <text:p>I just can't wait for this weekend.</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Big plan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I going to see my kids after 2 month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553_conv:5106</text:p>
          </table:table-cell>
          <table:table-cell table:style-name="ce2" office:value-type="string" calcext:value-type="string">
            <text:p>furious</text:p>
          </table:table-cell>
          <table:table-cell table:style-name="ce4" office:value-type="string" calcext:value-type="string">
            <text:p>I stubbed my toe last night and cursed angrily.</text:p>
          </table:table-cell>
          <table:table-cell table:style-name="ce2" office:value-type="float" office:value="152" calcext:value-type="float">
            <text:p>152</text:p>
          </table:table-cell>
          <table:table-cell table:style-name="ce4" office:value-type="string" calcext:value-type="string">
            <text:p>I stubbed my toe last night and it really made me <text:s/>lose my temper.</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uch! I know that hurts_comma_ been there too. Does it feel better now?</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It does but darn it hurts like so much for a mom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it makes you want to say more than darn_comma_ that's for sur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53_conv:19707</text:p>
          </table:table-cell>
          <table:table-cell table:style-name="ce2" office:value-type="string" calcext:value-type="string">
            <text:p>jealous</text:p>
          </table:table-cell>
          <table:table-cell table:style-name="ce4" office:value-type="string" calcext:value-type="string">
            <text:p>My coworker just got a huge raise. <text:s/>I am so envious of him.</text:p>
          </table:table-cell>
          <table:table-cell table:style-name="ce2" office:value-type="float" office:value="322" calcext:value-type="float">
            <text:p>322</text:p>
          </table:table-cell>
          <table:table-cell table:style-name="ce4" office:value-type="string" calcext:value-type="string">
            <text:p>My coworker just got a huge raise.</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Are you happy for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but I am so envious of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Don't be_comma_ it's a destructive emotion.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867_conv:7735</text:p>
          </table:table-cell>
          <table:table-cell table:style-name="ce2" office:value-type="string" calcext:value-type="string">
            <text:p>afraid</text:p>
          </table:table-cell>
          <table:table-cell table:style-name="ce4" office:value-type="string" calcext:value-type="string">
            <text:p>I was out walking late last night and seen someone following me. They looked like they were carrying a weapon. </text:p>
          </table:table-cell>
          <table:table-cell table:style-name="ce2" office:value-type="float" office:value="469" calcext:value-type="float">
            <text:p>469</text:p>
          </table:table-cell>
          <table:table-cell table:style-name="ce4" office:value-type="string" calcext:value-type="string">
            <text:p>I was walking last night and someone started to follow me.</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y god. What happen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ell_comma_ I started walking much faster. It looked like they were carrying a weapon or someth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Are you okay now?</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5720_conv:11440</text:p>
          </table:table-cell>
          <table:table-cell table:style-name="ce2" office:value-type="string" calcext:value-type="string">
            <text:p>devastated</text:p>
          </table:table-cell>
          <table:table-cell table:style-name="ce4" office:value-type="string" calcext:value-type="string">
            <text:p>We won the big match we had been preparing for.</text:p>
          </table:table-cell>
          <table:table-cell table:style-name="ce2" office:value-type="float" office:value="445" calcext:value-type="float">
            <text:p>445</text:p>
          </table:table-cell>
          <table:table-cell table:style-name="ce4" office:value-type="string" calcext:value-type="string">
            <text:p>We finally won this game we had been preparing for for months!</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reat. What game was i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Our state volleyball match_comma_ This was going to be a huge moment in my lif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get a trophy?</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832_conv:19664</text:p>
          </table:table-cell>
          <table:table-cell table:style-name="ce2" office:value-type="string" calcext:value-type="string">
            <text:p>prepared</text:p>
          </table:table-cell>
          <table:table-cell table:style-name="ce4" office:value-type="string" calcext:value-type="string">
            <text:p>Earlier today I took the final exam for my accounting class_comma_ and I guess I did enough studying since I pulled off a 95% on it.</text:p>
          </table:table-cell>
          <table:table-cell table:style-name="ce2" office:value-type="float" office:value="85" calcext:value-type="float">
            <text:p>85</text:p>
          </table:table-cell>
          <table:table-cell table:style-name="ce4" office:value-type="string" calcext:value-type="string">
            <text:p>I was stressing over my accounting final today_comma_ but all that stress was for nothing.</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 guess you got an A?</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got a 95% on it! Looks like all those extra study sessions paid off!</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ell done_comma_ what other exams are lef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That was the last one for the summer_comma_ but then I have five more classes starting in two week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2971_conv:5942</text:p>
          </table:table-cell>
          <table:table-cell table:style-name="ce2" office:value-type="string" calcext:value-type="string">
            <text:p>terrified</text:p>
          </table:table-cell>
          <table:table-cell table:style-name="ce4" office:value-type="string" calcext:value-type="string">
            <text:p>I am meeting my girlfriends parents tomorrow. I am so nervous</text:p>
          </table:table-cell>
          <table:table-cell table:style-name="ce2" office:value-type="float" office:value="27" calcext:value-type="float">
            <text:p>27</text:p>
          </table:table-cell>
          <table:table-cell table:style-name="ce4" office:value-type="string" calcext:value-type="string">
            <text:p>I am so nervous about tomorrow.</text:p>
          </table:table-cell>
          <table:table-cell table:style-name="ce5" office:value-type="float" office:value="2" calcext:value-type="float">
            <text:p>2</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are you so nerv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meeting my girlfriends parent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kay_comma_ I totally understand your feeling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want to marry her one day so I want to make a good impressio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171_conv:14342</text:p>
          </table:table-cell>
          <table:table-cell table:style-name="ce2" office:value-type="string" calcext:value-type="string">
            <text:p>ashamed</text:p>
          </table:table-cell>
          <table:table-cell table:style-name="ce4" office:value-type="string" calcext:value-type="string">
            <text:p>I ate a whole pack of cookies.</text:p>
          </table:table-cell>
          <table:table-cell table:style-name="ce2" office:value-type="float" office:value="196" calcext:value-type="float">
            <text:p>196</text:p>
          </table:table-cell>
          <table:table-cell table:style-name="ce4" office:value-type="string" calcext:value-type="string">
            <text:p>I just ate a whole pack of cookies</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sounds shameful yet amazi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It was. But now I'm feeling rubbis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fair enough_comma_ took many biscuits bad for the health</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3967_conv:7935</text:p>
          </table:table-cell>
          <table:table-cell table:style-name="ce2" office:value-type="string" calcext:value-type="string">
            <text:p>excited</text:p>
          </table:table-cell>
          <table:table-cell table:style-name="ce4" office:value-type="string" calcext:value-type="string">
            <text:p>Just recently started a new job for higher pay. Can't wait to see my paycheck!</text:p>
          </table:table-cell>
          <table:table-cell table:style-name="ce2" office:value-type="float" office:value="286" calcext:value-type="float">
            <text:p>286</text:p>
          </table:table-cell>
          <table:table-cell table:style-name="ce4" office:value-type="string" calcext:value-type="string">
            <text:p>I recently got a job with better pay. I'm stoked to see my first paychec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More money is always nic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Oh yeah! And I don't have to work many more hours_comma_ which to me is the best par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awesome</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0143_conv:20286</text:p>
          </table:table-cell>
          <table:table-cell table:style-name="ce2" office:value-type="string" calcext:value-type="string">
            <text:p>furious</text:p>
          </table:table-cell>
          <table:table-cell table:style-name="ce4" office:value-type="string" calcext:value-type="string">
            <text:p>My daughter snuk out the window last night. Cops brought her home this morning. she was still drunk</text:p>
          </table:table-cell>
          <table:table-cell table:style-name="ce2" office:value-type="float" office:value="659" calcext:value-type="float">
            <text:p>659</text:p>
          </table:table-cell>
          <table:table-cell table:style-name="ce4" office:value-type="string" calcext:value-type="string">
            <text:p>My daughter snuk out the window last night.</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What for? I hope it wasn't for anything dangerou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Cops brought her home this morning. She was still drunk from the party she went to.</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 little dangerous. I'd definitely talk to her about why you didn't allow her to go to that party_comma_ and maybe she'll realize that what you're doing is for her own goo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agree_comma_ needless to say_comma_ she is grounded til Thanksgiv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1387_conv:22775</text:p>
          </table:table-cell>
          <table:table-cell table:style-name="ce2" office:value-type="string" calcext:value-type="string">
            <text:p>joyful</text:p>
          </table:table-cell>
          <table:table-cell table:style-name="ce4" office:value-type="string" calcext:value-type="string">
            <text:p>I remember as a child when I got my Nintendo 64 how happy and excited I was. Best christmas memory I have.</text:p>
          </table:table-cell>
          <table:table-cell table:style-name="ce2" office:value-type="float" office:value="814" calcext:value-type="float">
            <text:p>814</text:p>
          </table:table-cell>
          <table:table-cell table:style-name="ce4" office:value-type="string" calcext:value-type="string">
            <text:p>I think fondly of the Christmas I got my N64 .</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Thats cool. The N64 was a huge step up for enjoying your alone time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Yea _comma_ I still play it sometimes for funs sak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old mine a long time ago and i regret it.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Now a days you can get one on ebay or yardsale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I should do that i don't know why i haven'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Do a Barrel Roll for 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Done! lol</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1549_conv:3098</text:p>
          </table:table-cell>
          <table:table-cell table:style-name="ce2" office:value-type="string" calcext:value-type="string">
            <text:p>annoyed</text:p>
          </table:table-cell>
          <table:table-cell table:style-name="ce4" office:value-type="string" calcext:value-type="string">
            <text:p>I purchased a new router and it was DOA</text:p>
          </table:table-cell>
          <table:table-cell table:style-name="ce2" office:value-type="float" office:value="244" calcext:value-type="float">
            <text:p>244</text:p>
          </table:table-cell>
          <table:table-cell table:style-name="ce4" office:value-type="string" calcext:value-type="string">
            <text:p>I purchased a new router and it was DOA when it got to me today :(</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ate when that happens. <text:s/>Makes you want to leave things for the mailma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 package wasn't too beat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ope they can take it back for you.</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ey have a good return policy. <text:s/>Just annoying as hell. </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864_conv:1728</text:p>
          </table:table-cell>
          <table:table-cell table:style-name="ce2" office:value-type="string" calcext:value-type="string">
            <text:p>prepared</text:p>
          </table:table-cell>
          <table:table-cell table:style-name="ce4" office:value-type="string" calcext:value-type="string">
            <text:p>The wife and I spent a lot of time getting ready to sell our house last summer</text:p>
          </table:table-cell>
          <table:table-cell table:style-name="ce2" office:value-type="float" office:value="69" calcext:value-type="float">
            <text:p>69</text:p>
          </table:table-cell>
          <table:table-cell table:style-name="ce4" office:value-type="string" calcext:value-type="string">
            <text:p>The wife and I spent a lot of time getting out previous home ready for sale_comma_ as we had to fix a few things and get very_comma_ very clean.</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Oh I am doing the same thing but for a different reas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9" calcext:value-type="float">
            <text:p>69</text:p>
          </table:table-cell>
          <table:table-cell table:style-name="ce4" office:value-type="string" calcext:value-type="string">
            <text:p>It sold fast! Since we went in the market at its heigh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Thats wonderful news! <text:s/>Did you make a nice profi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9935_conv:19870</text:p>
          </table:table-cell>
          <table:table-cell table:style-name="ce2" office:value-type="string" calcext:value-type="string">
            <text:p>guilty</text:p>
          </table:table-cell>
          <table:table-cell table:style-name="ce4" office:value-type="string" calcext:value-type="string">
            <text:p>I lost my dog_comma_ I feel so bad.</text:p>
          </table:table-cell>
          <table:table-cell table:style-name="ce2" office:value-type="float" office:value="4" calcext:value-type="float">
            <text:p>4</text:p>
          </table:table-cell>
          <table:table-cell table:style-name="ce4" office:value-type="string" calcext:value-type="string">
            <text:p>I lost my dog_comma_ I feel so bad.</text:p>
          </table:table-cell>
          <table:table-cell table:style-name="ce5" office:value-type="float" office:value="1" calcext:value-type="float">
            <text:p>1</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9" calcext:value-type="float">
            <text:p>649</text:p>
          </table:table-cell>
          <table:table-cell table:style-name="ce4" office:value-type="string" calcext:value-type="string">
            <text:p>Oh no_comma_ I hope you find him.</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don't think I will_comma_ its been over a month.</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9" calcext:value-type="float">
            <text:p>649</text:p>
          </table:table-cell>
          <table:table-cell table:style-name="ce4" office:value-type="string" calcext:value-type="string">
            <text:p>He's probably just gone on holiday_comma_ I'm sure he will come back with gifts.</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080_conv:14160</text:p>
          </table:table-cell>
          <table:table-cell table:style-name="ce2" office:value-type="string" calcext:value-type="string">
            <text:p>apprehensive</text:p>
          </table:table-cell>
          <table:table-cell table:style-name="ce4" office:value-type="string" calcext:value-type="string">
            <text:p>Me and my wife booked a cruise ride. I am fearful of sea rides and have an intuition something going to happen</text:p>
          </table:table-cell>
          <table:table-cell table:style-name="ce2" office:value-type="float" office:value="43" calcext:value-type="float">
            <text:p>43</text:p>
          </table:table-cell>
          <table:table-cell table:style-name="ce4" office:value-type="string" calcext:value-type="string">
            <text:p>I have booked a cruise ride for me and the wife. I have bad intuition something going to happen </text:p>
          </table:table-cell>
          <table:table-cell table:style-name="ce5" office:value-type="float" office:value="3" calcext:value-type="float">
            <text:p>3</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Maybe you shouldn't go the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 wish i could not go. My wife nagging me to go along. She waited for this trip so long</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pefully nothing bad will happen.</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769_conv:13538</text:p>
          </table:table-cell>
          <table:table-cell table:style-name="ce2" office:value-type="string" calcext:value-type="string">
            <text:p>prepared</text:p>
          </table:table-cell>
          <table:table-cell table:style-name="ce4" office:value-type="string" calcext:value-type="string">
            <text:p>It's always best to be prepared before a big trip.</text:p>
          </table:table-cell>
          <table:table-cell table:style-name="ce2" office:value-type="float" office:value="225" calcext:value-type="float">
            <text:p>225</text:p>
          </table:table-cell>
          <table:table-cell table:style-name="ce4" office:value-type="string" calcext:value-type="string">
            <text:p>I always try to be prepared before a big trip.</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That's smart. You don't want to forget anything. Are you planning a trip soon?</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and I think that I'm prepared.</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6" calcext:value-type="float">
            <text:p>356</text:p>
          </table:table-cell>
          <table:table-cell table:style-name="ce4" office:value-type="string" calcext:value-type="string">
            <text:p>What a relief_comma_ right? Where are you going?</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6178_conv:12357</text:p>
          </table:table-cell>
          <table:table-cell table:style-name="ce2" office:value-type="string" calcext:value-type="string">
            <text:p>disappointed</text:p>
          </table:table-cell>
          <table:table-cell table:style-name="ce4" office:value-type="string" calcext:value-type="string">
            <text:p>I was so hungry for lunch today I ordered panera through uber and they took over a hour I was so upset with the services.</text:p>
          </table:table-cell>
          <table:table-cell table:style-name="ce2" office:value-type="float" office:value="284" calcext:value-type="float">
            <text:p>284</text:p>
          </table:table-cell>
          <table:table-cell table:style-name="ce4" office:value-type="string" calcext:value-type="string">
            <text:p>I thought the service Uber was good but I had a bad experience today was so upset.</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think lyft is bett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ll have to try them my Panera was over a hour late and my lunch was over once it arrived.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would hate tha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7687_conv:15375</text:p>
          </table:table-cell>
          <table:table-cell table:style-name="ce2" office:value-type="string" calcext:value-type="string">
            <text:p>confident</text:p>
          </table:table-cell>
          <table:table-cell table:style-name="ce4" office:value-type="string" calcext:value-type="string">
            <text:p>Taking my board exams. I had been prepared for the past two years!</text:p>
          </table:table-cell>
          <table:table-cell table:style-name="ce2" office:value-type="float" office:value="385" calcext:value-type="float">
            <text:p>385</text:p>
          </table:table-cell>
          <table:table-cell table:style-name="ce4" office:value-type="string" calcext:value-type="string">
            <text:p>You ever have one of those moments where it's supposed to be very challenging_comma_ but then it seems like you've been ready for it for years?</text:p>
          </table:table-cell>
          <table:table-cell table:style-name="ce5" office:value-type="float" office:value="5" calcext:value-type="float">
            <text:p>5</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Yes_comma_ it's like that all the time for me. </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 felt like that when I took my boards to become a PA. I blew through that test in record tim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That is great. I stress myself out over things and I think by doing that it makes things worse.</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t does! The biggest hurdle in difficult tasks is always yourself_comma_ I think.</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That is very true. Congratulations on passing your test.</text:p>
          </table:table-cell>
          <table:table-cell table:style-name="ce2" office:value-type="string" calcext:value-type="string">
            <text:p><text:s/></text:p>
          </table:table-cell>
          <table:table-cell table:number-columns-repeated="58"/>
        </table:table-row>
        <table:table-row table:style-name="ro1">
          <table:table-cell table:style-name="ce2" office:value-type="string" calcext:value-type="string">
            <text:p>hit:4805_conv:9610</text:p>
          </table:table-cell>
          <table:table-cell table:style-name="ce2" office:value-type="string" calcext:value-type="string">
            <text:p>ashamed</text:p>
          </table:table-cell>
          <table:table-cell table:style-name="ce4" office:value-type="string" calcext:value-type="string">
            <text:p>I made a big mistake on a project for work. Now I'm afraid that it will hurt my career.</text:p>
          </table:table-cell>
          <table:table-cell table:style-name="ce2" office:value-type="float" office:value="503" calcext:value-type="float">
            <text:p>503</text:p>
          </table:table-cell>
          <table:table-cell table:style-name="ce4" office:value-type="string" calcext:value-type="string">
            <text:p>I'm so ashamed of myself. I made a big mistake on a project for work.</text:p>
          </table:table-cell>
          <table:table-cell table:style-name="ce5" office:value-type="float" office:value="4" calcext:value-type="float">
            <text:p>4</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What did you mess up?</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It was something for an important client. Now I'm afraid this is going to screw up my career.</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m sure you'll be fine. <text:s/>Have you made many similar mistakes in the past?</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3" calcext:value-type="float">
            <text:p>503</text:p>
          </table:table-cell>
          <table:table-cell table:style-name="ce4" office:value-type="string" calcext:value-type="string">
            <text:p>No_comma_ this is the first time I've messed up anything like this.</text:p>
          </table:table-cell>
          <table:table-cell table:style-name="ce2" office:value-type="string" calcext:value-type="string">
            <text:p><text:s/></text:p>
          </table:table-cell>
          <table:table-cell table:number-columns-repeated="5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wouldn't worry too much about it then. <text:s/>Don't let it get you down.</text:p>
          </table:table-cell>
          <table:table-cell table:style-name="ce2" office:value-type="string" calcext:value-type="string">
            <text:p><text:s/></text:p>
          </table:table-cell>
          <table:table-cell table:number-columns-repeated="58"/>
        </table:table-row>
        <table:table-row table:style-name="ro2" table:number-rows-repeated="1046821">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528in" fo:margin-left="0in" fo:margin-right="0in" fo:margin-bottom="0.9138in"/>
      </style:header-style>
      <style:footer-style>
        <style:header-footer-properties fo:min-height="1.0528in" fo:margin-left="0in" fo:margin-right="0in" fo:margin-top="0.9138in"/>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5">00/00/0000</text:date>, <text:time style:data-style-name="N2" text:time-value="15:36:06.58771641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5T15:36:11.640080246</dc:date>
    <meta:editing-duration>PT5S</meta:editing-duration>
    <meta:editing-cycles>1</meta:editing-cycles>
    <meta:document-statistic meta:table-count="1" meta:cell-count="10520" meta:object-count="0"/>
  </office:meta>
</office:document-meta>
</file>